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.5MHz carrier wave 2" table:style-name="ta1">
        <table:shapes>
          <draw:frame draw:z-index="0" draw:style-name="gr1" draw:text-style-name="P1" svg:width="2562.26pt" svg:height="534.19pt" svg:x="479.28pt" svg:y="0pt">
            <draw:object draw:notify-on-update-of-ranges="'1.5MHz carrier wave 2'.A8:'1.5MHz carrier wave 2'.A8 '1.5MHz carrier wave 2'.A9:'1.5MHz carrier wave 2'.A500 '1.5MHz carrier wave 2'.B8:'1.5MHz carrier wave 2'.B8 '1.5MHz carrier wave 2'.B9:'1.5MHz carrier wave 2'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Digilent WaveForms Logic Analyzer 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vice Name: Discovery2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erial Number: SN:210321AA1E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ate Time: 2020-05-19 16:47:40.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 rate: 1e+08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s: 409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04009935" calcext:value-type="float">
            <text:p>0.04009935</text:p>
          </table:table-cell>
          <table:table-cell office:value-type="float" office:value="4083" calcext:value-type="float">
            <text:p>4083</text:p>
          </table:table-cell>
          <table:table-cell table:formula="of:=SUM(COUNTIF([.B9:.B2000];[.B9:.B2000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04009936" calcext:value-type="float">
            <text:p>0.0400993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09937" calcext:value-type="float">
            <text:p>0.0400993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09938" calcext:value-type="float">
            <text:p>0.0400993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09939" calcext:value-type="float">
            <text:p>0.0400993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0994" calcext:value-type="float">
            <text:p>0.040099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09941" calcext:value-type="float">
            <text:p>0.04009941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09942" calcext:value-type="float">
            <text:p>0.04009942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09943" calcext:value-type="float">
            <text:p>0.0400994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09944" calcext:value-type="float">
            <text:p>0.04009944</text:p>
          </table:table-cell>
          <table:table-cell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0.04009945" calcext:value-type="float">
            <text:p>0.0400994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09946" calcext:value-type="float">
            <text:p>0.0400994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09947" calcext:value-type="float">
            <text:p>0.04009947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09948" calcext:value-type="float">
            <text:p>0.04009948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09949" calcext:value-type="float">
            <text:p>0.04009949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0995" calcext:value-type="float">
            <text:p>0.040099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09951" calcext:value-type="float">
            <text:p>0.04009951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09952" calcext:value-type="float">
            <text:p>0.04009952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0.04009953" calcext:value-type="float">
            <text:p>0.04009953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09954" calcext:value-type="float">
            <text:p>0.04009954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09955" calcext:value-type="float">
            <text:p>0.0400995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09956" calcext:value-type="float">
            <text:p>0.04009956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09957" calcext:value-type="float">
            <text:p>0.04009957</text:p>
          </table:table-cell>
          <table:table-cell office:value-type="float" office:value="3704" calcext:value-type="float">
            <text:p>3704</text:p>
          </table:table-cell>
          <table:table-cell/>
        </table:table-row>
        <table:table-row table:style-name="ro1">
          <table:table-cell office:value-type="float" office:value="0.04009958" calcext:value-type="float">
            <text:p>0.04009958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float" office:value="0.04009959" calcext:value-type="float">
            <text:p>0.04009959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0.0400996" calcext:value-type="float">
            <text:p>0.0400996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09961" calcext:value-type="float">
            <text:p>0.04009961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09962" calcext:value-type="float">
            <text:p>0.04009962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0.04009963" calcext:value-type="float">
            <text:p>0.0400996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09964" calcext:value-type="float">
            <text:p>0.0400996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09965" calcext:value-type="float">
            <text:p>0.0400996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09966" calcext:value-type="float">
            <text:p>0.04009966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09967" calcext:value-type="float">
            <text:p>0.04009967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float" office:value="0.04009968" calcext:value-type="float">
            <text:p>0.04009968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09969" calcext:value-type="float">
            <text:p>0.04009969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office:value-type="float" office:value="0.0400997" calcext:value-type="float">
            <text:p>0.0400997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09971" calcext:value-type="float">
            <text:p>0.04009971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0.04009972" calcext:value-type="float">
            <text:p>0.04009972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09973" calcext:value-type="float">
            <text:p>0.04009973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09974" calcext:value-type="float">
            <text:p>0.04009974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0.04009975" calcext:value-type="float">
            <text:p>0.0400997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09976" calcext:value-type="float">
            <text:p>0.0400997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09977" calcext:value-type="float">
            <text:p>0.04009977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09978" calcext:value-type="float">
            <text:p>0.04009978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09979" calcext:value-type="float">
            <text:p>0.04009979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0998" calcext:value-type="float">
            <text:p>0.0400998</text:p>
          </table:table-cell>
          <table:table-cell office:value-type="float" office:value="3254" calcext:value-type="float">
            <text:p>3254</text:p>
          </table:table-cell>
          <table:table-cell/>
        </table:table-row>
        <table:table-row table:style-name="ro1">
          <table:table-cell office:value-type="float" office:value="0.04009981" calcext:value-type="float">
            <text:p>0.0400998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09982" calcext:value-type="float">
            <text:p>0.0400998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09983" calcext:value-type="float">
            <text:p>0.04009983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09984" calcext:value-type="float">
            <text:p>0.0400998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09985" calcext:value-type="float">
            <text:p>0.04009985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09986" calcext:value-type="float">
            <text:p>0.04009986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0.04009987" calcext:value-type="float">
            <text:p>0.0400998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09988" calcext:value-type="float">
            <text:p>0.040099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09989" calcext:value-type="float">
            <text:p>0.0400998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0999" calcext:value-type="float">
            <text:p>0.040099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09991" calcext:value-type="float">
            <text:p>0.0400999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09992" calcext:value-type="float">
            <text:p>0.0400999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09993" calcext:value-type="float">
            <text:p>0.0400999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09994" calcext:value-type="float">
            <text:p>0.0400999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09995" calcext:value-type="float">
            <text:p>0.04009995</text:p>
          </table:table-cell>
          <table:table-cell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float" office:value="0.04009996" calcext:value-type="float">
            <text:p>0.0400999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09997" calcext:value-type="float">
            <text:p>0.0400999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09998" calcext:value-type="float">
            <text:p>0.04009998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09999" calcext:value-type="float">
            <text:p>0.0400999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" calcext:value-type="float">
            <text:p>0.0401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0001" calcext:value-type="float">
            <text:p>0.04010001</text:p>
          </table:table-cell>
          <table:table-cell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0.04010002" calcext:value-type="float">
            <text:p>0.04010002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0003" calcext:value-type="float">
            <text:p>0.04010003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0004" calcext:value-type="float">
            <text:p>0.04010004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005" calcext:value-type="float">
            <text:p>0.0401000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0006" calcext:value-type="float">
            <text:p>0.0401000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007" calcext:value-type="float">
            <text:p>0.04010007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0008" calcext:value-type="float">
            <text:p>0.04010008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0009" calcext:value-type="float">
            <text:p>0.04010009</text:p>
          </table:table-cell>
          <table:table-cell office:value-type="float" office:value="1767" calcext:value-type="float">
            <text:p>1767</text:p>
          </table:table-cell>
          <table:table-cell/>
        </table:table-row>
        <table:table-row table:style-name="ro1">
          <table:table-cell office:value-type="float" office:value="0.0401001" calcext:value-type="float">
            <text:p>0.0401001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0011" calcext:value-type="float">
            <text:p>0.04010011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float" office:value="0.04010012" calcext:value-type="float">
            <text:p>0.0401001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013" calcext:value-type="float">
            <text:p>0.04010013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0014" calcext:value-type="float">
            <text:p>0.04010014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0015" calcext:value-type="float">
            <text:p>0.04010015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0016" calcext:value-type="float">
            <text:p>0.04010016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0017" calcext:value-type="float">
            <text:p>0.04010017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0.04010018" calcext:value-type="float">
            <text:p>0.0401001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019" calcext:value-type="float">
            <text:p>0.04010019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002" calcext:value-type="float">
            <text:p>0.040100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021" calcext:value-type="float">
            <text:p>0.04010021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0022" calcext:value-type="float">
            <text:p>0.04010022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0023" calcext:value-type="float">
            <text:p>0.04010023</text:p>
          </table:table-cell>
          <table:table-cell office:value-type="float" office:value="3442" calcext:value-type="float">
            <text:p>3442</text:p>
          </table:table-cell>
          <table:table-cell/>
        </table:table-row>
        <table:table-row table:style-name="ro1">
          <table:table-cell office:value-type="float" office:value="0.04010024" calcext:value-type="float">
            <text:p>0.0401002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025" calcext:value-type="float">
            <text:p>0.0401002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026" calcext:value-type="float">
            <text:p>0.04010026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0027" calcext:value-type="float">
            <text:p>0.04010027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0028" calcext:value-type="float">
            <text:p>0.04010028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0029" calcext:value-type="float">
            <text:p>0.04010029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03" calcext:value-type="float">
            <text:p>0.040100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0031" calcext:value-type="float">
            <text:p>0.0401003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032" calcext:value-type="float">
            <text:p>0.0401003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0033" calcext:value-type="float">
            <text:p>0.04010033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0034" calcext:value-type="float">
            <text:p>0.0401003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035" calcext:value-type="float">
            <text:p>0.04010035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036" calcext:value-type="float">
            <text:p>0.04010036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0037" calcext:value-type="float">
            <text:p>0.0401003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038" calcext:value-type="float">
            <text:p>0.04010038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039" calcext:value-type="float">
            <text:p>0.0401003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04" calcext:value-type="float">
            <text:p>0.040100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041" calcext:value-type="float">
            <text:p>0.0401004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042" calcext:value-type="float">
            <text:p>0.0401004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0043" calcext:value-type="float">
            <text:p>0.0401004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044" calcext:value-type="float">
            <text:p>0.04010044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045" calcext:value-type="float">
            <text:p>0.04010045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0.04010046" calcext:value-type="float">
            <text:p>0.04010046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0047" calcext:value-type="float">
            <text:p>0.04010047</text:p>
          </table:table-cell>
          <table:table-cell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float" office:value="0.04010048" calcext:value-type="float">
            <text:p>0.0401004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049" calcext:value-type="float">
            <text:p>0.04010049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05" calcext:value-type="float">
            <text:p>0.0401005</text:p>
          </table:table-cell>
          <table:table-cell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0.04010051" calcext:value-type="float">
            <text:p>0.04010051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0052" calcext:value-type="float">
            <text:p>0.04010052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0053" calcext:value-type="float">
            <text:p>0.0401005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0054" calcext:value-type="float">
            <text:p>0.04010054</text:p>
          </table:table-cell>
          <table:table-cell office:value-type="float" office:value="3877" calcext:value-type="float">
            <text:p>3877</text:p>
          </table:table-cell>
          <table:table-cell/>
        </table:table-row>
        <table:table-row table:style-name="ro1">
          <table:table-cell office:value-type="float" office:value="0.04010055" calcext:value-type="float">
            <text:p>0.04010055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0056" calcext:value-type="float">
            <text:p>0.0401005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057" calcext:value-type="float">
            <text:p>0.04010057</text:p>
          </table:table-cell>
          <table:table-cell office:value-type="float" office:value="2745" calcext:value-type="float">
            <text:p>2745</text:p>
          </table:table-cell>
          <table:table-cell/>
        </table:table-row>
        <table:table-row table:style-name="ro1">
          <table:table-cell office:value-type="float" office:value="0.04010058" calcext:value-type="float">
            <text:p>0.0401005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059" calcext:value-type="float">
            <text:p>0.04010059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006" calcext:value-type="float">
            <text:p>0.0401006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0061" calcext:value-type="float">
            <text:p>0.04010061</text:p>
          </table:table-cell>
          <table:table-cell office:value-type="float" office:value="2447" calcext:value-type="float">
            <text:p>2447</text:p>
          </table:table-cell>
          <table:table-cell/>
        </table:table-row>
        <table:table-row table:style-name="ro1">
          <table:table-cell office:value-type="float" office:value="0.04010062" calcext:value-type="float">
            <text:p>0.04010062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0.04010063" calcext:value-type="float">
            <text:p>0.04010063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0064" calcext:value-type="float">
            <text:p>0.04010064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0065" calcext:value-type="float">
            <text:p>0.04010065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066" calcext:value-type="float">
            <text:p>0.0401006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067" calcext:value-type="float">
            <text:p>0.0401006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068" calcext:value-type="float">
            <text:p>0.04010068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069" calcext:value-type="float">
            <text:p>0.0401006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07" calcext:value-type="float">
            <text:p>0.0401007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0071" calcext:value-type="float">
            <text:p>0.04010071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072" calcext:value-type="float">
            <text:p>0.0401007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073" calcext:value-type="float">
            <text:p>0.04010073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float" office:value="0.04010074" calcext:value-type="float">
            <text:p>0.04010074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0075" calcext:value-type="float">
            <text:p>0.04010075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076" calcext:value-type="float">
            <text:p>0.04010076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077" calcext:value-type="float">
            <text:p>0.04010077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0078" calcext:value-type="float">
            <text:p>0.04010078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0079" calcext:value-type="float">
            <text:p>0.04010079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008" calcext:value-type="float">
            <text:p>0.0401008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0081" calcext:value-type="float">
            <text:p>0.04010081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0082" calcext:value-type="float">
            <text:p>0.04010082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083" calcext:value-type="float">
            <text:p>0.04010083</text:p>
          </table:table-cell>
          <table:table-cell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float" office:value="0.04010084" calcext:value-type="float">
            <text:p>0.04010084</text:p>
          </table:table-cell>
          <table:table-cell office:value-type="float" office:value="3512" calcext:value-type="float">
            <text:p>3512</text:p>
          </table:table-cell>
          <table:table-cell/>
        </table:table-row>
        <table:table-row table:style-name="ro1">
          <table:table-cell office:value-type="float" office:value="0.04010085" calcext:value-type="float">
            <text:p>0.0401008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0.04010086" calcext:value-type="float">
            <text:p>0.0401008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0087" calcext:value-type="float">
            <text:p>0.04010087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0088" calcext:value-type="float">
            <text:p>0.040100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089" calcext:value-type="float">
            <text:p>0.040100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09" calcext:value-type="float">
            <text:p>0.040100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0091" calcext:value-type="float">
            <text:p>0.0401009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092" calcext:value-type="float">
            <text:p>0.0401009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0093" calcext:value-type="float">
            <text:p>0.0401009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0094" calcext:value-type="float">
            <text:p>0.0401009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095" calcext:value-type="float">
            <text:p>0.0401009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096" calcext:value-type="float">
            <text:p>0.04010096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097" calcext:value-type="float">
            <text:p>0.04010097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098" calcext:value-type="float">
            <text:p>0.04010098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0099" calcext:value-type="float">
            <text:p>0.0401009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01" calcext:value-type="float">
            <text:p>0.04010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101" calcext:value-type="float">
            <text:p>0.04010101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0102" calcext:value-type="float">
            <text:p>0.04010102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0103" calcext:value-type="float">
            <text:p>0.04010103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0.04010104" calcext:value-type="float">
            <text:p>0.04010104</text:p>
          </table:table-cell>
          <table:table-cell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float" office:value="0.04010105" calcext:value-type="float">
            <text:p>0.0401010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106" calcext:value-type="float">
            <text:p>0.04010106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0107" calcext:value-type="float">
            <text:p>0.04010107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108" calcext:value-type="float">
            <text:p>0.04010108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0109" calcext:value-type="float">
            <text:p>0.04010109</text:p>
          </table:table-cell>
          <table:table-cell office:value-type="float" office:value="1679" calcext:value-type="float">
            <text:p>1679</text:p>
          </table:table-cell>
          <table:table-cell/>
        </table:table-row>
        <table:table-row table:style-name="ro1">
          <table:table-cell office:value-type="float" office:value="0.0401011" calcext:value-type="float">
            <text:p>0.0401011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111" calcext:value-type="float">
            <text:p>0.04010111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0.04010112" calcext:value-type="float">
            <text:p>0.0401011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113" calcext:value-type="float">
            <text:p>0.0401011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114" calcext:value-type="float">
            <text:p>0.04010114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0115" calcext:value-type="float">
            <text:p>0.04010115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0116" calcext:value-type="float">
            <text:p>0.04010116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0117" calcext:value-type="float">
            <text:p>0.04010117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0118" calcext:value-type="float">
            <text:p>0.04010118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0119" calcext:value-type="float">
            <text:p>0.0401011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12" calcext:value-type="float">
            <text:p>0.0401012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0121" calcext:value-type="float">
            <text:p>0.0401012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122" calcext:value-type="float">
            <text:p>0.0401012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0123" calcext:value-type="float">
            <text:p>0.04010123</text:p>
          </table:table-cell>
          <table:table-cell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float" office:value="0.04010124" calcext:value-type="float">
            <text:p>0.0401012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0125" calcext:value-type="float">
            <text:p>0.0401012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126" calcext:value-type="float">
            <text:p>0.0401012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127" calcext:value-type="float">
            <text:p>0.04010127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0128" calcext:value-type="float">
            <text:p>0.04010128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0129" calcext:value-type="float">
            <text:p>0.04010129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013" calcext:value-type="float">
            <text:p>0.0401013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0131" calcext:value-type="float">
            <text:p>0.0401013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132" calcext:value-type="float">
            <text:p>0.04010132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133" calcext:value-type="float">
            <text:p>0.04010133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134" calcext:value-type="float">
            <text:p>0.04010134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0135" calcext:value-type="float">
            <text:p>0.0401013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136" calcext:value-type="float">
            <text:p>0.0401013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137" calcext:value-type="float">
            <text:p>0.04010137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138" calcext:value-type="float">
            <text:p>0.0401013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139" calcext:value-type="float">
            <text:p>0.0401013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14" calcext:value-type="float">
            <text:p>0.040101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141" calcext:value-type="float">
            <text:p>0.0401014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142" calcext:value-type="float">
            <text:p>0.04010142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143" calcext:value-type="float">
            <text:p>0.0401014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0144" calcext:value-type="float">
            <text:p>0.04010144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145" calcext:value-type="float">
            <text:p>0.04010145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0146" calcext:value-type="float">
            <text:p>0.0401014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0147" calcext:value-type="float">
            <text:p>0.04010147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0148" calcext:value-type="float">
            <text:p>0.04010148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0149" calcext:value-type="float">
            <text:p>0.04010149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15" calcext:value-type="float">
            <text:p>0.0401015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151" calcext:value-type="float">
            <text:p>0.04010151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0152" calcext:value-type="float">
            <text:p>0.04010152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153" calcext:value-type="float">
            <text:p>0.04010153</text:p>
          </table:table-cell>
          <table:table-cell office:value-type="float" office:value="3507" calcext:value-type="float">
            <text:p>3507</text:p>
          </table:table-cell>
          <table:table-cell/>
        </table:table-row>
        <table:table-row table:style-name="ro1">
          <table:table-cell office:value-type="float" office:value="0.04010154" calcext:value-type="float">
            <text:p>0.04010154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0155" calcext:value-type="float">
            <text:p>0.04010155</text:p>
          </table:table-cell>
          <table:table-cell office:value-type="float" office:value="2999" calcext:value-type="float">
            <text:p>2999</text:p>
          </table:table-cell>
          <table:table-cell/>
        </table:table-row>
        <table:table-row table:style-name="ro1">
          <table:table-cell office:value-type="float" office:value="0.04010156" calcext:value-type="float">
            <text:p>0.0401015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157" calcext:value-type="float">
            <text:p>0.0401015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158" calcext:value-type="float">
            <text:p>0.04010158</text:p>
          </table:table-cell>
          <table:table-cell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float" office:value="0.04010159" calcext:value-type="float">
            <text:p>0.04010159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16" calcext:value-type="float">
            <text:p>0.0401016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0161" calcext:value-type="float">
            <text:p>0.0401016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0162" calcext:value-type="float">
            <text:p>0.04010162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0163" calcext:value-type="float">
            <text:p>0.04010163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0.04010164" calcext:value-type="float">
            <text:p>0.04010164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0165" calcext:value-type="float">
            <text:p>0.0401016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0166" calcext:value-type="float">
            <text:p>0.04010166</text:p>
          </table:table-cell>
          <table:table-cell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float" office:value="0.04010167" calcext:value-type="float">
            <text:p>0.04010167</text:p>
          </table:table-cell>
          <table:table-cell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float" office:value="0.04010168" calcext:value-type="float">
            <text:p>0.04010168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0.04010169" calcext:value-type="float">
            <text:p>0.0401016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17" calcext:value-type="float">
            <text:p>0.040101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171" calcext:value-type="float">
            <text:p>0.04010171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172" calcext:value-type="float">
            <text:p>0.04010172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float" office:value="0.04010173" calcext:value-type="float">
            <text:p>0.04010173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0174" calcext:value-type="float">
            <text:p>0.04010174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4010175" calcext:value-type="float">
            <text:p>0.04010175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0176" calcext:value-type="float">
            <text:p>0.04010176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0.04010177" calcext:value-type="float">
            <text:p>0.04010177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0178" calcext:value-type="float">
            <text:p>0.0401017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0179" calcext:value-type="float">
            <text:p>0.04010179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018" calcext:value-type="float">
            <text:p>0.040101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0181" calcext:value-type="float">
            <text:p>0.04010181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0182" calcext:value-type="float">
            <text:p>0.04010182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183" calcext:value-type="float">
            <text:p>0.04010183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0184" calcext:value-type="float">
            <text:p>0.04010184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0.04010185" calcext:value-type="float">
            <text:p>0.0401018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186" calcext:value-type="float">
            <text:p>0.04010186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0187" calcext:value-type="float">
            <text:p>0.0401018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0188" calcext:value-type="float">
            <text:p>0.04010188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0189" calcext:value-type="float">
            <text:p>0.0401018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19" calcext:value-type="float">
            <text:p>0.040101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191" calcext:value-type="float">
            <text:p>0.0401019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192" calcext:value-type="float">
            <text:p>0.0401019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193" calcext:value-type="float">
            <text:p>0.0401019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float" office:value="0.04010194" calcext:value-type="float">
            <text:p>0.04010194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0.04010195" calcext:value-type="float">
            <text:p>0.04010195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0.04010196" calcext:value-type="float">
            <text:p>0.04010196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0.04010197" calcext:value-type="float">
            <text:p>0.0401019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198" calcext:value-type="float">
            <text:p>0.04010198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0199" calcext:value-type="float">
            <text:p>0.04010199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0.040102" calcext:value-type="float">
            <text:p>0.040102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0201" calcext:value-type="float">
            <text:p>0.04010201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0202" calcext:value-type="float">
            <text:p>0.0401020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203" calcext:value-type="float">
            <text:p>0.04010203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0204" calcext:value-type="float">
            <text:p>0.0401020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0205" calcext:value-type="float">
            <text:p>0.04010205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0206" calcext:value-type="float">
            <text:p>0.04010206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0207" calcext:value-type="float">
            <text:p>0.04010207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0208" calcext:value-type="float">
            <text:p>0.0401020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209" calcext:value-type="float">
            <text:p>0.04010209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0.0401021" calcext:value-type="float">
            <text:p>0.040102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float" office:value="0.04010211" calcext:value-type="float">
            <text:p>0.04010211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212" calcext:value-type="float">
            <text:p>0.04010212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0213" calcext:value-type="float">
            <text:p>0.0401021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214" calcext:value-type="float">
            <text:p>0.0401021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215" calcext:value-type="float">
            <text:p>0.04010215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0216" calcext:value-type="float">
            <text:p>0.04010216</text:p>
          </table:table-cell>
          <table:table-cell office:value-type="float" office:value="2839" calcext:value-type="float">
            <text:p>2839</text:p>
          </table:table-cell>
          <table:table-cell/>
        </table:table-row>
        <table:table-row table:style-name="ro1">
          <table:table-cell office:value-type="float" office:value="0.04010217" calcext:value-type="float">
            <text:p>0.04010217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0.04010218" calcext:value-type="float">
            <text:p>0.04010218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0219" calcext:value-type="float">
            <text:p>0.04010219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022" calcext:value-type="float">
            <text:p>0.0401022</text:p>
          </table:table-cell>
          <table:table-cell office:value-type="float" office:value="3070" calcext:value-type="float">
            <text:p>3070</text:p>
          </table:table-cell>
          <table:table-cell/>
        </table:table-row>
        <table:table-row table:style-name="ro1">
          <table:table-cell office:value-type="float" office:value="0.04010221" calcext:value-type="float">
            <text:p>0.04010221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0.04010222" calcext:value-type="float">
            <text:p>0.0401022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223" calcext:value-type="float">
            <text:p>0.04010223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0224" calcext:value-type="float">
            <text:p>0.0401022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225" calcext:value-type="float">
            <text:p>0.04010225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0226" calcext:value-type="float">
            <text:p>0.0401022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0227" calcext:value-type="float">
            <text:p>0.0401022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228" calcext:value-type="float">
            <text:p>0.04010228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0229" calcext:value-type="float">
            <text:p>0.0401022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23" calcext:value-type="float">
            <text:p>0.0401023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0231" calcext:value-type="float">
            <text:p>0.0401023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0232" calcext:value-type="float">
            <text:p>0.04010232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0233" calcext:value-type="float">
            <text:p>0.0401023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234" calcext:value-type="float">
            <text:p>0.04010234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0235" calcext:value-type="float">
            <text:p>0.0401023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0236" calcext:value-type="float">
            <text:p>0.0401023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237" calcext:value-type="float">
            <text:p>0.0401023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238" calcext:value-type="float">
            <text:p>0.0401023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239" calcext:value-type="float">
            <text:p>0.04010239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24" calcext:value-type="float">
            <text:p>0.040102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241" calcext:value-type="float">
            <text:p>0.0401024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242" calcext:value-type="float">
            <text:p>0.0401024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243" calcext:value-type="float">
            <text:p>0.0401024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244" calcext:value-type="float">
            <text:p>0.04010244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245" calcext:value-type="float">
            <text:p>0.04010245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0246" calcext:value-type="float">
            <text:p>0.04010246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0247" calcext:value-type="float">
            <text:p>0.04010247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0248" calcext:value-type="float">
            <text:p>0.04010248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0249" calcext:value-type="float">
            <text:p>0.04010249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025" calcext:value-type="float">
            <text:p>0.040102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251" calcext:value-type="float">
            <text:p>0.04010251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252" calcext:value-type="float">
            <text:p>0.04010252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253" calcext:value-type="float">
            <text:p>0.0401025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254" calcext:value-type="float">
            <text:p>0.04010254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0255" calcext:value-type="float">
            <text:p>0.04010255</text:p>
          </table:table-cell>
          <table:table-cell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0.04010256" calcext:value-type="float">
            <text:p>0.04010256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0257" calcext:value-type="float">
            <text:p>0.0401025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258" calcext:value-type="float">
            <text:p>0.04010258</text:p>
          </table:table-cell>
          <table:table-cell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float" office:value="0.04010259" calcext:value-type="float">
            <text:p>0.0401025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26" calcext:value-type="float">
            <text:p>0.0401026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0261" calcext:value-type="float">
            <text:p>0.04010261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0262" calcext:value-type="float">
            <text:p>0.04010262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0263" calcext:value-type="float">
            <text:p>0.04010263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0264" calcext:value-type="float">
            <text:p>0.04010264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0265" calcext:value-type="float">
            <text:p>0.04010265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0.04010266" calcext:value-type="float">
            <text:p>0.04010266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0267" calcext:value-type="float">
            <text:p>0.04010267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0268" calcext:value-type="float">
            <text:p>0.04010268</text:p>
          </table:table-cell>
          <table:table-cell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0.04010269" calcext:value-type="float">
            <text:p>0.04010269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027" calcext:value-type="float">
            <text:p>0.040102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271" calcext:value-type="float">
            <text:p>0.04010271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0272" calcext:value-type="float">
            <text:p>0.0401027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273" calcext:value-type="float">
            <text:p>0.04010273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0274" calcext:value-type="float">
            <text:p>0.04010274</text:p>
          </table:table-cell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0.04010275" calcext:value-type="float">
            <text:p>0.04010275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0276" calcext:value-type="float">
            <text:p>0.04010276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0277" calcext:value-type="float">
            <text:p>0.0401027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278" calcext:value-type="float">
            <text:p>0.0401027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0279" calcext:value-type="float">
            <text:p>0.04010279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028" calcext:value-type="float">
            <text:p>0.0401028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10281" calcext:value-type="float">
            <text:p>0.04010281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0282" calcext:value-type="float">
            <text:p>0.04010282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0283" calcext:value-type="float">
            <text:p>0.0401028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284" calcext:value-type="float">
            <text:p>0.04010284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0285" calcext:value-type="float">
            <text:p>0.04010285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0.04010286" calcext:value-type="float">
            <text:p>0.0401028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287" calcext:value-type="float">
            <text:p>0.04010287</text:p>
          </table:table-cell>
          <table:table-cell office:value-type="float" office:value="3990" calcext:value-type="float">
            <text:p>3990</text:p>
          </table:table-cell>
          <table:table-cell/>
        </table:table-row>
        <table:table-row table:style-name="ro1">
          <table:table-cell office:value-type="float" office:value="0.04010288" calcext:value-type="float">
            <text:p>0.0401028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0289" calcext:value-type="float">
            <text:p>0.0401028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0.0401029" calcext:value-type="float">
            <text:p>0.040102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0291" calcext:value-type="float">
            <text:p>0.0401029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292" calcext:value-type="float">
            <text:p>0.0401029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293" calcext:value-type="float">
            <text:p>0.04010293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0.04010294" calcext:value-type="float">
            <text:p>0.04010294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0.04010295" calcext:value-type="float">
            <text:p>0.0401029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296" calcext:value-type="float">
            <text:p>0.0401029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297" calcext:value-type="float">
            <text:p>0.04010297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0298" calcext:value-type="float">
            <text:p>0.04010298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0299" calcext:value-type="float">
            <text:p>0.0401029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03" calcext:value-type="float">
            <text:p>0.040103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0301" calcext:value-type="float">
            <text:p>0.0401030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302" calcext:value-type="float">
            <text:p>0.04010302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0303" calcext:value-type="float">
            <text:p>0.04010303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304" calcext:value-type="float">
            <text:p>0.0401030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305" calcext:value-type="float">
            <text:p>0.0401030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0306" calcext:value-type="float">
            <text:p>0.04010306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0307" calcext:value-type="float">
            <text:p>0.0401030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0308" calcext:value-type="float">
            <text:p>0.04010308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0.04010309" calcext:value-type="float">
            <text:p>0.04010309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031" calcext:value-type="float">
            <text:p>0.0401031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0311" calcext:value-type="float">
            <text:p>0.04010311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0312" calcext:value-type="float">
            <text:p>0.0401031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0.04010313" calcext:value-type="float">
            <text:p>0.04010313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0.04010314" calcext:value-type="float">
            <text:p>0.0401031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315" calcext:value-type="float">
            <text:p>0.04010315</text:p>
          </table:table-cell>
          <table:table-cell office:value-type="float" office:value="3549" calcext:value-type="float">
            <text:p>3549</text:p>
          </table:table-cell>
          <table:table-cell/>
        </table:table-row>
        <table:table-row table:style-name="ro1">
          <table:table-cell office:value-type="float" office:value="0.04010316" calcext:value-type="float">
            <text:p>0.04010316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0317" calcext:value-type="float">
            <text:p>0.04010317</text:p>
          </table:table-cell>
          <table:table-cell office:value-type="float" office:value="3447" calcext:value-type="float">
            <text:p>3447</text:p>
          </table:table-cell>
          <table:table-cell/>
        </table:table-row>
        <table:table-row table:style-name="ro1">
          <table:table-cell office:value-type="float" office:value="0.04010318" calcext:value-type="float">
            <text:p>0.04010318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0319" calcext:value-type="float">
            <text:p>0.04010319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032" calcext:value-type="float">
            <text:p>0.040103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321" calcext:value-type="float">
            <text:p>0.0401032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0322" calcext:value-type="float">
            <text:p>0.0401032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0323" calcext:value-type="float">
            <text:p>0.04010323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0.04010324" calcext:value-type="float">
            <text:p>0.0401032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0325" calcext:value-type="float">
            <text:p>0.0401032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326" calcext:value-type="float">
            <text:p>0.0401032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327" calcext:value-type="float">
            <text:p>0.0401032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0328" calcext:value-type="float">
            <text:p>0.04010328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0329" calcext:value-type="float">
            <text:p>0.04010329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033" calcext:value-type="float">
            <text:p>0.040103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331" calcext:value-type="float">
            <text:p>0.0401033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332" calcext:value-type="float">
            <text:p>0.0401033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0333" calcext:value-type="float">
            <text:p>0.0401033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334" calcext:value-type="float">
            <text:p>0.0401033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0335" calcext:value-type="float">
            <text:p>0.0401033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336" calcext:value-type="float">
            <text:p>0.0401033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337" calcext:value-type="float">
            <text:p>0.04010337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338" calcext:value-type="float">
            <text:p>0.04010338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339" calcext:value-type="float">
            <text:p>0.0401033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34" calcext:value-type="float">
            <text:p>0.0401034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341" calcext:value-type="float">
            <text:p>0.0401034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342" calcext:value-type="float">
            <text:p>0.0401034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343" calcext:value-type="float">
            <text:p>0.0401034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344" calcext:value-type="float">
            <text:p>0.04010344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0345" calcext:value-type="float">
            <text:p>0.0401034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346" calcext:value-type="float">
            <text:p>0.0401034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0347" calcext:value-type="float">
            <text:p>0.04010347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0348" calcext:value-type="float">
            <text:p>0.0401034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0349" calcext:value-type="float">
            <text:p>0.0401034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35" calcext:value-type="float">
            <text:p>0.0401035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351" calcext:value-type="float">
            <text:p>0.0401035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352" calcext:value-type="float">
            <text:p>0.04010352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353" calcext:value-type="float">
            <text:p>0.0401035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354" calcext:value-type="float">
            <text:p>0.04010354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355" calcext:value-type="float">
            <text:p>0.04010355</text:p>
          </table:table-cell>
          <table:table-cell office:value-type="float" office:value="3285" calcext:value-type="float">
            <text:p>3285</text:p>
          </table:table-cell>
          <table:table-cell/>
        </table:table-row>
        <table:table-row table:style-name="ro1">
          <table:table-cell office:value-type="float" office:value="0.04010356" calcext:value-type="float">
            <text:p>0.04010356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357" calcext:value-type="float">
            <text:p>0.04010357</text:p>
          </table:table-cell>
          <table:table-cell office:value-type="float" office:value="3003" calcext:value-type="float">
            <text:p>3003</text:p>
          </table:table-cell>
          <table:table-cell/>
        </table:table-row>
        <table:table-row table:style-name="ro1">
          <table:table-cell office:value-type="float" office:value="0.04010358" calcext:value-type="float">
            <text:p>0.0401035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359" calcext:value-type="float">
            <text:p>0.04010359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036" calcext:value-type="float">
            <text:p>0.040103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361" calcext:value-type="float">
            <text:p>0.04010361</text:p>
          </table:table-cell>
          <table:table-cell office:value-type="float" office:value="3070" calcext:value-type="float">
            <text:p>3070</text:p>
          </table:table-cell>
          <table:table-cell/>
        </table:table-row>
        <table:table-row table:style-name="ro1">
          <table:table-cell office:value-type="float" office:value="0.04010362" calcext:value-type="float">
            <text:p>0.04010362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0.04010363" calcext:value-type="float">
            <text:p>0.04010363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10364" calcext:value-type="float">
            <text:p>0.04010364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0365" calcext:value-type="float">
            <text:p>0.04010365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0.04010366" calcext:value-type="float">
            <text:p>0.04010366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float" office:value="0.04010367" calcext:value-type="float">
            <text:p>0.04010367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368" calcext:value-type="float">
            <text:p>0.04010368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0369" calcext:value-type="float">
            <text:p>0.0401036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37" calcext:value-type="float">
            <text:p>0.0401037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0371" calcext:value-type="float">
            <text:p>0.04010371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0372" calcext:value-type="float">
            <text:p>0.04010372</text:p>
          </table:table-cell>
          <table:table-cell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float" office:value="0.04010373" calcext:value-type="float">
            <text:p>0.04010373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374" calcext:value-type="float">
            <text:p>0.04010374</text:p>
          </table:table-cell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0.04010375" calcext:value-type="float">
            <text:p>0.04010375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0376" calcext:value-type="float">
            <text:p>0.0401037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0377" calcext:value-type="float">
            <text:p>0.04010377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378" calcext:value-type="float">
            <text:p>0.04010378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379" calcext:value-type="float">
            <text:p>0.0401037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38" calcext:value-type="float">
            <text:p>0.0401038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0381" calcext:value-type="float">
            <text:p>0.0401038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0382" calcext:value-type="float">
            <text:p>0.04010382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0383" calcext:value-type="float">
            <text:p>0.04010383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0384" calcext:value-type="float">
            <text:p>0.0401038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385" calcext:value-type="float">
            <text:p>0.04010385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0.04010386" calcext:value-type="float">
            <text:p>0.04010386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0.04010387" calcext:value-type="float">
            <text:p>0.0401038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.04010388" calcext:value-type="float">
            <text:p>0.04010388</text:p>
          </table:table-cell>
          <table:table-cell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0.04010389" calcext:value-type="float">
            <text:p>0.04010389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0.0401039" calcext:value-type="float">
            <text:p>0.040103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391" calcext:value-type="float">
            <text:p>0.040103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392" calcext:value-type="float">
            <text:p>0.0401039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393" calcext:value-type="float">
            <text:p>0.0401039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394" calcext:value-type="float">
            <text:p>0.0401039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0395" calcext:value-type="float">
            <text:p>0.04010395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0396" calcext:value-type="float">
            <text:p>0.0401039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397" calcext:value-type="float">
            <text:p>0.0401039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398" calcext:value-type="float">
            <text:p>0.04010398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0399" calcext:value-type="float">
            <text:p>0.04010399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4" calcext:value-type="float">
            <text:p>0.040104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0401" calcext:value-type="float">
            <text:p>0.04010401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0.04010402" calcext:value-type="float">
            <text:p>0.0401040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403" calcext:value-type="float">
            <text:p>0.04010403</text:p>
          </table:table-cell>
          <table:table-cell office:value-type="float" office:value="4006" calcext:value-type="float">
            <text:p>4006</text:p>
          </table:table-cell>
          <table:table-cell/>
        </table:table-row>
        <table:table-row table:style-name="ro1">
          <table:table-cell office:value-type="float" office:value="0.04010404" calcext:value-type="float">
            <text:p>0.04010404</text:p>
          </table:table-cell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0.04010405" calcext:value-type="float">
            <text:p>0.04010405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0406" calcext:value-type="float">
            <text:p>0.04010406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0407" calcext:value-type="float">
            <text:p>0.0401040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408" calcext:value-type="float">
            <text:p>0.0401040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0409" calcext:value-type="float">
            <text:p>0.04010409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41" calcext:value-type="float">
            <text:p>0.0401041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0411" calcext:value-type="float">
            <text:p>0.04010411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0412" calcext:value-type="float">
            <text:p>0.0401041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413" calcext:value-type="float">
            <text:p>0.04010413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0414" calcext:value-type="float">
            <text:p>0.04010414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float" office:value="0.04010415" calcext:value-type="float">
            <text:p>0.0401041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416" calcext:value-type="float">
            <text:p>0.04010416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0417" calcext:value-type="float">
            <text:p>0.04010417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0418" calcext:value-type="float">
            <text:p>0.04010418</text:p>
          </table:table-cell>
          <table:table-cell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float" office:value="0.04010419" calcext:value-type="float">
            <text:p>0.04010419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042" calcext:value-type="float">
            <text:p>0.0401042</text:p>
          </table:table-cell>
          <table:table-cell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0.04010421" calcext:value-type="float">
            <text:p>0.0401042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422" calcext:value-type="float">
            <text:p>0.04010422</text:p>
          </table:table-cell>
          <table:table-cell office:value-type="float" office:value="3901" calcext:value-type="float">
            <text:p>3901</text:p>
          </table:table-cell>
          <table:table-cell/>
        </table:table-row>
        <table:table-row table:style-name="ro1">
          <table:table-cell office:value-type="float" office:value="0.04010423" calcext:value-type="float">
            <text:p>0.0401042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424" calcext:value-type="float">
            <text:p>0.04010424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0425" calcext:value-type="float">
            <text:p>0.04010425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0426" calcext:value-type="float">
            <text:p>0.04010426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0427" calcext:value-type="float">
            <text:p>0.0401042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428" calcext:value-type="float">
            <text:p>0.0401042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429" calcext:value-type="float">
            <text:p>0.04010429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043" calcext:value-type="float">
            <text:p>0.0401043</text:p>
          </table:table-cell>
          <table:table-cell office:value-type="float" office:value="3834" calcext:value-type="float">
            <text:p>3834</text:p>
          </table:table-cell>
          <table:table-cell/>
        </table:table-row>
        <table:table-row table:style-name="ro1">
          <table:table-cell office:value-type="float" office:value="0.04010431" calcext:value-type="float">
            <text:p>0.04010431</text:p>
          </table:table-cell>
          <table:table-cell office:value-type="float" office:value="3799" calcext:value-type="float">
            <text:p>3799</text:p>
          </table:table-cell>
          <table:table-cell/>
        </table:table-row>
        <table:table-row table:style-name="ro1">
          <table:table-cell office:value-type="float" office:value="0.04010432" calcext:value-type="float">
            <text:p>0.0401043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433" calcext:value-type="float">
            <text:p>0.04010433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0434" calcext:value-type="float">
            <text:p>0.04010434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435" calcext:value-type="float">
            <text:p>0.0401043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0436" calcext:value-type="float">
            <text:p>0.04010436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0437" calcext:value-type="float">
            <text:p>0.0401043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438" calcext:value-type="float">
            <text:p>0.0401043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439" calcext:value-type="float">
            <text:p>0.04010439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44" calcext:value-type="float">
            <text:p>0.040104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441" calcext:value-type="float">
            <text:p>0.0401044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442" calcext:value-type="float">
            <text:p>0.0401044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443" calcext:value-type="float">
            <text:p>0.0401044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444" calcext:value-type="float">
            <text:p>0.0401044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445" calcext:value-type="float">
            <text:p>0.0401044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0446" calcext:value-type="float">
            <text:p>0.04010446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447" calcext:value-type="float">
            <text:p>0.0401044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448" calcext:value-type="float">
            <text:p>0.04010448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0.04010449" calcext:value-type="float">
            <text:p>0.04010449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045" calcext:value-type="float">
            <text:p>0.040104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0451" calcext:value-type="float">
            <text:p>0.04010451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452" calcext:value-type="float">
            <text:p>0.04010452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453" calcext:value-type="float">
            <text:p>0.04010453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0.04010454" calcext:value-type="float">
            <text:p>0.04010454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0455" calcext:value-type="float">
            <text:p>0.04010455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0456" calcext:value-type="float">
            <text:p>0.0401045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0457" calcext:value-type="float">
            <text:p>0.04010457</text:p>
          </table:table-cell>
          <table:table-cell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float" office:value="0.04010458" calcext:value-type="float">
            <text:p>0.0401045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459" calcext:value-type="float">
            <text:p>0.0401045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46" calcext:value-type="float">
            <text:p>0.0401046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0461" calcext:value-type="float">
            <text:p>0.04010461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462" calcext:value-type="float">
            <text:p>0.04010462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0463" calcext:value-type="float">
            <text:p>0.04010463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0464" calcext:value-type="float">
            <text:p>0.04010464</text:p>
          </table:table-cell>
          <table:table-cell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0.04010465" calcext:value-type="float">
            <text:p>0.04010465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0466" calcext:value-type="float">
            <text:p>0.04010466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0467" calcext:value-type="float">
            <text:p>0.0401046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0468" calcext:value-type="float">
            <text:p>0.04010468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0469" calcext:value-type="float">
            <text:p>0.0401046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47" calcext:value-type="float">
            <text:p>0.040104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471" calcext:value-type="float">
            <text:p>0.04010471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0.04010472" calcext:value-type="float">
            <text:p>0.0401047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473" calcext:value-type="float">
            <text:p>0.04010473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0474" calcext:value-type="float">
            <text:p>0.04010474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0.04010475" calcext:value-type="float">
            <text:p>0.0401047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476" calcext:value-type="float">
            <text:p>0.04010476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float" office:value="0.04010477" calcext:value-type="float">
            <text:p>0.04010477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0478" calcext:value-type="float">
            <text:p>0.0401047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479" calcext:value-type="float">
            <text:p>0.0401047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48" calcext:value-type="float">
            <text:p>0.0401048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0.04010481" calcext:value-type="float">
            <text:p>0.04010481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0.04010482" calcext:value-type="float">
            <text:p>0.04010482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0483" calcext:value-type="float">
            <text:p>0.04010483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0484" calcext:value-type="float">
            <text:p>0.04010484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0.04010485" calcext:value-type="float">
            <text:p>0.04010485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486" calcext:value-type="float">
            <text:p>0.04010486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0487" calcext:value-type="float">
            <text:p>0.04010487</text:p>
          </table:table-cell>
          <table:table-cell office:value-type="float" office:value="3514" calcext:value-type="float">
            <text:p>3514</text:p>
          </table:table-cell>
          <table:table-cell/>
        </table:table-row>
        <table:table-row table:style-name="ro1">
          <table:table-cell office:value-type="float" office:value="0.04010488" calcext:value-type="float">
            <text:p>0.04010488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04010489" calcext:value-type="float">
            <text:p>0.0401048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049" calcext:value-type="float">
            <text:p>0.0401049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0.04010491" calcext:value-type="float">
            <text:p>0.0401049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492" calcext:value-type="float">
            <text:p>0.040104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493" calcext:value-type="float">
            <text:p>0.0401049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0494" calcext:value-type="float">
            <text:p>0.0401049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495" calcext:value-type="float">
            <text:p>0.04010495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0.04010496" calcext:value-type="float">
            <text:p>0.0401049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04010497" calcext:value-type="float">
            <text:p>0.0401049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498" calcext:value-type="float">
            <text:p>0.04010498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0.04010499" calcext:value-type="float">
            <text:p>0.0401049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5" calcext:value-type="float">
            <text:p>0.040105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501" calcext:value-type="float">
            <text:p>0.04010501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0502" calcext:value-type="float">
            <text:p>0.0401050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0503" calcext:value-type="float">
            <text:p>0.04010503</text:p>
          </table:table-cell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0.04010504" calcext:value-type="float">
            <text:p>0.0401050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505" calcext:value-type="float">
            <text:p>0.04010505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0506" calcext:value-type="float">
            <text:p>0.04010506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0507" calcext:value-type="float">
            <text:p>0.04010507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0.04010508" calcext:value-type="float">
            <text:p>0.04010508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509" calcext:value-type="float">
            <text:p>0.04010509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051" calcext:value-type="float">
            <text:p>0.0401051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511" calcext:value-type="float">
            <text:p>0.04010511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0512" calcext:value-type="float">
            <text:p>0.04010512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0513" calcext:value-type="float">
            <text:p>0.04010513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514" calcext:value-type="float">
            <text:p>0.04010514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0515" calcext:value-type="float">
            <text:p>0.0401051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516" calcext:value-type="float">
            <text:p>0.04010516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517" calcext:value-type="float">
            <text:p>0.04010517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0.04010518" calcext:value-type="float">
            <text:p>0.04010518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0519" calcext:value-type="float">
            <text:p>0.04010519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052" calcext:value-type="float">
            <text:p>0.0401052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0521" calcext:value-type="float">
            <text:p>0.0401052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0522" calcext:value-type="float">
            <text:p>0.04010522</text:p>
          </table:table-cell>
          <table:table-cell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float" office:value="0.04010523" calcext:value-type="float">
            <text:p>0.0401052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0524" calcext:value-type="float">
            <text:p>0.0401052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525" calcext:value-type="float">
            <text:p>0.04010525</text:p>
          </table:table-cell>
          <table:table-cell office:value-type="float" office:value="3199" calcext:value-type="float">
            <text:p>3199</text:p>
          </table:table-cell>
          <table:table-cell/>
        </table:table-row>
        <table:table-row table:style-name="ro1">
          <table:table-cell office:value-type="float" office:value="0.04010526" calcext:value-type="float">
            <text:p>0.04010526</text:p>
          </table:table-cell>
          <table:table-cell office:value-type="float" office:value="3531" calcext:value-type="float">
            <text:p>3531</text:p>
          </table:table-cell>
          <table:table-cell/>
        </table:table-row>
        <table:table-row table:style-name="ro1">
          <table:table-cell office:value-type="float" office:value="0.04010527" calcext:value-type="float">
            <text:p>0.04010527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0528" calcext:value-type="float">
            <text:p>0.04010528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0529" calcext:value-type="float">
            <text:p>0.0401052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53" calcext:value-type="float">
            <text:p>0.0401053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0531" calcext:value-type="float">
            <text:p>0.0401053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532" calcext:value-type="float">
            <text:p>0.04010532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0533" calcext:value-type="float">
            <text:p>0.04010533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0534" calcext:value-type="float">
            <text:p>0.04010534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0535" calcext:value-type="float">
            <text:p>0.0401053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536" calcext:value-type="float">
            <text:p>0.04010536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537" calcext:value-type="float">
            <text:p>0.0401053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0538" calcext:value-type="float">
            <text:p>0.0401053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539" calcext:value-type="float">
            <text:p>0.0401053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54" calcext:value-type="float">
            <text:p>0.040105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541" calcext:value-type="float">
            <text:p>0.0401054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542" calcext:value-type="float">
            <text:p>0.0401054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543" calcext:value-type="float">
            <text:p>0.0401054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544" calcext:value-type="float">
            <text:p>0.0401054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545" calcext:value-type="float">
            <text:p>0.0401054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546" calcext:value-type="float">
            <text:p>0.04010546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0547" calcext:value-type="float">
            <text:p>0.04010547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0548" calcext:value-type="float">
            <text:p>0.04010548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0549" calcext:value-type="float">
            <text:p>0.04010549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055" calcext:value-type="float">
            <text:p>0.0401055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0551" calcext:value-type="float">
            <text:p>0.0401055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0552" calcext:value-type="float">
            <text:p>0.0401055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553" calcext:value-type="float">
            <text:p>0.04010553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554" calcext:value-type="float">
            <text:p>0.04010554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0555" calcext:value-type="float">
            <text:p>0.0401055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556" calcext:value-type="float">
            <text:p>0.04010556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0557" calcext:value-type="float">
            <text:p>0.04010557</text:p>
          </table:table-cell>
          <table:table-cell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float" office:value="0.04010558" calcext:value-type="float">
            <text:p>0.04010558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0559" calcext:value-type="float">
            <text:p>0.0401055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56" calcext:value-type="float">
            <text:p>0.0401056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0561" calcext:value-type="float">
            <text:p>0.04010561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0562" calcext:value-type="float">
            <text:p>0.0401056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563" calcext:value-type="float">
            <text:p>0.04010563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0564" calcext:value-type="float">
            <text:p>0.04010564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0565" calcext:value-type="float">
            <text:p>0.04010565</text:p>
          </table:table-cell>
          <table:table-cell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0.04010566" calcext:value-type="float">
            <text:p>0.04010566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0.04010567" calcext:value-type="float">
            <text:p>0.04010567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0568" calcext:value-type="float">
            <text:p>0.04010568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0569" calcext:value-type="float">
            <text:p>0.04010569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057" calcext:value-type="float">
            <text:p>0.0401057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0571" calcext:value-type="float">
            <text:p>0.04010571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0572" calcext:value-type="float">
            <text:p>0.04010572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573" calcext:value-type="float">
            <text:p>0.0401057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574" calcext:value-type="float">
            <text:p>0.0401057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575" calcext:value-type="float">
            <text:p>0.04010575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576" calcext:value-type="float">
            <text:p>0.04010576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0577" calcext:value-type="float">
            <text:p>0.0401057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4010578" calcext:value-type="float">
            <text:p>0.04010578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0579" calcext:value-type="float">
            <text:p>0.04010579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058" calcext:value-type="float">
            <text:p>0.0401058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0.04010581" calcext:value-type="float">
            <text:p>0.04010581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0582" calcext:value-type="float">
            <text:p>0.04010582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0583" calcext:value-type="float">
            <text:p>0.0401058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0584" calcext:value-type="float">
            <text:p>0.04010584</text:p>
          </table:table-cell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0.04010585" calcext:value-type="float">
            <text:p>0.0401058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586" calcext:value-type="float">
            <text:p>0.0401058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0587" calcext:value-type="float">
            <text:p>0.0401058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04010588" calcext:value-type="float">
            <text:p>0.0401058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589" calcext:value-type="float">
            <text:p>0.04010589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059" calcext:value-type="float">
            <text:p>0.040105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04010591" calcext:value-type="float">
            <text:p>0.04010591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0592" calcext:value-type="float">
            <text:p>0.0401059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593" calcext:value-type="float">
            <text:p>0.0401059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594" calcext:value-type="float">
            <text:p>0.0401059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595" calcext:value-type="float">
            <text:p>0.0401059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596" calcext:value-type="float">
            <text:p>0.0401059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0597" calcext:value-type="float">
            <text:p>0.04010597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0598" calcext:value-type="float">
            <text:p>0.04010598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599" calcext:value-type="float">
            <text:p>0.04010599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06" calcext:value-type="float">
            <text:p>0.040106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601" calcext:value-type="float">
            <text:p>0.04010601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0.04010602" calcext:value-type="float">
            <text:p>0.04010602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0603" calcext:value-type="float">
            <text:p>0.04010603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0604" calcext:value-type="float">
            <text:p>0.04010604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0.04010605" calcext:value-type="float">
            <text:p>0.04010605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606" calcext:value-type="float">
            <text:p>0.04010606</text:p>
          </table:table-cell>
          <table:table-cell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0.04010607" calcext:value-type="float">
            <text:p>0.04010607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0608" calcext:value-type="float">
            <text:p>0.04010608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0609" calcext:value-type="float">
            <text:p>0.04010609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0.0401061" calcext:value-type="float">
            <text:p>0.0401061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0611" calcext:value-type="float">
            <text:p>0.04010611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612" calcext:value-type="float">
            <text:p>0.04010612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0.04010613" calcext:value-type="float">
            <text:p>0.04010613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0.04010614" calcext:value-type="float">
            <text:p>0.04010614</text:p>
          </table:table-cell>
          <table:table-cell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0.04010615" calcext:value-type="float">
            <text:p>0.0401061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0616" calcext:value-type="float">
            <text:p>0.04010616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617" calcext:value-type="float">
            <text:p>0.0401061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618" calcext:value-type="float">
            <text:p>0.04010618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0619" calcext:value-type="float">
            <text:p>0.04010619</text:p>
          </table:table-cell>
          <table:table-cell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float" office:value="0.0401062" calcext:value-type="float">
            <text:p>0.0401062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0.04010621" calcext:value-type="float">
            <text:p>0.04010621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0622" calcext:value-type="float">
            <text:p>0.04010622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0623" calcext:value-type="float">
            <text:p>0.04010623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0624" calcext:value-type="float">
            <text:p>0.04010624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0.04010625" calcext:value-type="float">
            <text:p>0.0401062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626" calcext:value-type="float">
            <text:p>0.0401062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0627" calcext:value-type="float">
            <text:p>0.0401062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628" calcext:value-type="float">
            <text:p>0.0401062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629" calcext:value-type="float">
            <text:p>0.0401062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063" calcext:value-type="float">
            <text:p>0.040106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631" calcext:value-type="float">
            <text:p>0.04010631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0632" calcext:value-type="float">
            <text:p>0.0401063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633" calcext:value-type="float">
            <text:p>0.0401063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634" calcext:value-type="float">
            <text:p>0.0401063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0635" calcext:value-type="float">
            <text:p>0.04010635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0636" calcext:value-type="float">
            <text:p>0.0401063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637" calcext:value-type="float">
            <text:p>0.04010637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0638" calcext:value-type="float">
            <text:p>0.0401063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0639" calcext:value-type="float">
            <text:p>0.0401063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64" calcext:value-type="float">
            <text:p>0.0401064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641" calcext:value-type="float">
            <text:p>0.0401064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642" calcext:value-type="float">
            <text:p>0.04010642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643" calcext:value-type="float">
            <text:p>0.0401064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644" calcext:value-type="float">
            <text:p>0.0401064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645" calcext:value-type="float">
            <text:p>0.0401064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646" calcext:value-type="float">
            <text:p>0.04010646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647" calcext:value-type="float">
            <text:p>0.0401064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648" calcext:value-type="float">
            <text:p>0.0401064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0649" calcext:value-type="float">
            <text:p>0.04010649</text:p>
          </table:table-cell>
          <table:table-cell office:value-type="float" office:value="4030" calcext:value-type="float">
            <text:p>4030</text:p>
          </table:table-cell>
          <table:table-cell/>
        </table:table-row>
        <table:table-row table:style-name="ro1">
          <table:table-cell office:value-type="float" office:value="0.0401065" calcext:value-type="float">
            <text:p>0.040106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0651" calcext:value-type="float">
            <text:p>0.0401065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652" calcext:value-type="float">
            <text:p>0.04010652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0653" calcext:value-type="float">
            <text:p>0.0401065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654" calcext:value-type="float">
            <text:p>0.04010654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655" calcext:value-type="float">
            <text:p>0.0401065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656" calcext:value-type="float">
            <text:p>0.04010656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657" calcext:value-type="float">
            <text:p>0.04010657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0658" calcext:value-type="float">
            <text:p>0.04010658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0659" calcext:value-type="float">
            <text:p>0.0401065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066" calcext:value-type="float">
            <text:p>0.040106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661" calcext:value-type="float">
            <text:p>0.04010661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0662" calcext:value-type="float">
            <text:p>0.04010662</text:p>
          </table:table-cell>
          <table:table-cell office:value-type="float" office:value="3678" calcext:value-type="float">
            <text:p>3678</text:p>
          </table:table-cell>
          <table:table-cell/>
        </table:table-row>
        <table:table-row table:style-name="ro1">
          <table:table-cell office:value-type="float" office:value="0.04010663" calcext:value-type="float">
            <text:p>0.04010663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0664" calcext:value-type="float">
            <text:p>0.04010664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0665" calcext:value-type="float">
            <text:p>0.04010665</text:p>
          </table:table-cell>
          <table:table-cell office:value-type="float" office:value="2297" calcext:value-type="float">
            <text:p>2297</text:p>
          </table:table-cell>
          <table:table-cell/>
        </table:table-row>
        <table:table-row table:style-name="ro1">
          <table:table-cell office:value-type="float" office:value="0.04010666" calcext:value-type="float">
            <text:p>0.04010666</text:p>
          </table:table-cell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float" office:value="0.04010667" calcext:value-type="float">
            <text:p>0.0401066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0668" calcext:value-type="float">
            <text:p>0.04010668</text:p>
          </table:table-cell>
          <table:table-cell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0.04010669" calcext:value-type="float">
            <text:p>0.04010669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67" calcext:value-type="float">
            <text:p>0.0401067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0671" calcext:value-type="float">
            <text:p>0.04010671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0672" calcext:value-type="float">
            <text:p>0.04010672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0673" calcext:value-type="float">
            <text:p>0.0401067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674" calcext:value-type="float">
            <text:p>0.04010674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0675" calcext:value-type="float">
            <text:p>0.04010675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676" calcext:value-type="float">
            <text:p>0.04010676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0677" calcext:value-type="float">
            <text:p>0.04010677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0.04010678" calcext:value-type="float">
            <text:p>0.04010678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0679" calcext:value-type="float">
            <text:p>0.04010679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068" calcext:value-type="float">
            <text:p>0.0401068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681" calcext:value-type="float">
            <text:p>0.04010681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0682" calcext:value-type="float">
            <text:p>0.04010682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0683" calcext:value-type="float">
            <text:p>0.04010683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10684" calcext:value-type="float">
            <text:p>0.04010684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0685" calcext:value-type="float">
            <text:p>0.04010685</text:p>
          </table:table-cell>
          <table:table-cell office:value-type="float" office:value="3826" calcext:value-type="float">
            <text:p>3826</text:p>
          </table:table-cell>
          <table:table-cell/>
        </table:table-row>
        <table:table-row table:style-name="ro1">
          <table:table-cell office:value-type="float" office:value="0.04010686" calcext:value-type="float">
            <text:p>0.0401068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687" calcext:value-type="float">
            <text:p>0.04010687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688" calcext:value-type="float">
            <text:p>0.0401068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0.04010689" calcext:value-type="float">
            <text:p>0.0401068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69" calcext:value-type="float">
            <text:p>0.0401069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0691" calcext:value-type="float">
            <text:p>0.0401069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0.04010692" calcext:value-type="float">
            <text:p>0.0401069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0.04010693" calcext:value-type="float">
            <text:p>0.040106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694" calcext:value-type="float">
            <text:p>0.0401069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695" calcext:value-type="float">
            <text:p>0.0401069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0.04010696" calcext:value-type="float">
            <text:p>0.04010696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0.04010697" calcext:value-type="float">
            <text:p>0.04010697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0698" calcext:value-type="float">
            <text:p>0.0401069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699" calcext:value-type="float">
            <text:p>0.0401069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7" calcext:value-type="float">
            <text:p>0.040107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0701" calcext:value-type="float">
            <text:p>0.04010701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0702" calcext:value-type="float">
            <text:p>0.04010702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0703" calcext:value-type="float">
            <text:p>0.04010703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0.04010704" calcext:value-type="float">
            <text:p>0.0401070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705" calcext:value-type="float">
            <text:p>0.04010705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0.04010706" calcext:value-type="float">
            <text:p>0.04010706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0707" calcext:value-type="float">
            <text:p>0.04010707</text:p>
          </table:table-cell>
          <table:table-cell office:value-type="float" office:value="3019" calcext:value-type="float">
            <text:p>3019</text:p>
          </table:table-cell>
          <table:table-cell/>
        </table:table-row>
        <table:table-row table:style-name="ro1">
          <table:table-cell office:value-type="float" office:value="0.04010708" calcext:value-type="float">
            <text:p>0.04010708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0709" calcext:value-type="float">
            <text:p>0.04010709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071" calcext:value-type="float">
            <text:p>0.040107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0711" calcext:value-type="float">
            <text:p>0.04010711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0.04010712" calcext:value-type="float">
            <text:p>0.04010712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float" office:value="0.04010713" calcext:value-type="float">
            <text:p>0.04010713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0714" calcext:value-type="float">
            <text:p>0.04010714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0715" calcext:value-type="float">
            <text:p>0.04010715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0716" calcext:value-type="float">
            <text:p>0.04010716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0.04010717" calcext:value-type="float">
            <text:p>0.0401071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718" calcext:value-type="float">
            <text:p>0.0401071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0719" calcext:value-type="float">
            <text:p>0.04010719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072" calcext:value-type="float">
            <text:p>0.0401072</text:p>
          </table:table-cell>
          <table:table-cell office:value-type="float" office:value="2421" calcext:value-type="float">
            <text:p>2421</text:p>
          </table:table-cell>
          <table:table-cell/>
        </table:table-row>
        <table:table-row table:style-name="ro1">
          <table:table-cell office:value-type="float" office:value="0.04010721" calcext:value-type="float">
            <text:p>0.04010721</text:p>
          </table:table-cell>
          <table:table-cell office:value-type="float" office:value="3547" calcext:value-type="float">
            <text:p>3547</text:p>
          </table:table-cell>
          <table:table-cell/>
        </table:table-row>
        <table:table-row table:style-name="ro1">
          <table:table-cell office:value-type="float" office:value="0.04010722" calcext:value-type="float">
            <text:p>0.04010722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0.04010723" calcext:value-type="float">
            <text:p>0.0401072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724" calcext:value-type="float">
            <text:p>0.0401072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0725" calcext:value-type="float">
            <text:p>0.04010725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0726" calcext:value-type="float">
            <text:p>0.04010726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0727" calcext:value-type="float">
            <text:p>0.04010727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0728" calcext:value-type="float">
            <text:p>0.04010728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0.04010729" calcext:value-type="float">
            <text:p>0.0401072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073" calcext:value-type="float">
            <text:p>0.0401073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0731" calcext:value-type="float">
            <text:p>0.04010731</text:p>
          </table:table-cell>
          <table:table-cell office:value-type="float" office:value="3933" calcext:value-type="float">
            <text:p>3933</text:p>
          </table:table-cell>
          <table:table-cell/>
        </table:table-row>
        <table:table-row table:style-name="ro1">
          <table:table-cell office:value-type="float" office:value="0.04010732" calcext:value-type="float">
            <text:p>0.04010732</text:p>
          </table:table-cell>
          <table:table-cell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0.04010733" calcext:value-type="float">
            <text:p>0.04010733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float" office:value="0.04010734" calcext:value-type="float">
            <text:p>0.0401073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735" calcext:value-type="float">
            <text:p>0.0401073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0736" calcext:value-type="float">
            <text:p>0.04010736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737" calcext:value-type="float">
            <text:p>0.04010737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0738" calcext:value-type="float">
            <text:p>0.0401073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739" calcext:value-type="float">
            <text:p>0.0401073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74" calcext:value-type="float">
            <text:p>0.040107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741" calcext:value-type="float">
            <text:p>0.04010741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0742" calcext:value-type="float">
            <text:p>0.0401074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743" calcext:value-type="float">
            <text:p>0.04010743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0744" calcext:value-type="float">
            <text:p>0.0401074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745" calcext:value-type="float">
            <text:p>0.0401074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746" calcext:value-type="float">
            <text:p>0.0401074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747" calcext:value-type="float">
            <text:p>0.0401074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748" calcext:value-type="float">
            <text:p>0.04010748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749" calcext:value-type="float">
            <text:p>0.04010749</text:p>
          </table:table-cell>
          <table:table-cell office:value-type="float" office:value="3963" calcext:value-type="float">
            <text:p>3963</text:p>
          </table:table-cell>
          <table:table-cell/>
        </table:table-row>
        <table:table-row table:style-name="ro1">
          <table:table-cell office:value-type="float" office:value="0.0401075" calcext:value-type="float">
            <text:p>0.0401075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0751" calcext:value-type="float">
            <text:p>0.0401075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0752" calcext:value-type="float">
            <text:p>0.0401075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753" calcext:value-type="float">
            <text:p>0.04010753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754" calcext:value-type="float">
            <text:p>0.0401075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755" calcext:value-type="float">
            <text:p>0.04010755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756" calcext:value-type="float">
            <text:p>0.04010756</text:p>
          </table:table-cell>
          <table:table-cell office:value-type="float" office:value="3511" calcext:value-type="float">
            <text:p>3511</text:p>
          </table:table-cell>
          <table:table-cell/>
        </table:table-row>
        <table:table-row table:style-name="ro1">
          <table:table-cell office:value-type="float" office:value="0.04010757" calcext:value-type="float">
            <text:p>0.0401075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0758" calcext:value-type="float">
            <text:p>0.0401075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0759" calcext:value-type="float">
            <text:p>0.04010759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76" calcext:value-type="float">
            <text:p>0.0401076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0761" calcext:value-type="float">
            <text:p>0.0401076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762" calcext:value-type="float">
            <text:p>0.0401076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0763" calcext:value-type="float">
            <text:p>0.0401076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764" calcext:value-type="float">
            <text:p>0.04010764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0765" calcext:value-type="float">
            <text:p>0.04010765</text:p>
          </table:table-cell>
          <table:table-cell office:value-type="float" office:value="2414" calcext:value-type="float">
            <text:p>2414</text:p>
          </table:table-cell>
          <table:table-cell/>
        </table:table-row>
        <table:table-row table:style-name="ro1">
          <table:table-cell office:value-type="float" office:value="0.04010766" calcext:value-type="float">
            <text:p>0.04010766</text:p>
          </table:table-cell>
          <table:table-cell office:value-type="float" office:value="2507" calcext:value-type="float">
            <text:p>2507</text:p>
          </table:table-cell>
          <table:table-cell/>
        </table:table-row>
        <table:table-row table:style-name="ro1">
          <table:table-cell office:value-type="float" office:value="0.04010767" calcext:value-type="float">
            <text:p>0.04010767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0.04010768" calcext:value-type="float">
            <text:p>0.04010768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0769" calcext:value-type="float">
            <text:p>0.0401076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0.0401077" calcext:value-type="float">
            <text:p>0.0401077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0771" calcext:value-type="float">
            <text:p>0.04010771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0772" calcext:value-type="float">
            <text:p>0.04010772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773" calcext:value-type="float">
            <text:p>0.04010773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0774" calcext:value-type="float">
            <text:p>0.04010774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0775" calcext:value-type="float">
            <text:p>0.04010775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0776" calcext:value-type="float">
            <text:p>0.0401077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777" calcext:value-type="float">
            <text:p>0.0401077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778" calcext:value-type="float">
            <text:p>0.0401077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0779" calcext:value-type="float">
            <text:p>0.04010779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078" calcext:value-type="float">
            <text:p>0.040107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781" calcext:value-type="float">
            <text:p>0.0401078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782" calcext:value-type="float">
            <text:p>0.04010782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0783" calcext:value-type="float">
            <text:p>0.0401078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0784" calcext:value-type="float">
            <text:p>0.04010784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0785" calcext:value-type="float">
            <text:p>0.04010785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0.04010786" calcext:value-type="float">
            <text:p>0.04010786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0787" calcext:value-type="float">
            <text:p>0.0401078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788" calcext:value-type="float">
            <text:p>0.04010788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0.04010789" calcext:value-type="float">
            <text:p>0.04010789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0.0401079" calcext:value-type="float">
            <text:p>0.040107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0791" calcext:value-type="float">
            <text:p>0.0401079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0792" calcext:value-type="float">
            <text:p>0.0401079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0.04010793" calcext:value-type="float">
            <text:p>0.040107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794" calcext:value-type="float">
            <text:p>0.040107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795" calcext:value-type="float">
            <text:p>0.0401079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0796" calcext:value-type="float">
            <text:p>0.0401079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797" calcext:value-type="float">
            <text:p>0.0401079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0798" calcext:value-type="float">
            <text:p>0.0401079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0799" calcext:value-type="float">
            <text:p>0.0401079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8" calcext:value-type="float">
            <text:p>0.04010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0801" calcext:value-type="float">
            <text:p>0.04010801</text:p>
          </table:table-cell>
          <table:table-cell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float" office:value="0.04010802" calcext:value-type="float">
            <text:p>0.0401080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0803" calcext:value-type="float">
            <text:p>0.0401080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0804" calcext:value-type="float">
            <text:p>0.04010804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0.04010805" calcext:value-type="float">
            <text:p>0.0401080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0806" calcext:value-type="float">
            <text:p>0.04010806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0807" calcext:value-type="float">
            <text:p>0.04010807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0808" calcext:value-type="float">
            <text:p>0.04010808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0.04010809" calcext:value-type="float">
            <text:p>0.04010809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081" calcext:value-type="float">
            <text:p>0.040108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811" calcext:value-type="float">
            <text:p>0.04010811</text:p>
          </table:table-cell>
          <table:table-cell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float" office:value="0.04010812" calcext:value-type="float">
            <text:p>0.0401081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813" calcext:value-type="float">
            <text:p>0.04010813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0814" calcext:value-type="float">
            <text:p>0.04010814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0.04010815" calcext:value-type="float">
            <text:p>0.04010815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816" calcext:value-type="float">
            <text:p>0.04010816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0817" calcext:value-type="float">
            <text:p>0.0401081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818" calcext:value-type="float">
            <text:p>0.0401081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819" calcext:value-type="float">
            <text:p>0.04010819</text:p>
          </table:table-cell>
          <table:table-cell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float" office:value="0.0401082" calcext:value-type="float">
            <text:p>0.0401082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0.04010821" calcext:value-type="float">
            <text:p>0.04010821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0822" calcext:value-type="float">
            <text:p>0.04010822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0823" calcext:value-type="float">
            <text:p>0.04010823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0824" calcext:value-type="float">
            <text:p>0.0401082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0825" calcext:value-type="float">
            <text:p>0.04010825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0826" calcext:value-type="float">
            <text:p>0.0401082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827" calcext:value-type="float">
            <text:p>0.0401082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0828" calcext:value-type="float">
            <text:p>0.04010828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float" office:value="0.04010829" calcext:value-type="float">
            <text:p>0.04010829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083" calcext:value-type="float">
            <text:p>0.0401083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0831" calcext:value-type="float">
            <text:p>0.0401083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832" calcext:value-type="float">
            <text:p>0.0401083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0833" calcext:value-type="float">
            <text:p>0.04010833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0834" calcext:value-type="float">
            <text:p>0.04010834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0835" calcext:value-type="float">
            <text:p>0.0401083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0836" calcext:value-type="float">
            <text:p>0.04010836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837" calcext:value-type="float">
            <text:p>0.0401083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838" calcext:value-type="float">
            <text:p>0.04010838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0839" calcext:value-type="float">
            <text:p>0.04010839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084" calcext:value-type="float">
            <text:p>0.040108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0841" calcext:value-type="float">
            <text:p>0.04010841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0842" calcext:value-type="float">
            <text:p>0.0401084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843" calcext:value-type="float">
            <text:p>0.0401084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0844" calcext:value-type="float">
            <text:p>0.0401084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845" calcext:value-type="float">
            <text:p>0.0401084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846" calcext:value-type="float">
            <text:p>0.0401084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0847" calcext:value-type="float">
            <text:p>0.0401084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848" calcext:value-type="float">
            <text:p>0.04010848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0849" calcext:value-type="float">
            <text:p>0.04010849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085" calcext:value-type="float">
            <text:p>0.0401085</text:p>
          </table:table-cell>
          <table:table-cell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0.04010851" calcext:value-type="float">
            <text:p>0.04010851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0.04010852" calcext:value-type="float">
            <text:p>0.04010852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0853" calcext:value-type="float">
            <text:p>0.0401085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0854" calcext:value-type="float">
            <text:p>0.0401085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0855" calcext:value-type="float">
            <text:p>0.04010855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856" calcext:value-type="float">
            <text:p>0.04010856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0857" calcext:value-type="float">
            <text:p>0.04010857</text:p>
          </table:table-cell>
          <table:table-cell office:value-type="float" office:value="3391" calcext:value-type="float">
            <text:p>3391</text:p>
          </table:table-cell>
          <table:table-cell/>
        </table:table-row>
        <table:table-row table:style-name="ro1">
          <table:table-cell office:value-type="float" office:value="0.04010858" calcext:value-type="float">
            <text:p>0.04010858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0859" calcext:value-type="float">
            <text:p>0.04010859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086" calcext:value-type="float">
            <text:p>0.0401086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861" calcext:value-type="float">
            <text:p>0.0401086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862" calcext:value-type="float">
            <text:p>0.0401086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0863" calcext:value-type="float">
            <text:p>0.04010863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0864" calcext:value-type="float">
            <text:p>0.0401086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865" calcext:value-type="float">
            <text:p>0.0401086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0866" calcext:value-type="float">
            <text:p>0.04010866</text:p>
          </table:table-cell>
          <table:table-cell office:value-type="float" office:value="2541" calcext:value-type="float">
            <text:p>2541</text:p>
          </table:table-cell>
          <table:table-cell/>
        </table:table-row>
        <table:table-row table:style-name="ro1">
          <table:table-cell office:value-type="float" office:value="0.04010867" calcext:value-type="float">
            <text:p>0.04010867</text:p>
          </table:table-cell>
          <table:table-cell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0.04010868" calcext:value-type="float">
            <text:p>0.04010868</text:p>
          </table:table-cell>
          <table:table-cell office:value-type="float" office:value="3773" calcext:value-type="float">
            <text:p>3773</text:p>
          </table:table-cell>
          <table:table-cell/>
        </table:table-row>
        <table:table-row table:style-name="ro1">
          <table:table-cell office:value-type="float" office:value="0.04010869" calcext:value-type="float">
            <text:p>0.04010869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087" calcext:value-type="float">
            <text:p>0.0401087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0871" calcext:value-type="float">
            <text:p>0.04010871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0872" calcext:value-type="float">
            <text:p>0.0401087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0873" calcext:value-type="float">
            <text:p>0.0401087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0874" calcext:value-type="float">
            <text:p>0.04010874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0.04010875" calcext:value-type="float">
            <text:p>0.0401087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876" calcext:value-type="float">
            <text:p>0.04010876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0877" calcext:value-type="float">
            <text:p>0.04010877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0.04010878" calcext:value-type="float">
            <text:p>0.0401087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0879" calcext:value-type="float">
            <text:p>0.04010879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088" calcext:value-type="float">
            <text:p>0.0401088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0.04010881" calcext:value-type="float">
            <text:p>0.04010881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0882" calcext:value-type="float">
            <text:p>0.0401088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883" calcext:value-type="float">
            <text:p>0.04010883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0.04010884" calcext:value-type="float">
            <text:p>0.04010884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0.04010885" calcext:value-type="float">
            <text:p>0.04010885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0886" calcext:value-type="float">
            <text:p>0.04010886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0.04010887" calcext:value-type="float">
            <text:p>0.04010887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0888" calcext:value-type="float">
            <text:p>0.04010888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0.04010889" calcext:value-type="float">
            <text:p>0.0401088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089" calcext:value-type="float">
            <text:p>0.0401089</text:p>
          </table:table-cell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 office:value-type="float" office:value="0.04010891" calcext:value-type="float">
            <text:p>0.04010891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0.04010892" calcext:value-type="float">
            <text:p>0.0401089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0893" calcext:value-type="float">
            <text:p>0.04010893</text:p>
          </table:table-cell>
          <table:table-cell office:value-type="float" office:value="3586" calcext:value-type="float">
            <text:p>3586</text:p>
          </table:table-cell>
          <table:table-cell/>
        </table:table-row>
        <table:table-row table:style-name="ro1">
          <table:table-cell office:value-type="float" office:value="0.04010894" calcext:value-type="float">
            <text:p>0.040108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0895" calcext:value-type="float">
            <text:p>0.040108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0896" calcext:value-type="float">
            <text:p>0.0401089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897" calcext:value-type="float">
            <text:p>0.040108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0898" calcext:value-type="float">
            <text:p>0.04010898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0.04010899" calcext:value-type="float">
            <text:p>0.04010899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0.040109" calcext:value-type="float">
            <text:p>0.04010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0901" calcext:value-type="float">
            <text:p>0.0401090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902" calcext:value-type="float">
            <text:p>0.04010902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0903" calcext:value-type="float">
            <text:p>0.04010903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0.04010904" calcext:value-type="float">
            <text:p>0.04010904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0.04010905" calcext:value-type="float">
            <text:p>0.0401090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0906" calcext:value-type="float">
            <text:p>0.04010906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0907" calcext:value-type="float">
            <text:p>0.04010907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0908" calcext:value-type="float">
            <text:p>0.04010908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0909" calcext:value-type="float">
            <text:p>0.04010909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091" calcext:value-type="float">
            <text:p>0.0401091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0.04010911" calcext:value-type="float">
            <text:p>0.0401091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0912" calcext:value-type="float">
            <text:p>0.04010912</text:p>
          </table:table-cell>
          <table:table-cell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float" office:value="0.04010913" calcext:value-type="float">
            <text:p>0.04010913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0914" calcext:value-type="float">
            <text:p>0.04010914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0.04010915" calcext:value-type="float">
            <text:p>0.04010915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0.04010916" calcext:value-type="float">
            <text:p>0.0401091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0917" calcext:value-type="float">
            <text:p>0.04010917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0918" calcext:value-type="float">
            <text:p>0.0401091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919" calcext:value-type="float">
            <text:p>0.0401091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092" calcext:value-type="float">
            <text:p>0.0401092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0.04010921" calcext:value-type="float">
            <text:p>0.0401092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0922" calcext:value-type="float">
            <text:p>0.04010922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0923" calcext:value-type="float">
            <text:p>0.04010923</text:p>
          </table:table-cell>
          <table:table-cell office:value-type="float" office:value="2859" calcext:value-type="float">
            <text:p>2859</text:p>
          </table:table-cell>
          <table:table-cell/>
        </table:table-row>
        <table:table-row table:style-name="ro1">
          <table:table-cell office:value-type="float" office:value="0.04010924" calcext:value-type="float">
            <text:p>0.04010924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0925" calcext:value-type="float">
            <text:p>0.04010925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0926" calcext:value-type="float">
            <text:p>0.0401092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0927" calcext:value-type="float">
            <text:p>0.0401092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0928" calcext:value-type="float">
            <text:p>0.04010928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float" office:value="0.04010929" calcext:value-type="float">
            <text:p>0.0401092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093" calcext:value-type="float">
            <text:p>0.0401093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float" office:value="0.04010931" calcext:value-type="float">
            <text:p>0.0401093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0932" calcext:value-type="float">
            <text:p>0.0401093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0933" calcext:value-type="float">
            <text:p>0.04010933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0.04010934" calcext:value-type="float">
            <text:p>0.0401093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0935" calcext:value-type="float">
            <text:p>0.04010935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0936" calcext:value-type="float">
            <text:p>0.0401093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937" calcext:value-type="float">
            <text:p>0.04010937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0938" calcext:value-type="float">
            <text:p>0.04010938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0939" calcext:value-type="float">
            <text:p>0.04010939</text:p>
          </table:table-cell>
          <table:table-cell office:value-type="float" office:value="4014" calcext:value-type="float">
            <text:p>4014</text:p>
          </table:table-cell>
          <table:table-cell/>
        </table:table-row>
        <table:table-row table:style-name="ro1">
          <table:table-cell office:value-type="float" office:value="0.0401094" calcext:value-type="float">
            <text:p>0.0401094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0941" calcext:value-type="float">
            <text:p>0.0401094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942" calcext:value-type="float">
            <text:p>0.04010942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0943" calcext:value-type="float">
            <text:p>0.04010943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0944" calcext:value-type="float">
            <text:p>0.0401094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945" calcext:value-type="float">
            <text:p>0.0401094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0946" calcext:value-type="float">
            <text:p>0.0401094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0947" calcext:value-type="float">
            <text:p>0.0401094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0948" calcext:value-type="float">
            <text:p>0.04010948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0949" calcext:value-type="float">
            <text:p>0.04010949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095" calcext:value-type="float">
            <text:p>0.0401095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0951" calcext:value-type="float">
            <text:p>0.04010951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0952" calcext:value-type="float">
            <text:p>0.04010952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0953" calcext:value-type="float">
            <text:p>0.04010953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0954" calcext:value-type="float">
            <text:p>0.04010954</text:p>
          </table:table-cell>
          <table:table-cell office:value-type="float" office:value="3702" calcext:value-type="float">
            <text:p>3702</text:p>
          </table:table-cell>
          <table:table-cell/>
        </table:table-row>
        <table:table-row table:style-name="ro1">
          <table:table-cell office:value-type="float" office:value="0.04010955" calcext:value-type="float">
            <text:p>0.0401095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956" calcext:value-type="float">
            <text:p>0.0401095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0957" calcext:value-type="float">
            <text:p>0.0401095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0958" calcext:value-type="float">
            <text:p>0.04010958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0959" calcext:value-type="float">
            <text:p>0.04010959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096" calcext:value-type="float">
            <text:p>0.0401096</text:p>
          </table:table-cell>
          <table:table-cell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float" office:value="0.04010961" calcext:value-type="float">
            <text:p>0.0401096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0962" calcext:value-type="float">
            <text:p>0.0401096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0963" calcext:value-type="float">
            <text:p>0.04010963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0964" calcext:value-type="float">
            <text:p>0.04010964</text:p>
          </table:table-cell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0.04010965" calcext:value-type="float">
            <text:p>0.04010965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0966" calcext:value-type="float">
            <text:p>0.04010966</text:p>
          </table:table-cell>
          <table:table-cell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0.04010967" calcext:value-type="float">
            <text:p>0.0401096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0968" calcext:value-type="float">
            <text:p>0.04010968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0969" calcext:value-type="float">
            <text:p>0.04010969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float" office:value="0.0401097" calcext:value-type="float">
            <text:p>0.0401097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0.04010971" calcext:value-type="float">
            <text:p>0.04010971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0972" calcext:value-type="float">
            <text:p>0.04010972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0973" calcext:value-type="float">
            <text:p>0.04010973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0974" calcext:value-type="float">
            <text:p>0.04010974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0975" calcext:value-type="float">
            <text:p>0.0401097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0976" calcext:value-type="float">
            <text:p>0.0401097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0977" calcext:value-type="float">
            <text:p>0.04010977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0978" calcext:value-type="float">
            <text:p>0.04010978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0979" calcext:value-type="float">
            <text:p>0.04010979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098" calcext:value-type="float">
            <text:p>0.0401098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0981" calcext:value-type="float">
            <text:p>0.04010981</text:p>
          </table:table-cell>
          <table:table-cell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0.04010982" calcext:value-type="float">
            <text:p>0.0401098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0983" calcext:value-type="float">
            <text:p>0.04010983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0.04010984" calcext:value-type="float">
            <text:p>0.04010984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0985" calcext:value-type="float">
            <text:p>0.04010985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0986" calcext:value-type="float">
            <text:p>0.0401098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0987" calcext:value-type="float">
            <text:p>0.04010987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0988" calcext:value-type="float">
            <text:p>0.0401098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0989" calcext:value-type="float">
            <text:p>0.04010989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099" calcext:value-type="float">
            <text:p>0.040109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0.04010991" calcext:value-type="float">
            <text:p>0.0401099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0992" calcext:value-type="float">
            <text:p>0.04010992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0993" calcext:value-type="float">
            <text:p>0.0401099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.04010994" calcext:value-type="float">
            <text:p>0.040109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0995" calcext:value-type="float">
            <text:p>0.0401099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0996" calcext:value-type="float">
            <text:p>0.0401099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0997" calcext:value-type="float">
            <text:p>0.0401099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0998" calcext:value-type="float">
            <text:p>0.04010998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0.04010999" calcext:value-type="float">
            <text:p>0.0401099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1" calcext:value-type="float">
            <text:p>0.04011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1001" calcext:value-type="float">
            <text:p>0.04011001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0.04011002" calcext:value-type="float">
            <text:p>0.04011002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1003" calcext:value-type="float">
            <text:p>0.0401100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004" calcext:value-type="float">
            <text:p>0.04011004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1005" calcext:value-type="float">
            <text:p>0.04011005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1006" calcext:value-type="float">
            <text:p>0.0401100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007" calcext:value-type="float">
            <text:p>0.04011007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1008" calcext:value-type="float">
            <text:p>0.0401100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009" calcext:value-type="float">
            <text:p>0.0401100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01" calcext:value-type="float">
            <text:p>0.0401101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011" calcext:value-type="float">
            <text:p>0.04011011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1012" calcext:value-type="float">
            <text:p>0.04011012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0.04011013" calcext:value-type="float">
            <text:p>0.04011013</text:p>
          </table:table-cell>
          <table:table-cell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float" office:value="0.04011014" calcext:value-type="float">
            <text:p>0.04011014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1015" calcext:value-type="float">
            <text:p>0.04011015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016" calcext:value-type="float">
            <text:p>0.04011016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1017" calcext:value-type="float">
            <text:p>0.04011017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0.04011018" calcext:value-type="float">
            <text:p>0.0401101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019" calcext:value-type="float">
            <text:p>0.0401101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02" calcext:value-type="float">
            <text:p>0.040110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021" calcext:value-type="float">
            <text:p>0.04011021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1022" calcext:value-type="float">
            <text:p>0.04011022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1023" calcext:value-type="float">
            <text:p>0.04011023</text:p>
          </table:table-cell>
          <table:table-cell office:value-type="float" office:value="2527" calcext:value-type="float">
            <text:p>2527</text:p>
          </table:table-cell>
          <table:table-cell/>
        </table:table-row>
        <table:table-row table:style-name="ro1">
          <table:table-cell office:value-type="float" office:value="0.04011024" calcext:value-type="float">
            <text:p>0.04011024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025" calcext:value-type="float">
            <text:p>0.04011025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0.04011026" calcext:value-type="float">
            <text:p>0.04011026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1027" calcext:value-type="float">
            <text:p>0.04011027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0.04011028" calcext:value-type="float">
            <text:p>0.0401102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029" calcext:value-type="float">
            <text:p>0.04011029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03" calcext:value-type="float">
            <text:p>0.0401103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1031" calcext:value-type="float">
            <text:p>0.0401103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032" calcext:value-type="float">
            <text:p>0.0401103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033" calcext:value-type="float">
            <text:p>0.0401103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034" calcext:value-type="float">
            <text:p>0.04011034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1035" calcext:value-type="float">
            <text:p>0.0401103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036" calcext:value-type="float">
            <text:p>0.0401103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037" calcext:value-type="float">
            <text:p>0.0401103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038" calcext:value-type="float">
            <text:p>0.0401103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039" calcext:value-type="float">
            <text:p>0.0401103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104" calcext:value-type="float">
            <text:p>0.0401104</text:p>
          </table:table-cell>
          <table:table-cell office:value-type="float" office:value="4026" calcext:value-type="float">
            <text:p>4026</text:p>
          </table:table-cell>
          <table:table-cell/>
        </table:table-row>
        <table:table-row table:style-name="ro1">
          <table:table-cell office:value-type="float" office:value="0.04011041" calcext:value-type="float">
            <text:p>0.04011041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1042" calcext:value-type="float">
            <text:p>0.0401104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043" calcext:value-type="float">
            <text:p>0.0401104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044" calcext:value-type="float">
            <text:p>0.0401104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045" calcext:value-type="float">
            <text:p>0.0401104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046" calcext:value-type="float">
            <text:p>0.0401104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047" calcext:value-type="float">
            <text:p>0.0401104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048" calcext:value-type="float">
            <text:p>0.0401104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049" calcext:value-type="float">
            <text:p>0.04011049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105" calcext:value-type="float">
            <text:p>0.040110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051" calcext:value-type="float">
            <text:p>0.0401105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052" calcext:value-type="float">
            <text:p>0.04011052</text:p>
          </table:table-cell>
          <table:table-cell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0.04011053" calcext:value-type="float">
            <text:p>0.0401105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054" calcext:value-type="float">
            <text:p>0.0401105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055" calcext:value-type="float">
            <text:p>0.04011055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1056" calcext:value-type="float">
            <text:p>0.04011056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057" calcext:value-type="float">
            <text:p>0.04011057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058" calcext:value-type="float">
            <text:p>0.0401105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059" calcext:value-type="float">
            <text:p>0.0401105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06" calcext:value-type="float">
            <text:p>0.040110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061" calcext:value-type="float">
            <text:p>0.04011061</text:p>
          </table:table-cell>
          <table:table-cell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0.04011062" calcext:value-type="float">
            <text:p>0.04011062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063" calcext:value-type="float">
            <text:p>0.04011063</text:p>
          </table:table-cell>
          <table:table-cell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0.04011064" calcext:value-type="float">
            <text:p>0.04011064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065" calcext:value-type="float">
            <text:p>0.04011065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1066" calcext:value-type="float">
            <text:p>0.04011066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1067" calcext:value-type="float">
            <text:p>0.04011067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0.04011068" calcext:value-type="float">
            <text:p>0.04011068</text:p>
          </table:table-cell>
          <table:table-cell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float" office:value="0.04011069" calcext:value-type="float">
            <text:p>0.04011069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07" calcext:value-type="float">
            <text:p>0.040110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071" calcext:value-type="float">
            <text:p>0.04011071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072" calcext:value-type="float">
            <text:p>0.0401107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073" calcext:value-type="float">
            <text:p>0.0401107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074" calcext:value-type="float">
            <text:p>0.04011074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1075" calcext:value-type="float">
            <text:p>0.04011075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1076" calcext:value-type="float">
            <text:p>0.04011076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1077" calcext:value-type="float">
            <text:p>0.04011077</text:p>
          </table:table-cell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float" office:value="0.04011078" calcext:value-type="float">
            <text:p>0.0401107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079" calcext:value-type="float">
            <text:p>0.04011079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108" calcext:value-type="float">
            <text:p>0.0401108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1081" calcext:value-type="float">
            <text:p>0.04011081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082" calcext:value-type="float">
            <text:p>0.04011082</text:p>
          </table:table-cell>
          <table:table-cell office:value-type="float" office:value="1726" calcext:value-type="float">
            <text:p>1726</text:p>
          </table:table-cell>
          <table:table-cell/>
        </table:table-row>
        <table:table-row table:style-name="ro1">
          <table:table-cell office:value-type="float" office:value="0.04011083" calcext:value-type="float">
            <text:p>0.0401108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084" calcext:value-type="float">
            <text:p>0.0401108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085" calcext:value-type="float">
            <text:p>0.04011085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0.04011086" calcext:value-type="float">
            <text:p>0.04011086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0.04011087" calcext:value-type="float">
            <text:p>0.04011087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1088" calcext:value-type="float">
            <text:p>0.04011088</text:p>
          </table:table-cell>
          <table:table-cell office:value-type="float" office:value="3762" calcext:value-type="float">
            <text:p>3762</text:p>
          </table:table-cell>
          <table:table-cell/>
        </table:table-row>
        <table:table-row table:style-name="ro1">
          <table:table-cell office:value-type="float" office:value="0.04011089" calcext:value-type="float">
            <text:p>0.0401108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09" calcext:value-type="float">
            <text:p>0.0401109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091" calcext:value-type="float">
            <text:p>0.04011091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1092" calcext:value-type="float">
            <text:p>0.0401109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093" calcext:value-type="float">
            <text:p>0.04011093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1094" calcext:value-type="float">
            <text:p>0.04011094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1095" calcext:value-type="float">
            <text:p>0.040110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096" calcext:value-type="float">
            <text:p>0.040110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097" calcext:value-type="float">
            <text:p>0.0401109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098" calcext:value-type="float">
            <text:p>0.0401109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1099" calcext:value-type="float">
            <text:p>0.04011099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11" calcext:value-type="float">
            <text:p>0.04011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101" calcext:value-type="float">
            <text:p>0.0401110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102" calcext:value-type="float">
            <text:p>0.0401110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103" calcext:value-type="float">
            <text:p>0.04011103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1104" calcext:value-type="float">
            <text:p>0.0401110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105" calcext:value-type="float">
            <text:p>0.04011105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106" calcext:value-type="float">
            <text:p>0.04011106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1107" calcext:value-type="float">
            <text:p>0.0401110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108" calcext:value-type="float">
            <text:p>0.04011108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1109" calcext:value-type="float">
            <text:p>0.04011109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111" calcext:value-type="float">
            <text:p>0.0401111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1111" calcext:value-type="float">
            <text:p>0.04011111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112" calcext:value-type="float">
            <text:p>0.04011112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113" calcext:value-type="float">
            <text:p>0.0401111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114" calcext:value-type="float">
            <text:p>0.04011114</text:p>
          </table:table-cell>
          <table:table-cell office:value-type="float" office:value="3433" calcext:value-type="float">
            <text:p>3433</text:p>
          </table:table-cell>
          <table:table-cell/>
        </table:table-row>
        <table:table-row table:style-name="ro1">
          <table:table-cell office:value-type="float" office:value="0.04011115" calcext:value-type="float">
            <text:p>0.04011115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1116" calcext:value-type="float">
            <text:p>0.04011116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117" calcext:value-type="float">
            <text:p>0.04011117</text:p>
          </table:table-cell>
          <table:table-cell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0.04011118" calcext:value-type="float">
            <text:p>0.04011118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1119" calcext:value-type="float">
            <text:p>0.04011119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0.0401112" calcext:value-type="float">
            <text:p>0.040111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121" calcext:value-type="float">
            <text:p>0.04011121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1122" calcext:value-type="float">
            <text:p>0.04011122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1123" calcext:value-type="float">
            <text:p>0.04011123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1124" calcext:value-type="float">
            <text:p>0.04011124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1125" calcext:value-type="float">
            <text:p>0.04011125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0.04011126" calcext:value-type="float">
            <text:p>0.0401112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127" calcext:value-type="float">
            <text:p>0.04011127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128" calcext:value-type="float">
            <text:p>0.0401112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129" calcext:value-type="float">
            <text:p>0.04011129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113" calcext:value-type="float">
            <text:p>0.0401113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1131" calcext:value-type="float">
            <text:p>0.04011131</text:p>
          </table:table-cell>
          <table:table-cell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0.04011132" calcext:value-type="float">
            <text:p>0.0401113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133" calcext:value-type="float">
            <text:p>0.0401113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134" calcext:value-type="float">
            <text:p>0.04011134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1135" calcext:value-type="float">
            <text:p>0.04011135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1136" calcext:value-type="float">
            <text:p>0.04011136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1137" calcext:value-type="float">
            <text:p>0.0401113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138" calcext:value-type="float">
            <text:p>0.0401113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139" calcext:value-type="float">
            <text:p>0.0401113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14" calcext:value-type="float">
            <text:p>0.040111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141" calcext:value-type="float">
            <text:p>0.04011141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1142" calcext:value-type="float">
            <text:p>0.0401114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143" calcext:value-type="float">
            <text:p>0.04011143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144" calcext:value-type="float">
            <text:p>0.04011144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1145" calcext:value-type="float">
            <text:p>0.0401114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146" calcext:value-type="float">
            <text:p>0.04011146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147" calcext:value-type="float">
            <text:p>0.0401114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148" calcext:value-type="float">
            <text:p>0.0401114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149" calcext:value-type="float">
            <text:p>0.04011149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115" calcext:value-type="float">
            <text:p>0.040111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151" calcext:value-type="float">
            <text:p>0.0401115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152" calcext:value-type="float">
            <text:p>0.04011152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1153" calcext:value-type="float">
            <text:p>0.04011153</text:p>
          </table:table-cell>
          <table:table-cell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float" office:value="0.04011154" calcext:value-type="float">
            <text:p>0.0401115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155" calcext:value-type="float">
            <text:p>0.04011155</text:p>
          </table:table-cell>
          <table:table-cell office:value-type="float" office:value="3829" calcext:value-type="float">
            <text:p>3829</text:p>
          </table:table-cell>
          <table:table-cell/>
        </table:table-row>
        <table:table-row table:style-name="ro1">
          <table:table-cell office:value-type="float" office:value="0.04011156" calcext:value-type="float">
            <text:p>0.0401115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157" calcext:value-type="float">
            <text:p>0.0401115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158" calcext:value-type="float">
            <text:p>0.04011158</text:p>
          </table:table-cell>
          <table:table-cell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0.04011159" calcext:value-type="float">
            <text:p>0.04011159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116" calcext:value-type="float">
            <text:p>0.0401116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1161" calcext:value-type="float">
            <text:p>0.04011161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162" calcext:value-type="float">
            <text:p>0.04011162</text:p>
          </table:table-cell>
          <table:table-cell office:value-type="float" office:value="3877" calcext:value-type="float">
            <text:p>3877</text:p>
          </table:table-cell>
          <table:table-cell/>
        </table:table-row>
        <table:table-row table:style-name="ro1">
          <table:table-cell office:value-type="float" office:value="0.04011163" calcext:value-type="float">
            <text:p>0.04011163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1164" calcext:value-type="float">
            <text:p>0.0401116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165" calcext:value-type="float">
            <text:p>0.04011165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166" calcext:value-type="float">
            <text:p>0.0401116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167" calcext:value-type="float">
            <text:p>0.04011167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168" calcext:value-type="float">
            <text:p>0.04011168</text:p>
          </table:table-cell>
          <table:table-cell office:value-type="float" office:value="2415" calcext:value-type="float">
            <text:p>2415</text:p>
          </table:table-cell>
          <table:table-cell/>
        </table:table-row>
        <table:table-row table:style-name="ro1">
          <table:table-cell office:value-type="float" office:value="0.04011169" calcext:value-type="float">
            <text:p>0.04011169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117" calcext:value-type="float">
            <text:p>0.0401117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0.04011171" calcext:value-type="float">
            <text:p>0.04011171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1172" calcext:value-type="float">
            <text:p>0.04011172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173" calcext:value-type="float">
            <text:p>0.04011173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174" calcext:value-type="float">
            <text:p>0.0401117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175" calcext:value-type="float">
            <text:p>0.0401117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176" calcext:value-type="float">
            <text:p>0.04011176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177" calcext:value-type="float">
            <text:p>0.0401117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178" calcext:value-type="float">
            <text:p>0.04011178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179" calcext:value-type="float">
            <text:p>0.04011179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18" calcext:value-type="float">
            <text:p>0.040111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181" calcext:value-type="float">
            <text:p>0.04011181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float" office:value="0.04011182" calcext:value-type="float">
            <text:p>0.04011182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1183" calcext:value-type="float">
            <text:p>0.04011183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184" calcext:value-type="float">
            <text:p>0.04011184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185" calcext:value-type="float">
            <text:p>0.04011185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1186" calcext:value-type="float">
            <text:p>0.04011186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1187" calcext:value-type="float">
            <text:p>0.04011187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1188" calcext:value-type="float">
            <text:p>0.04011188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1189" calcext:value-type="float">
            <text:p>0.04011189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119" calcext:value-type="float">
            <text:p>0.040111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191" calcext:value-type="float">
            <text:p>0.04011191</text:p>
          </table:table-cell>
          <table:table-cell office:value-type="float" office:value="3166" calcext:value-type="float">
            <text:p>3166</text:p>
          </table:table-cell>
          <table:table-cell/>
        </table:table-row>
        <table:table-row table:style-name="ro1">
          <table:table-cell office:value-type="float" office:value="0.04011192" calcext:value-type="float">
            <text:p>0.04011192</text:p>
          </table:table-cell>
          <table:table-cell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0.04011193" calcext:value-type="float">
            <text:p>0.0401119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1194" calcext:value-type="float">
            <text:p>0.040111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195" calcext:value-type="float">
            <text:p>0.04011195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1196" calcext:value-type="float">
            <text:p>0.040111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197" calcext:value-type="float">
            <text:p>0.040111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198" calcext:value-type="float">
            <text:p>0.0401119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1199" calcext:value-type="float">
            <text:p>0.0401119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2" calcext:value-type="float">
            <text:p>0.0401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201" calcext:value-type="float">
            <text:p>0.0401120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1202" calcext:value-type="float">
            <text:p>0.0401120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203" calcext:value-type="float">
            <text:p>0.0401120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204" calcext:value-type="float">
            <text:p>0.04011204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205" calcext:value-type="float">
            <text:p>0.04011205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206" calcext:value-type="float">
            <text:p>0.04011206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1207" calcext:value-type="float">
            <text:p>0.0401120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208" calcext:value-type="float">
            <text:p>0.0401120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209" calcext:value-type="float">
            <text:p>0.04011209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121" calcext:value-type="float">
            <text:p>0.0401121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1211" calcext:value-type="float">
            <text:p>0.04011211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0.04011212" calcext:value-type="float">
            <text:p>0.04011212</text:p>
          </table:table-cell>
          <table:table-cell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float" office:value="0.04011213" calcext:value-type="float">
            <text:p>0.0401121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214" calcext:value-type="float">
            <text:p>0.04011214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1215" calcext:value-type="float">
            <text:p>0.04011215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216" calcext:value-type="float">
            <text:p>0.04011216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1217" calcext:value-type="float">
            <text:p>0.04011217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0.04011218" calcext:value-type="float">
            <text:p>0.0401121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219" calcext:value-type="float">
            <text:p>0.0401121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22" calcext:value-type="float">
            <text:p>0.040112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221" calcext:value-type="float">
            <text:p>0.04011221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222" calcext:value-type="float">
            <text:p>0.04011222</text:p>
          </table:table-cell>
          <table:table-cell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float" office:value="0.04011223" calcext:value-type="float">
            <text:p>0.04011223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1224" calcext:value-type="float">
            <text:p>0.04011224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1225" calcext:value-type="float">
            <text:p>0.04011225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1226" calcext:value-type="float">
            <text:p>0.04011226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1227" calcext:value-type="float">
            <text:p>0.0401122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228" calcext:value-type="float">
            <text:p>0.04011228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1229" calcext:value-type="float">
            <text:p>0.0401122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23" calcext:value-type="float">
            <text:p>0.040112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231" calcext:value-type="float">
            <text:p>0.04011231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0.04011232" calcext:value-type="float">
            <text:p>0.04011232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1233" calcext:value-type="float">
            <text:p>0.0401123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234" calcext:value-type="float">
            <text:p>0.0401123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235" calcext:value-type="float">
            <text:p>0.04011235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1236" calcext:value-type="float">
            <text:p>0.04011236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1237" calcext:value-type="float">
            <text:p>0.04011237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1238" calcext:value-type="float">
            <text:p>0.0401123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239" calcext:value-type="float">
            <text:p>0.0401123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24" calcext:value-type="float">
            <text:p>0.0401124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241" calcext:value-type="float">
            <text:p>0.04011241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242" calcext:value-type="float">
            <text:p>0.04011242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1243" calcext:value-type="float">
            <text:p>0.0401124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244" calcext:value-type="float">
            <text:p>0.0401124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245" calcext:value-type="float">
            <text:p>0.0401124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246" calcext:value-type="float">
            <text:p>0.0401124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247" calcext:value-type="float">
            <text:p>0.0401124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248" calcext:value-type="float">
            <text:p>0.0401124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249" calcext:value-type="float">
            <text:p>0.0401124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25" calcext:value-type="float">
            <text:p>0.040112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251" calcext:value-type="float">
            <text:p>0.0401125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252" calcext:value-type="float">
            <text:p>0.04011252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1253" calcext:value-type="float">
            <text:p>0.0401125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254" calcext:value-type="float">
            <text:p>0.0401125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255" calcext:value-type="float">
            <text:p>0.04011255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1256" calcext:value-type="float">
            <text:p>0.04011256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257" calcext:value-type="float">
            <text:p>0.04011257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258" calcext:value-type="float">
            <text:p>0.0401125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259" calcext:value-type="float">
            <text:p>0.04011259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26" calcext:value-type="float">
            <text:p>0.0401126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261" calcext:value-type="float">
            <text:p>0.04011261</text:p>
          </table:table-cell>
          <table:table-cell office:value-type="float" office:value="3511" calcext:value-type="float">
            <text:p>3511</text:p>
          </table:table-cell>
          <table:table-cell/>
        </table:table-row>
        <table:table-row table:style-name="ro1">
          <table:table-cell office:value-type="float" office:value="0.04011262" calcext:value-type="float">
            <text:p>0.04011262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1263" calcext:value-type="float">
            <text:p>0.0401126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264" calcext:value-type="float">
            <text:p>0.0401126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265" calcext:value-type="float">
            <text:p>0.0401126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266" calcext:value-type="float">
            <text:p>0.04011266</text:p>
          </table:table-cell>
          <table:table-cell office:value-type="float" office:value="2777" calcext:value-type="float">
            <text:p>2777</text:p>
          </table:table-cell>
          <table:table-cell/>
        </table:table-row>
        <table:table-row table:style-name="ro1">
          <table:table-cell office:value-type="float" office:value="0.04011267" calcext:value-type="float">
            <text:p>0.04011267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268" calcext:value-type="float">
            <text:p>0.04011268</text:p>
          </table:table-cell>
          <table:table-cell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0.04011269" calcext:value-type="float">
            <text:p>0.0401126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27" calcext:value-type="float">
            <text:p>0.0401127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1271" calcext:value-type="float">
            <text:p>0.0401127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272" calcext:value-type="float">
            <text:p>0.04011272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273" calcext:value-type="float">
            <text:p>0.04011273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1274" calcext:value-type="float">
            <text:p>0.04011274</text:p>
          </table:table-cell>
          <table:table-cell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float" office:value="0.04011275" calcext:value-type="float">
            <text:p>0.04011275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276" calcext:value-type="float">
            <text:p>0.04011276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0.04011277" calcext:value-type="float">
            <text:p>0.04011277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0.04011278" calcext:value-type="float">
            <text:p>0.0401127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279" calcext:value-type="float">
            <text:p>0.04011279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28" calcext:value-type="float">
            <text:p>0.0401128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float" office:value="0.04011281" calcext:value-type="float">
            <text:p>0.04011281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1282" calcext:value-type="float">
            <text:p>0.04011282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1283" calcext:value-type="float">
            <text:p>0.04011283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284" calcext:value-type="float">
            <text:p>0.04011284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0.04011285" calcext:value-type="float">
            <text:p>0.04011285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1286" calcext:value-type="float">
            <text:p>0.04011286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1287" calcext:value-type="float">
            <text:p>0.04011287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float" office:value="0.04011288" calcext:value-type="float">
            <text:p>0.0401128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289" calcext:value-type="float">
            <text:p>0.04011289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129" calcext:value-type="float">
            <text:p>0.040112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1291" calcext:value-type="float">
            <text:p>0.04011291</text:p>
          </table:table-cell>
          <table:table-cell office:value-type="float" office:value="3041" calcext:value-type="float">
            <text:p>3041</text:p>
          </table:table-cell>
          <table:table-cell/>
        </table:table-row>
        <table:table-row table:style-name="ro1">
          <table:table-cell office:value-type="float" office:value="0.04011292" calcext:value-type="float">
            <text:p>0.0401129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1293" calcext:value-type="float">
            <text:p>0.0401129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294" calcext:value-type="float">
            <text:p>0.04011294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1295" calcext:value-type="float">
            <text:p>0.0401129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296" calcext:value-type="float">
            <text:p>0.04011296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1297" calcext:value-type="float">
            <text:p>0.040112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298" calcext:value-type="float">
            <text:p>0.0401129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299" calcext:value-type="float">
            <text:p>0.0401129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3" calcext:value-type="float">
            <text:p>0.04011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301" calcext:value-type="float">
            <text:p>0.04011301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office:value-type="float" office:value="0.04011302" calcext:value-type="float">
            <text:p>0.0401130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1303" calcext:value-type="float">
            <text:p>0.04011303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0.04011304" calcext:value-type="float">
            <text:p>0.04011304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305" calcext:value-type="float">
            <text:p>0.0401130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306" calcext:value-type="float">
            <text:p>0.04011306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1307" calcext:value-type="float">
            <text:p>0.04011307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0.04011308" calcext:value-type="float">
            <text:p>0.04011308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1309" calcext:value-type="float">
            <text:p>0.04011309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131" calcext:value-type="float">
            <text:p>0.0401131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311" calcext:value-type="float">
            <text:p>0.04011311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1312" calcext:value-type="float">
            <text:p>0.04011312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1313" calcext:value-type="float">
            <text:p>0.04011313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1314" calcext:value-type="float">
            <text:p>0.04011314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1315" calcext:value-type="float">
            <text:p>0.04011315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1316" calcext:value-type="float">
            <text:p>0.0401131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317" calcext:value-type="float">
            <text:p>0.04011317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0.04011318" calcext:value-type="float">
            <text:p>0.04011318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float" office:value="0.04011319" calcext:value-type="float">
            <text:p>0.04011319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32" calcext:value-type="float">
            <text:p>0.0401132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1321" calcext:value-type="float">
            <text:p>0.04011321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322" calcext:value-type="float">
            <text:p>0.0401132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323" calcext:value-type="float">
            <text:p>0.0401132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324" calcext:value-type="float">
            <text:p>0.04011324</text:p>
          </table:table-cell>
          <table:table-cell office:value-type="float" office:value="2839" calcext:value-type="float">
            <text:p>2839</text:p>
          </table:table-cell>
          <table:table-cell/>
        </table:table-row>
        <table:table-row table:style-name="ro1">
          <table:table-cell office:value-type="float" office:value="0.04011325" calcext:value-type="float">
            <text:p>0.04011325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1326" calcext:value-type="float">
            <text:p>0.04011326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1327" calcext:value-type="float">
            <text:p>0.04011327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1328" calcext:value-type="float">
            <text:p>0.04011328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1329" calcext:value-type="float">
            <text:p>0.0401132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33" calcext:value-type="float">
            <text:p>0.0401133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331" calcext:value-type="float">
            <text:p>0.04011331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332" calcext:value-type="float">
            <text:p>0.04011332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333" calcext:value-type="float">
            <text:p>0.04011333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1334" calcext:value-type="float">
            <text:p>0.0401133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335" calcext:value-type="float">
            <text:p>0.0401133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336" calcext:value-type="float">
            <text:p>0.04011336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1337" calcext:value-type="float">
            <text:p>0.0401133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338" calcext:value-type="float">
            <text:p>0.04011338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1339" calcext:value-type="float">
            <text:p>0.0401133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34" calcext:value-type="float">
            <text:p>0.040113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341" calcext:value-type="float">
            <text:p>0.0401134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342" calcext:value-type="float">
            <text:p>0.04011342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343" calcext:value-type="float">
            <text:p>0.0401134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344" calcext:value-type="float">
            <text:p>0.0401134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345" calcext:value-type="float">
            <text:p>0.0401134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346" calcext:value-type="float">
            <text:p>0.0401134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347" calcext:value-type="float">
            <text:p>0.0401134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348" calcext:value-type="float">
            <text:p>0.0401134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349" calcext:value-type="float">
            <text:p>0.04011349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135" calcext:value-type="float">
            <text:p>0.040113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351" calcext:value-type="float">
            <text:p>0.0401135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352" calcext:value-type="float">
            <text:p>0.04011352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353" calcext:value-type="float">
            <text:p>0.04011353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1354" calcext:value-type="float">
            <text:p>0.04011354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355" calcext:value-type="float">
            <text:p>0.04011355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1356" calcext:value-type="float">
            <text:p>0.04011356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1357" calcext:value-type="float">
            <text:p>0.04011357</text:p>
          </table:table-cell>
          <table:table-cell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0.04011358" calcext:value-type="float">
            <text:p>0.04011358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359" calcext:value-type="float">
            <text:p>0.04011359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36" calcext:value-type="float">
            <text:p>0.0401136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361" calcext:value-type="float">
            <text:p>0.04011361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362" calcext:value-type="float">
            <text:p>0.04011362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1363" calcext:value-type="float">
            <text:p>0.04011363</text:p>
          </table:table-cell>
          <table:table-cell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0.04011364" calcext:value-type="float">
            <text:p>0.04011364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365" calcext:value-type="float">
            <text:p>0.0401136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366" calcext:value-type="float">
            <text:p>0.04011366</text:p>
          </table:table-cell>
          <table:table-cell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float" office:value="0.04011367" calcext:value-type="float">
            <text:p>0.0401136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368" calcext:value-type="float">
            <text:p>0.04011368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1369" calcext:value-type="float">
            <text:p>0.04011369</text:p>
          </table:table-cell>
          <table:table-cell office:value-type="float" office:value="3398" calcext:value-type="float">
            <text:p>3398</text:p>
          </table:table-cell>
          <table:table-cell/>
        </table:table-row>
        <table:table-row table:style-name="ro1">
          <table:table-cell office:value-type="float" office:value="0.0401137" calcext:value-type="float">
            <text:p>0.040113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371" calcext:value-type="float">
            <text:p>0.04011371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1372" calcext:value-type="float">
            <text:p>0.0401137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373" calcext:value-type="float">
            <text:p>0.04011373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0.04011374" calcext:value-type="float">
            <text:p>0.04011374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1375" calcext:value-type="float">
            <text:p>0.04011375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1376" calcext:value-type="float">
            <text:p>0.04011376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1377" calcext:value-type="float">
            <text:p>0.04011377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0.04011378" calcext:value-type="float">
            <text:p>0.04011378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379" calcext:value-type="float">
            <text:p>0.04011379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138" calcext:value-type="float">
            <text:p>0.040113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381" calcext:value-type="float">
            <text:p>0.04011381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382" calcext:value-type="float">
            <text:p>0.04011382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1383" calcext:value-type="float">
            <text:p>0.04011383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1384" calcext:value-type="float">
            <text:p>0.04011384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1385" calcext:value-type="float">
            <text:p>0.0401138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386" calcext:value-type="float">
            <text:p>0.0401138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387" calcext:value-type="float">
            <text:p>0.0401138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388" calcext:value-type="float">
            <text:p>0.04011388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0.04011389" calcext:value-type="float">
            <text:p>0.04011389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39" calcext:value-type="float">
            <text:p>0.0401139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1391" calcext:value-type="float">
            <text:p>0.0401139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392" calcext:value-type="float">
            <text:p>0.04011392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393" calcext:value-type="float">
            <text:p>0.04011393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0.04011394" calcext:value-type="float">
            <text:p>0.0401139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395" calcext:value-type="float">
            <text:p>0.04011395</text:p>
          </table:table-cell>
          <table:table-cell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0.04011396" calcext:value-type="float">
            <text:p>0.0401139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1397" calcext:value-type="float">
            <text:p>0.0401139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1398" calcext:value-type="float">
            <text:p>0.040113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1399" calcext:value-type="float">
            <text:p>0.0401139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4" calcext:value-type="float">
            <text:p>0.04011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401" calcext:value-type="float">
            <text:p>0.04011401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0.04011402" calcext:value-type="float">
            <text:p>0.04011402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0.04011403" calcext:value-type="float">
            <text:p>0.04011403</text:p>
          </table:table-cell>
          <table:table-cell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float" office:value="0.04011404" calcext:value-type="float">
            <text:p>0.0401140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405" calcext:value-type="float">
            <text:p>0.04011405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1406" calcext:value-type="float">
            <text:p>0.04011406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1407" calcext:value-type="float">
            <text:p>0.0401140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408" calcext:value-type="float">
            <text:p>0.04011408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1409" calcext:value-type="float">
            <text:p>0.0401140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41" calcext:value-type="float">
            <text:p>0.0401141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1411" calcext:value-type="float">
            <text:p>0.04011411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412" calcext:value-type="float">
            <text:p>0.0401141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413" calcext:value-type="float">
            <text:p>0.04011413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414" calcext:value-type="float">
            <text:p>0.04011414</text:p>
          </table:table-cell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float" office:value="0.04011415" calcext:value-type="float">
            <text:p>0.0401141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416" calcext:value-type="float">
            <text:p>0.04011416</text:p>
          </table:table-cell>
          <table:table-cell office:value-type="float" office:value="3888" calcext:value-type="float">
            <text:p>3888</text:p>
          </table:table-cell>
          <table:table-cell/>
        </table:table-row>
        <table:table-row table:style-name="ro1">
          <table:table-cell office:value-type="float" office:value="0.04011417" calcext:value-type="float">
            <text:p>0.04011417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1418" calcext:value-type="float">
            <text:p>0.04011418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419" calcext:value-type="float">
            <text:p>0.04011419</text:p>
          </table:table-cell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float" office:value="0.0401142" calcext:value-type="float">
            <text:p>0.0401142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float" office:value="0.04011421" calcext:value-type="float">
            <text:p>0.04011421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0.04011422" calcext:value-type="float">
            <text:p>0.0401142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423" calcext:value-type="float">
            <text:p>0.04011423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1424" calcext:value-type="float">
            <text:p>0.04011424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1425" calcext:value-type="float">
            <text:p>0.04011425</text:p>
          </table:table-cell>
          <table:table-cell office:value-type="float" office:value="3447" calcext:value-type="float">
            <text:p>3447</text:p>
          </table:table-cell>
          <table:table-cell/>
        </table:table-row>
        <table:table-row table:style-name="ro1">
          <table:table-cell office:value-type="float" office:value="0.04011426" calcext:value-type="float">
            <text:p>0.04011426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1427" calcext:value-type="float">
            <text:p>0.04011427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428" calcext:value-type="float">
            <text:p>0.0401142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429" calcext:value-type="float">
            <text:p>0.04011429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143" calcext:value-type="float">
            <text:p>0.040114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431" calcext:value-type="float">
            <text:p>0.04011431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0.04011432" calcext:value-type="float">
            <text:p>0.0401143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433" calcext:value-type="float">
            <text:p>0.04011433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434" calcext:value-type="float">
            <text:p>0.0401143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435" calcext:value-type="float">
            <text:p>0.0401143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436" calcext:value-type="float">
            <text:p>0.0401143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437" calcext:value-type="float">
            <text:p>0.04011437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1438" calcext:value-type="float">
            <text:p>0.0401143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439" calcext:value-type="float">
            <text:p>0.04011439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44" calcext:value-type="float">
            <text:p>0.040114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441" calcext:value-type="float">
            <text:p>0.04011441</text:p>
          </table:table-cell>
          <table:table-cell office:value-type="float" office:value="3945" calcext:value-type="float">
            <text:p>3945</text:p>
          </table:table-cell>
          <table:table-cell/>
        </table:table-row>
        <table:table-row table:style-name="ro1">
          <table:table-cell office:value-type="float" office:value="0.04011442" calcext:value-type="float">
            <text:p>0.0401144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443" calcext:value-type="float">
            <text:p>0.04011443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444" calcext:value-type="float">
            <text:p>0.0401144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445" calcext:value-type="float">
            <text:p>0.04011445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446" calcext:value-type="float">
            <text:p>0.04011446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447" calcext:value-type="float">
            <text:p>0.0401144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448" calcext:value-type="float">
            <text:p>0.04011448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449" calcext:value-type="float">
            <text:p>0.0401144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45" calcext:value-type="float">
            <text:p>0.040114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451" calcext:value-type="float">
            <text:p>0.0401145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452" calcext:value-type="float">
            <text:p>0.04011452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1453" calcext:value-type="float">
            <text:p>0.0401145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454" calcext:value-type="float">
            <text:p>0.0401145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455" calcext:value-type="float">
            <text:p>0.04011455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1456" calcext:value-type="float">
            <text:p>0.0401145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457" calcext:value-type="float">
            <text:p>0.0401145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458" calcext:value-type="float">
            <text:p>0.0401145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459" calcext:value-type="float">
            <text:p>0.0401145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46" calcext:value-type="float">
            <text:p>0.0401146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461" calcext:value-type="float">
            <text:p>0.0401146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462" calcext:value-type="float">
            <text:p>0.04011462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463" calcext:value-type="float">
            <text:p>0.04011463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0.04011464" calcext:value-type="float">
            <text:p>0.04011464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465" calcext:value-type="float">
            <text:p>0.0401146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466" calcext:value-type="float">
            <text:p>0.0401146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467" calcext:value-type="float">
            <text:p>0.04011467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468" calcext:value-type="float">
            <text:p>0.04011468</text:p>
          </table:table-cell>
          <table:table-cell office:value-type="float" office:value="3705" calcext:value-type="float">
            <text:p>3705</text:p>
          </table:table-cell>
          <table:table-cell/>
        </table:table-row>
        <table:table-row table:style-name="ro1">
          <table:table-cell office:value-type="float" office:value="0.04011469" calcext:value-type="float">
            <text:p>0.04011469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float" office:value="0.0401147" calcext:value-type="float">
            <text:p>0.0401147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0.04011471" calcext:value-type="float">
            <text:p>0.04011471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11472" calcext:value-type="float">
            <text:p>0.04011472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0.04011473" calcext:value-type="float">
            <text:p>0.04011473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0.04011474" calcext:value-type="float">
            <text:p>0.0401147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475" calcext:value-type="float">
            <text:p>0.04011475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476" calcext:value-type="float">
            <text:p>0.0401147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477" calcext:value-type="float">
            <text:p>0.0401147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478" calcext:value-type="float">
            <text:p>0.04011478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1479" calcext:value-type="float">
            <text:p>0.04011479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148" calcext:value-type="float">
            <text:p>0.0401148</text:p>
          </table:table-cell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float" office:value="0.04011481" calcext:value-type="float">
            <text:p>0.04011481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482" calcext:value-type="float">
            <text:p>0.04011482</text:p>
          </table:table-cell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0.04011483" calcext:value-type="float">
            <text:p>0.04011483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1484" calcext:value-type="float">
            <text:p>0.0401148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485" calcext:value-type="float">
            <text:p>0.04011485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486" calcext:value-type="float">
            <text:p>0.04011486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487" calcext:value-type="float">
            <text:p>0.0401148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488" calcext:value-type="float">
            <text:p>0.04011488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1489" calcext:value-type="float">
            <text:p>0.04011489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1149" calcext:value-type="float">
            <text:p>0.0401149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1491" calcext:value-type="float">
            <text:p>0.04011491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0.04011492" calcext:value-type="float">
            <text:p>0.0401149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493" calcext:value-type="float">
            <text:p>0.04011493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0.04011494" calcext:value-type="float">
            <text:p>0.04011494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1495" calcext:value-type="float">
            <text:p>0.0401149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496" calcext:value-type="float">
            <text:p>0.04011496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1497" calcext:value-type="float">
            <text:p>0.0401149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0.04011498" calcext:value-type="float">
            <text:p>0.040114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499" calcext:value-type="float">
            <text:p>0.040114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5" calcext:value-type="float">
            <text:p>0.04011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501" calcext:value-type="float">
            <text:p>0.0401150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1502" calcext:value-type="float">
            <text:p>0.0401150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503" calcext:value-type="float">
            <text:p>0.04011503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504" calcext:value-type="float">
            <text:p>0.0401150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505" calcext:value-type="float">
            <text:p>0.0401150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506" calcext:value-type="float">
            <text:p>0.04011506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1507" calcext:value-type="float">
            <text:p>0.04011507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508" calcext:value-type="float">
            <text:p>0.04011508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509" calcext:value-type="float">
            <text:p>0.04011509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0.0401151" calcext:value-type="float">
            <text:p>0.040115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511" calcext:value-type="float">
            <text:p>0.04011511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1512" calcext:value-type="float">
            <text:p>0.04011512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float" office:value="0.04011513" calcext:value-type="float">
            <text:p>0.04011513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1514" calcext:value-type="float">
            <text:p>0.04011514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1515" calcext:value-type="float">
            <text:p>0.0401151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516" calcext:value-type="float">
            <text:p>0.0401151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517" calcext:value-type="float">
            <text:p>0.04011517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518" calcext:value-type="float">
            <text:p>0.04011518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1519" calcext:value-type="float">
            <text:p>0.04011519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152" calcext:value-type="float">
            <text:p>0.040115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521" calcext:value-type="float">
            <text:p>0.04011521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522" calcext:value-type="float">
            <text:p>0.04011522</text:p>
          </table:table-cell>
          <table:table-cell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float" office:value="0.04011523" calcext:value-type="float">
            <text:p>0.0401152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524" calcext:value-type="float">
            <text:p>0.04011524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1525" calcext:value-type="float">
            <text:p>0.04011525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1526" calcext:value-type="float">
            <text:p>0.04011526</text:p>
          </table:table-cell>
          <table:table-cell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float" office:value="0.04011527" calcext:value-type="float">
            <text:p>0.04011527</text:p>
          </table:table-cell>
          <table:table-cell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0.04011528" calcext:value-type="float">
            <text:p>0.04011528</text:p>
          </table:table-cell>
          <table:table-cell office:value-type="float" office:value="2815" calcext:value-type="float">
            <text:p>2815</text:p>
          </table:table-cell>
          <table:table-cell/>
        </table:table-row>
        <table:table-row table:style-name="ro1">
          <table:table-cell office:value-type="float" office:value="0.04011529" calcext:value-type="float">
            <text:p>0.0401152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53" calcext:value-type="float">
            <text:p>0.0401153</text:p>
          </table:table-cell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0.04011531" calcext:value-type="float">
            <text:p>0.0401153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532" calcext:value-type="float">
            <text:p>0.0401153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533" calcext:value-type="float">
            <text:p>0.04011533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1534" calcext:value-type="float">
            <text:p>0.04011534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1535" calcext:value-type="float">
            <text:p>0.0401153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536" calcext:value-type="float">
            <text:p>0.0401153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537" calcext:value-type="float">
            <text:p>0.04011537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538" calcext:value-type="float">
            <text:p>0.04011538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1539" calcext:value-type="float">
            <text:p>0.04011539</text:p>
          </table:table-cell>
          <table:table-cell office:value-type="float" office:value="3799" calcext:value-type="float">
            <text:p>3799</text:p>
          </table:table-cell>
          <table:table-cell/>
        </table:table-row>
        <table:table-row table:style-name="ro1">
          <table:table-cell office:value-type="float" office:value="0.0401154" calcext:value-type="float">
            <text:p>0.040115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541" calcext:value-type="float">
            <text:p>0.04011541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1542" calcext:value-type="float">
            <text:p>0.04011542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543" calcext:value-type="float">
            <text:p>0.0401154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544" calcext:value-type="float">
            <text:p>0.04011544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1545" calcext:value-type="float">
            <text:p>0.0401154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546" calcext:value-type="float">
            <text:p>0.0401154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547" calcext:value-type="float">
            <text:p>0.04011547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1548" calcext:value-type="float">
            <text:p>0.0401154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549" calcext:value-type="float">
            <text:p>0.0401154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55" calcext:value-type="float">
            <text:p>0.040115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551" calcext:value-type="float">
            <text:p>0.0401155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552" calcext:value-type="float">
            <text:p>0.0401155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553" calcext:value-type="float">
            <text:p>0.0401155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554" calcext:value-type="float">
            <text:p>0.04011554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555" calcext:value-type="float">
            <text:p>0.04011555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1556" calcext:value-type="float">
            <text:p>0.04011556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0.04011557" calcext:value-type="float">
            <text:p>0.04011557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1558" calcext:value-type="float">
            <text:p>0.04011558</text:p>
          </table:table-cell>
          <table:table-cell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float" office:value="0.04011559" calcext:value-type="float">
            <text:p>0.04011559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56" calcext:value-type="float">
            <text:p>0.0401156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561" calcext:value-type="float">
            <text:p>0.04011561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0.04011562" calcext:value-type="float">
            <text:p>0.04011562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1563" calcext:value-type="float">
            <text:p>0.04011563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1564" calcext:value-type="float">
            <text:p>0.04011564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565" calcext:value-type="float">
            <text:p>0.04011565</text:p>
          </table:table-cell>
          <table:table-cell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float" office:value="0.04011566" calcext:value-type="float">
            <text:p>0.04011566</text:p>
          </table:table-cell>
          <table:table-cell office:value-type="float" office:value="3038" calcext:value-type="float">
            <text:p>3038</text:p>
          </table:table-cell>
          <table:table-cell/>
        </table:table-row>
        <table:table-row table:style-name="ro1">
          <table:table-cell office:value-type="float" office:value="0.04011567" calcext:value-type="float">
            <text:p>0.0401156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568" calcext:value-type="float">
            <text:p>0.04011568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1569" calcext:value-type="float">
            <text:p>0.04011569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57" calcext:value-type="float">
            <text:p>0.0401157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571" calcext:value-type="float">
            <text:p>0.04011571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1572" calcext:value-type="float">
            <text:p>0.04011572</text:p>
          </table:table-cell>
          <table:table-cell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0.04011573" calcext:value-type="float">
            <text:p>0.04011573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0.04011574" calcext:value-type="float">
            <text:p>0.04011574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1575" calcext:value-type="float">
            <text:p>0.0401157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576" calcext:value-type="float">
            <text:p>0.04011576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1577" calcext:value-type="float">
            <text:p>0.0401157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578" calcext:value-type="float">
            <text:p>0.04011578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579" calcext:value-type="float">
            <text:p>0.0401157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58" calcext:value-type="float">
            <text:p>0.040115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581" calcext:value-type="float">
            <text:p>0.04011581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582" calcext:value-type="float">
            <text:p>0.04011582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0.04011583" calcext:value-type="float">
            <text:p>0.0401158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584" calcext:value-type="float">
            <text:p>0.04011584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float" office:value="0.04011585" calcext:value-type="float">
            <text:p>0.04011585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1586" calcext:value-type="float">
            <text:p>0.0401158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587" calcext:value-type="float">
            <text:p>0.0401158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588" calcext:value-type="float">
            <text:p>0.04011588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1589" calcext:value-type="float">
            <text:p>0.04011589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0.0401159" calcext:value-type="float">
            <text:p>0.0401159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1591" calcext:value-type="float">
            <text:p>0.04011591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1592" calcext:value-type="float">
            <text:p>0.0401159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0.04011593" calcext:value-type="float">
            <text:p>0.04011593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1594" calcext:value-type="float">
            <text:p>0.0401159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1595" calcext:value-type="float">
            <text:p>0.04011595</text:p>
          </table:table-cell>
          <table:table-cell office:value-type="float" office:value="3514" calcext:value-type="float">
            <text:p>3514</text:p>
          </table:table-cell>
          <table:table-cell/>
        </table:table-row>
        <table:table-row table:style-name="ro1">
          <table:table-cell office:value-type="float" office:value="0.04011596" calcext:value-type="float">
            <text:p>0.04011596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0.04011597" calcext:value-type="float">
            <text:p>0.0401159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1598" calcext:value-type="float">
            <text:p>0.04011598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0.04011599" calcext:value-type="float">
            <text:p>0.0401159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6" calcext:value-type="float">
            <text:p>0.0401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601" calcext:value-type="float">
            <text:p>0.0401160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1602" calcext:value-type="float">
            <text:p>0.0401160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603" calcext:value-type="float">
            <text:p>0.0401160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1604" calcext:value-type="float">
            <text:p>0.04011604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1605" calcext:value-type="float">
            <text:p>0.0401160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606" calcext:value-type="float">
            <text:p>0.04011606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0.04011607" calcext:value-type="float">
            <text:p>0.0401160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608" calcext:value-type="float">
            <text:p>0.0401160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609" calcext:value-type="float">
            <text:p>0.04011609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0.0401161" calcext:value-type="float">
            <text:p>0.040116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611" calcext:value-type="float">
            <text:p>0.0401161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612" calcext:value-type="float">
            <text:p>0.0401161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613" calcext:value-type="float">
            <text:p>0.04011613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1614" calcext:value-type="float">
            <text:p>0.04011614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1615" calcext:value-type="float">
            <text:p>0.04011615</text:p>
          </table:table-cell>
          <table:table-cell office:value-type="float" office:value="3361" calcext:value-type="float">
            <text:p>3361</text:p>
          </table:table-cell>
          <table:table-cell/>
        </table:table-row>
        <table:table-row table:style-name="ro1">
          <table:table-cell office:value-type="float" office:value="0.04011616" calcext:value-type="float">
            <text:p>0.04011616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617" calcext:value-type="float">
            <text:p>0.04011617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1618" calcext:value-type="float">
            <text:p>0.0401161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619" calcext:value-type="float">
            <text:p>0.04011619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162" calcext:value-type="float">
            <text:p>0.0401162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1621" calcext:value-type="float">
            <text:p>0.04011621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622" calcext:value-type="float">
            <text:p>0.04011622</text:p>
          </table:table-cell>
          <table:table-cell office:value-type="float" office:value="3939" calcext:value-type="float">
            <text:p>3939</text:p>
          </table:table-cell>
          <table:table-cell/>
        </table:table-row>
        <table:table-row table:style-name="ro1">
          <table:table-cell office:value-type="float" office:value="0.04011623" calcext:value-type="float">
            <text:p>0.0401162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624" calcext:value-type="float">
            <text:p>0.0401162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625" calcext:value-type="float">
            <text:p>0.04011625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0.04011626" calcext:value-type="float">
            <text:p>0.04011626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1627" calcext:value-type="float">
            <text:p>0.04011627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1628" calcext:value-type="float">
            <text:p>0.04011628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1629" calcext:value-type="float">
            <text:p>0.04011629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163" calcext:value-type="float">
            <text:p>0.0401163</text:p>
          </table:table-cell>
          <table:table-cell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float" office:value="0.04011631" calcext:value-type="float">
            <text:p>0.0401163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632" calcext:value-type="float">
            <text:p>0.0401163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633" calcext:value-type="float">
            <text:p>0.04011633</text:p>
          </table:table-cell>
          <table:table-cell office:value-type="float" office:value="3199" calcext:value-type="float">
            <text:p>3199</text:p>
          </table:table-cell>
          <table:table-cell/>
        </table:table-row>
        <table:table-row table:style-name="ro1">
          <table:table-cell office:value-type="float" office:value="0.04011634" calcext:value-type="float">
            <text:p>0.04011634</text:p>
          </table:table-cell>
          <table:table-cell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0.04011635" calcext:value-type="float">
            <text:p>0.04011635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1636" calcext:value-type="float">
            <text:p>0.0401163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637" calcext:value-type="float">
            <text:p>0.0401163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638" calcext:value-type="float">
            <text:p>0.04011638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1639" calcext:value-type="float">
            <text:p>0.04011639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float" office:value="0.0401164" calcext:value-type="float">
            <text:p>0.0401164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1641" calcext:value-type="float">
            <text:p>0.04011641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1642" calcext:value-type="float">
            <text:p>0.0401164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643" calcext:value-type="float">
            <text:p>0.0401164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644" calcext:value-type="float">
            <text:p>0.04011644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645" calcext:value-type="float">
            <text:p>0.04011645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1646" calcext:value-type="float">
            <text:p>0.0401164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647" calcext:value-type="float">
            <text:p>0.0401164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648" calcext:value-type="float">
            <text:p>0.0401164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649" calcext:value-type="float">
            <text:p>0.0401164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65" calcext:value-type="float">
            <text:p>0.040116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651" calcext:value-type="float">
            <text:p>0.0401165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652" calcext:value-type="float">
            <text:p>0.0401165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653" calcext:value-type="float">
            <text:p>0.0401165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654" calcext:value-type="float">
            <text:p>0.04011654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655" calcext:value-type="float">
            <text:p>0.04011655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1656" calcext:value-type="float">
            <text:p>0.04011656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657" calcext:value-type="float">
            <text:p>0.04011657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658" calcext:value-type="float">
            <text:p>0.04011658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1659" calcext:value-type="float">
            <text:p>0.0401165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66" calcext:value-type="float">
            <text:p>0.040116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661" calcext:value-type="float">
            <text:p>0.04011661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662" calcext:value-type="float">
            <text:p>0.04011662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663" calcext:value-type="float">
            <text:p>0.0401166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664" calcext:value-type="float">
            <text:p>0.04011664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1665" calcext:value-type="float">
            <text:p>0.04011665</text:p>
          </table:table-cell>
          <table:table-cell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float" office:value="0.04011666" calcext:value-type="float">
            <text:p>0.04011666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667" calcext:value-type="float">
            <text:p>0.0401166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668" calcext:value-type="float">
            <text:p>0.04011668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669" calcext:value-type="float">
            <text:p>0.04011669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167" calcext:value-type="float">
            <text:p>0.0401167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671" calcext:value-type="float">
            <text:p>0.04011671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1672" calcext:value-type="float">
            <text:p>0.04011672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673" calcext:value-type="float">
            <text:p>0.04011673</text:p>
          </table:table-cell>
          <table:table-cell office:value-type="float" office:value="3215" calcext:value-type="float">
            <text:p>3215</text:p>
          </table:table-cell>
          <table:table-cell/>
        </table:table-row>
        <table:table-row table:style-name="ro1">
          <table:table-cell office:value-type="float" office:value="0.04011674" calcext:value-type="float">
            <text:p>0.04011674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float" office:value="0.04011675" calcext:value-type="float">
            <text:p>0.04011675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676" calcext:value-type="float">
            <text:p>0.04011676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1677" calcext:value-type="float">
            <text:p>0.04011677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1678" calcext:value-type="float">
            <text:p>0.04011678</text:p>
          </table:table-cell>
          <table:table-cell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float" office:value="0.04011679" calcext:value-type="float">
            <text:p>0.04011679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168" calcext:value-type="float">
            <text:p>0.0401168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681" calcext:value-type="float">
            <text:p>0.0401168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682" calcext:value-type="float">
            <text:p>0.0401168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683" calcext:value-type="float">
            <text:p>0.04011683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684" calcext:value-type="float">
            <text:p>0.04011684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1685" calcext:value-type="float">
            <text:p>0.0401168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4011686" calcext:value-type="float">
            <text:p>0.04011686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687" calcext:value-type="float">
            <text:p>0.04011687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1688" calcext:value-type="float">
            <text:p>0.0401168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1689" calcext:value-type="float">
            <text:p>0.04011689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169" calcext:value-type="float">
            <text:p>0.0401169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1691" calcext:value-type="float">
            <text:p>0.04011691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692" calcext:value-type="float">
            <text:p>0.04011692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1693" calcext:value-type="float">
            <text:p>0.0401169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694" calcext:value-type="float">
            <text:p>0.04011694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695" calcext:value-type="float">
            <text:p>0.04011695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04011696" calcext:value-type="float">
            <text:p>0.0401169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697" calcext:value-type="float">
            <text:p>0.04011697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1698" calcext:value-type="float">
            <text:p>0.040116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699" calcext:value-type="float">
            <text:p>0.04011699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17" calcext:value-type="float">
            <text:p>0.0401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701" calcext:value-type="float">
            <text:p>0.0401170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702" calcext:value-type="float">
            <text:p>0.0401170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703" calcext:value-type="float">
            <text:p>0.0401170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704" calcext:value-type="float">
            <text:p>0.04011704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0.04011705" calcext:value-type="float">
            <text:p>0.04011705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1706" calcext:value-type="float">
            <text:p>0.04011706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1707" calcext:value-type="float">
            <text:p>0.04011707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1708" calcext:value-type="float">
            <text:p>0.04011708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709" calcext:value-type="float">
            <text:p>0.04011709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171" calcext:value-type="float">
            <text:p>0.0401171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1711" calcext:value-type="float">
            <text:p>0.0401171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1712" calcext:value-type="float">
            <text:p>0.04011712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0.04011713" calcext:value-type="float">
            <text:p>0.04011713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714" calcext:value-type="float">
            <text:p>0.04011714</text:p>
          </table:table-cell>
          <table:table-cell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0.04011715" calcext:value-type="float">
            <text:p>0.0401171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716" calcext:value-type="float">
            <text:p>0.04011716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1717" calcext:value-type="float">
            <text:p>0.04011717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0.04011718" calcext:value-type="float">
            <text:p>0.04011718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1719" calcext:value-type="float">
            <text:p>0.04011719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72" calcext:value-type="float">
            <text:p>0.0401172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0.04011721" calcext:value-type="float">
            <text:p>0.04011721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0.04011722" calcext:value-type="float">
            <text:p>0.04011722</text:p>
          </table:table-cell>
          <table:table-cell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0.04011723" calcext:value-type="float">
            <text:p>0.0401172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724" calcext:value-type="float">
            <text:p>0.0401172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725" calcext:value-type="float">
            <text:p>0.0401172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726" calcext:value-type="float">
            <text:p>0.04011726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727" calcext:value-type="float">
            <text:p>0.04011727</text:p>
          </table:table-cell>
          <table:table-cell office:value-type="float" office:value="2839" calcext:value-type="float">
            <text:p>2839</text:p>
          </table:table-cell>
          <table:table-cell/>
        </table:table-row>
        <table:table-row table:style-name="ro1">
          <table:table-cell office:value-type="float" office:value="0.04011728" calcext:value-type="float">
            <text:p>0.04011728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0.04011729" calcext:value-type="float">
            <text:p>0.04011729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173" calcext:value-type="float">
            <text:p>0.0401173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1731" calcext:value-type="float">
            <text:p>0.04011731</text:p>
          </table:table-cell>
          <table:table-cell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float" office:value="0.04011732" calcext:value-type="float">
            <text:p>0.04011732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0.04011733" calcext:value-type="float">
            <text:p>0.0401173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734" calcext:value-type="float">
            <text:p>0.0401173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735" calcext:value-type="float">
            <text:p>0.0401173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736" calcext:value-type="float">
            <text:p>0.04011736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1737" calcext:value-type="float">
            <text:p>0.0401173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738" calcext:value-type="float">
            <text:p>0.0401173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739" calcext:value-type="float">
            <text:p>0.04011739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174" calcext:value-type="float">
            <text:p>0.040117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741" calcext:value-type="float">
            <text:p>0.04011741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1742" calcext:value-type="float">
            <text:p>0.0401174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743" calcext:value-type="float">
            <text:p>0.04011743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744" calcext:value-type="float">
            <text:p>0.0401174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745" calcext:value-type="float">
            <text:p>0.04011745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746" calcext:value-type="float">
            <text:p>0.0401174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747" calcext:value-type="float">
            <text:p>0.0401174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748" calcext:value-type="float">
            <text:p>0.04011748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749" calcext:value-type="float">
            <text:p>0.04011749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175" calcext:value-type="float">
            <text:p>0.040117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751" calcext:value-type="float">
            <text:p>0.0401175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752" calcext:value-type="float">
            <text:p>0.0401175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753" calcext:value-type="float">
            <text:p>0.0401175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754" calcext:value-type="float">
            <text:p>0.04011754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755" calcext:value-type="float">
            <text:p>0.04011755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756" calcext:value-type="float">
            <text:p>0.0401175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757" calcext:value-type="float">
            <text:p>0.04011757</text:p>
          </table:table-cell>
          <table:table-cell office:value-type="float" office:value="4030" calcext:value-type="float">
            <text:p>4030</text:p>
          </table:table-cell>
          <table:table-cell/>
        </table:table-row>
        <table:table-row table:style-name="ro1">
          <table:table-cell office:value-type="float" office:value="0.04011758" calcext:value-type="float">
            <text:p>0.04011758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1759" calcext:value-type="float">
            <text:p>0.0401175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76" calcext:value-type="float">
            <text:p>0.0401176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1761" calcext:value-type="float">
            <text:p>0.0401176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762" calcext:value-type="float">
            <text:p>0.0401176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763" calcext:value-type="float">
            <text:p>0.04011763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1764" calcext:value-type="float">
            <text:p>0.04011764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765" calcext:value-type="float">
            <text:p>0.04011765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1766" calcext:value-type="float">
            <text:p>0.04011766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1767" calcext:value-type="float">
            <text:p>0.0401176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768" calcext:value-type="float">
            <text:p>0.0401176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769" calcext:value-type="float">
            <text:p>0.04011769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77" calcext:value-type="float">
            <text:p>0.0401177</text:p>
          </table:table-cell>
          <table:table-cell office:value-type="float" office:value="3678" calcext:value-type="float">
            <text:p>3678</text:p>
          </table:table-cell>
          <table:table-cell/>
        </table:table-row>
        <table:table-row table:style-name="ro1">
          <table:table-cell office:value-type="float" office:value="0.04011771" calcext:value-type="float">
            <text:p>0.04011771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1772" calcext:value-type="float">
            <text:p>0.04011772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1773" calcext:value-type="float">
            <text:p>0.04011773</text:p>
          </table:table-cell>
          <table:table-cell office:value-type="float" office:value="2297" calcext:value-type="float">
            <text:p>2297</text:p>
          </table:table-cell>
          <table:table-cell/>
        </table:table-row>
        <table:table-row table:style-name="ro1">
          <table:table-cell office:value-type="float" office:value="0.04011774" calcext:value-type="float">
            <text:p>0.04011774</text:p>
          </table:table-cell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float" office:value="0.04011775" calcext:value-type="float">
            <text:p>0.0401177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776" calcext:value-type="float">
            <text:p>0.04011776</text:p>
          </table:table-cell>
          <table:table-cell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0.04011777" calcext:value-type="float">
            <text:p>0.04011777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778" calcext:value-type="float">
            <text:p>0.04011778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1779" calcext:value-type="float">
            <text:p>0.04011779</text:p>
          </table:table-cell>
          <table:table-cell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0.0401178" calcext:value-type="float">
            <text:p>0.0401178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1781" calcext:value-type="float">
            <text:p>0.0401178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782" calcext:value-type="float">
            <text:p>0.04011782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1783" calcext:value-type="float">
            <text:p>0.04011783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784" calcext:value-type="float">
            <text:p>0.04011784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1785" calcext:value-type="float">
            <text:p>0.04011785</text:p>
          </table:table-cell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0.04011786" calcext:value-type="float">
            <text:p>0.0401178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787" calcext:value-type="float">
            <text:p>0.04011787</text:p>
          </table:table-cell>
          <table:table-cell office:value-type="float" office:value="4027" calcext:value-type="float">
            <text:p>4027</text:p>
          </table:table-cell>
          <table:table-cell/>
        </table:table-row>
        <table:table-row table:style-name="ro1">
          <table:table-cell office:value-type="float" office:value="0.04011788" calcext:value-type="float">
            <text:p>0.04011788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789" calcext:value-type="float">
            <text:p>0.04011789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79" calcext:value-type="float">
            <text:p>0.0401179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1791" calcext:value-type="float">
            <text:p>0.04011791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11792" calcext:value-type="float">
            <text:p>0.0401179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793" calcext:value-type="float">
            <text:p>0.04011793</text:p>
          </table:table-cell>
          <table:table-cell office:value-type="float" office:value="3826" calcext:value-type="float">
            <text:p>3826</text:p>
          </table:table-cell>
          <table:table-cell/>
        </table:table-row>
        <table:table-row table:style-name="ro1">
          <table:table-cell office:value-type="float" office:value="0.04011794" calcext:value-type="float">
            <text:p>0.0401179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795" calcext:value-type="float">
            <text:p>0.04011795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1796" calcext:value-type="float">
            <text:p>0.0401179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0.04011797" calcext:value-type="float">
            <text:p>0.0401179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798" calcext:value-type="float">
            <text:p>0.04011798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1799" calcext:value-type="float">
            <text:p>0.04011799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0.040118" calcext:value-type="float">
            <text:p>0.04011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0.04011801" calcext:value-type="float">
            <text:p>0.040118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802" calcext:value-type="float">
            <text:p>0.0401180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803" calcext:value-type="float">
            <text:p>0.0401180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0.04011804" calcext:value-type="float">
            <text:p>0.04011804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0.04011805" calcext:value-type="float">
            <text:p>0.04011805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0.04011806" calcext:value-type="float">
            <text:p>0.0401180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807" calcext:value-type="float">
            <text:p>0.0401180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808" calcext:value-type="float">
            <text:p>0.0401180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809" calcext:value-type="float">
            <text:p>0.04011809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181" calcext:value-type="float">
            <text:p>0.040118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811" calcext:value-type="float">
            <text:p>0.0401181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0.04011812" calcext:value-type="float">
            <text:p>0.0401181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813" calcext:value-type="float">
            <text:p>0.04011813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0.04011814" calcext:value-type="float">
            <text:p>0.04011814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1815" calcext:value-type="float">
            <text:p>0.04011815</text:p>
          </table:table-cell>
          <table:table-cell office:value-type="float" office:value="4047" calcext:value-type="float">
            <text:p>4047</text:p>
          </table:table-cell>
          <table:table-cell/>
        </table:table-row>
        <table:table-row table:style-name="ro1">
          <table:table-cell office:value-type="float" office:value="0.04011816" calcext:value-type="float">
            <text:p>0.04011816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1817" calcext:value-type="float">
            <text:p>0.04011817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1818" calcext:value-type="float">
            <text:p>0.0401181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819" calcext:value-type="float">
            <text:p>0.04011819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0.0401182" calcext:value-type="float">
            <text:p>0.0401182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float" office:value="0.04011821" calcext:value-type="float">
            <text:p>0.04011821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1822" calcext:value-type="float">
            <text:p>0.04011822</text:p>
          </table:table-cell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0.04011823" calcext:value-type="float">
            <text:p>0.04011823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1824" calcext:value-type="float">
            <text:p>0.04011824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0.04011825" calcext:value-type="float">
            <text:p>0.0401182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826" calcext:value-type="float">
            <text:p>0.04011826</text:p>
          </table:table-cell>
          <table:table-cell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float" office:value="0.04011827" calcext:value-type="float">
            <text:p>0.04011827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1828" calcext:value-type="float">
            <text:p>0.04011828</text:p>
          </table:table-cell>
          <table:table-cell office:value-type="float" office:value="2421" calcext:value-type="float">
            <text:p>2421</text:p>
          </table:table-cell>
          <table:table-cell/>
        </table:table-row>
        <table:table-row table:style-name="ro1">
          <table:table-cell office:value-type="float" office:value="0.04011829" calcext:value-type="float">
            <text:p>0.04011829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183" calcext:value-type="float">
            <text:p>0.0401183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831" calcext:value-type="float">
            <text:p>0.0401183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832" calcext:value-type="float">
            <text:p>0.0401183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833" calcext:value-type="float">
            <text:p>0.04011833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1834" calcext:value-type="float">
            <text:p>0.04011834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1835" calcext:value-type="float">
            <text:p>0.04011835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836" calcext:value-type="float">
            <text:p>0.04011836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0.04011837" calcext:value-type="float">
            <text:p>0.0401183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838" calcext:value-type="float">
            <text:p>0.0401183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839" calcext:value-type="float">
            <text:p>0.04011839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184" calcext:value-type="float">
            <text:p>0.0401184</text:p>
          </table:table-cell>
          <table:table-cell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0.04011841" calcext:value-type="float">
            <text:p>0.04011841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float" office:value="0.04011842" calcext:value-type="float">
            <text:p>0.0401184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843" calcext:value-type="float">
            <text:p>0.0401184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844" calcext:value-type="float">
            <text:p>0.04011844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845" calcext:value-type="float">
            <text:p>0.0401184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846" calcext:value-type="float">
            <text:p>0.0401184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847" calcext:value-type="float">
            <text:p>0.0401184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848" calcext:value-type="float">
            <text:p>0.0401184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849" calcext:value-type="float">
            <text:p>0.04011849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185" calcext:value-type="float">
            <text:p>0.040118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851" calcext:value-type="float">
            <text:p>0.04011851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852" calcext:value-type="float">
            <text:p>0.0401185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853" calcext:value-type="float">
            <text:p>0.0401185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854" calcext:value-type="float">
            <text:p>0.0401185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855" calcext:value-type="float">
            <text:p>0.0401185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856" calcext:value-type="float">
            <text:p>0.04011856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857" calcext:value-type="float">
            <text:p>0.04011857</text:p>
          </table:table-cell>
          <table:table-cell office:value-type="float" office:value="3963" calcext:value-type="float">
            <text:p>3963</text:p>
          </table:table-cell>
          <table:table-cell/>
        </table:table-row>
        <table:table-row table:style-name="ro1">
          <table:table-cell office:value-type="float" office:value="0.04011858" calcext:value-type="float">
            <text:p>0.04011858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1859" calcext:value-type="float">
            <text:p>0.0401185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86" calcext:value-type="float">
            <text:p>0.040118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861" calcext:value-type="float">
            <text:p>0.04011861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862" calcext:value-type="float">
            <text:p>0.04011862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863" calcext:value-type="float">
            <text:p>0.04011863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864" calcext:value-type="float">
            <text:p>0.04011864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865" calcext:value-type="float">
            <text:p>0.0401186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866" calcext:value-type="float">
            <text:p>0.04011866</text:p>
          </table:table-cell>
          <table:table-cell office:value-type="float" office:value="3285" calcext:value-type="float">
            <text:p>3285</text:p>
          </table:table-cell>
          <table:table-cell/>
        </table:table-row>
        <table:table-row table:style-name="ro1">
          <table:table-cell office:value-type="float" office:value="0.04011867" calcext:value-type="float">
            <text:p>0.04011867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1868" calcext:value-type="float">
            <text:p>0.04011868</text:p>
          </table:table-cell>
          <table:table-cell office:value-type="float" office:value="3003" calcext:value-type="float">
            <text:p>3003</text:p>
          </table:table-cell>
          <table:table-cell/>
        </table:table-row>
        <table:table-row table:style-name="ro1">
          <table:table-cell office:value-type="float" office:value="0.04011869" calcext:value-type="float">
            <text:p>0.0401186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87" calcext:value-type="float">
            <text:p>0.0401187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871" calcext:value-type="float">
            <text:p>0.0401187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872" calcext:value-type="float">
            <text:p>0.04011872</text:p>
          </table:table-cell>
          <table:table-cell office:value-type="float" office:value="4006" calcext:value-type="float">
            <text:p>4006</text:p>
          </table:table-cell>
          <table:table-cell/>
        </table:table-row>
        <table:table-row table:style-name="ro1">
          <table:table-cell office:value-type="float" office:value="0.04011873" calcext:value-type="float">
            <text:p>0.04011873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0.04011874" calcext:value-type="float">
            <text:p>0.04011874</text:p>
          </table:table-cell>
          <table:table-cell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float" office:value="0.04011875" calcext:value-type="float">
            <text:p>0.04011875</text:p>
          </table:table-cell>
          <table:table-cell office:value-type="float" office:value="2173" calcext:value-type="float">
            <text:p>2173</text:p>
          </table:table-cell>
          <table:table-cell/>
        </table:table-row>
        <table:table-row table:style-name="ro1">
          <table:table-cell office:value-type="float" office:value="0.04011876" calcext:value-type="float">
            <text:p>0.04011876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1877" calcext:value-type="float">
            <text:p>0.04011877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float" office:value="0.04011878" calcext:value-type="float">
            <text:p>0.0401187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879" calcext:value-type="float">
            <text:p>0.04011879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0.0401188" calcext:value-type="float">
            <text:p>0.0401188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881" calcext:value-type="float">
            <text:p>0.04011881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1882" calcext:value-type="float">
            <text:p>0.04011882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1883" calcext:value-type="float">
            <text:p>0.04011883</text:p>
          </table:table-cell>
          <table:table-cell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float" office:value="0.04011884" calcext:value-type="float">
            <text:p>0.0401188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885" calcext:value-type="float">
            <text:p>0.04011885</text:p>
          </table:table-cell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0.04011886" calcext:value-type="float">
            <text:p>0.04011886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float" office:value="0.04011887" calcext:value-type="float">
            <text:p>0.04011887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1888" calcext:value-type="float">
            <text:p>0.0401188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889" calcext:value-type="float">
            <text:p>0.0401188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89" calcext:value-type="float">
            <text:p>0.040118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891" calcext:value-type="float">
            <text:p>0.0401189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1892" calcext:value-type="float">
            <text:p>0.04011892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893" calcext:value-type="float">
            <text:p>0.04011893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0.04011894" calcext:value-type="float">
            <text:p>0.04011894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1895" calcext:value-type="float">
            <text:p>0.0401189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896" calcext:value-type="float">
            <text:p>0.04011896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0.04011897" calcext:value-type="float">
            <text:p>0.04011897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0.04011898" calcext:value-type="float">
            <text:p>0.0401189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.04011899" calcext:value-type="float">
            <text:p>0.0401189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9" calcext:value-type="float">
            <text:p>0.040119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0.04011901" calcext:value-type="float">
            <text:p>0.040119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902" calcext:value-type="float">
            <text:p>0.040119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903" calcext:value-type="float">
            <text:p>0.0401190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1904" calcext:value-type="float">
            <text:p>0.0401190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905" calcext:value-type="float">
            <text:p>0.0401190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906" calcext:value-type="float">
            <text:p>0.04011906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907" calcext:value-type="float">
            <text:p>0.0401190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908" calcext:value-type="float">
            <text:p>0.0401190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909" calcext:value-type="float">
            <text:p>0.04011909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191" calcext:value-type="float">
            <text:p>0.0401191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911" calcext:value-type="float">
            <text:p>0.0401191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912" calcext:value-type="float">
            <text:p>0.04011912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0.04011913" calcext:value-type="float">
            <text:p>0.0401191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914" calcext:value-type="float">
            <text:p>0.04011914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0.04011915" calcext:value-type="float">
            <text:p>0.04011915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1916" calcext:value-type="float">
            <text:p>0.04011916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1917" calcext:value-type="float">
            <text:p>0.04011917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1918" calcext:value-type="float">
            <text:p>0.04011918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919" calcext:value-type="float">
            <text:p>0.0401191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92" calcext:value-type="float">
            <text:p>0.040119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921" calcext:value-type="float">
            <text:p>0.04011921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922" calcext:value-type="float">
            <text:p>0.04011922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0.04011923" calcext:value-type="float">
            <text:p>0.04011923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924" calcext:value-type="float">
            <text:p>0.04011924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925" calcext:value-type="float">
            <text:p>0.0401192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926" calcext:value-type="float">
            <text:p>0.04011926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1927" calcext:value-type="float">
            <text:p>0.04011927</text:p>
          </table:table-cell>
          <table:table-cell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float" office:value="0.04011928" calcext:value-type="float">
            <text:p>0.04011928</text:p>
          </table:table-cell>
          <table:table-cell office:value-type="float" office:value="2527" calcext:value-type="float">
            <text:p>2527</text:p>
          </table:table-cell>
          <table:table-cell/>
        </table:table-row>
        <table:table-row table:style-name="ro1">
          <table:table-cell office:value-type="float" office:value="0.04011929" calcext:value-type="float">
            <text:p>0.04011929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193" calcext:value-type="float">
            <text:p>0.0401193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1931" calcext:value-type="float">
            <text:p>0.0401193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1932" calcext:value-type="float">
            <text:p>0.0401193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933" calcext:value-type="float">
            <text:p>0.04011933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1934" calcext:value-type="float">
            <text:p>0.0401193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935" calcext:value-type="float">
            <text:p>0.04011935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936" calcext:value-type="float">
            <text:p>0.04011936</text:p>
          </table:table-cell>
          <table:table-cell office:value-type="float" office:value="3325" calcext:value-type="float">
            <text:p>3325</text:p>
          </table:table-cell>
          <table:table-cell/>
        </table:table-row>
        <table:table-row table:style-name="ro1">
          <table:table-cell office:value-type="float" office:value="0.04011937" calcext:value-type="float">
            <text:p>0.04011937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1938" calcext:value-type="float">
            <text:p>0.0401193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939" calcext:value-type="float">
            <text:p>0.0401193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94" calcext:value-type="float">
            <text:p>0.0401194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941" calcext:value-type="float">
            <text:p>0.0401194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942" calcext:value-type="float">
            <text:p>0.04011942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1943" calcext:value-type="float">
            <text:p>0.0401194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944" calcext:value-type="float">
            <text:p>0.04011944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1945" calcext:value-type="float">
            <text:p>0.0401194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946" calcext:value-type="float">
            <text:p>0.0401194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947" calcext:value-type="float">
            <text:p>0.04011947</text:p>
          </table:table-cell>
          <table:table-cell office:value-type="float" office:value="4047" calcext:value-type="float">
            <text:p>4047</text:p>
          </table:table-cell>
          <table:table-cell/>
        </table:table-row>
        <table:table-row table:style-name="ro1">
          <table:table-cell office:value-type="float" office:value="0.04011948" calcext:value-type="float">
            <text:p>0.0401194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949" calcext:value-type="float">
            <text:p>0.04011949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95" calcext:value-type="float">
            <text:p>0.040119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951" calcext:value-type="float">
            <text:p>0.0401195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952" calcext:value-type="float">
            <text:p>0.0401195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1953" calcext:value-type="float">
            <text:p>0.0401195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954" calcext:value-type="float">
            <text:p>0.0401195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955" calcext:value-type="float">
            <text:p>0.0401195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956" calcext:value-type="float">
            <text:p>0.04011956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957" calcext:value-type="float">
            <text:p>0.04011957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1958" calcext:value-type="float">
            <text:p>0.04011958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959" calcext:value-type="float">
            <text:p>0.04011959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0.0401196" calcext:value-type="float">
            <text:p>0.0401196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1961" calcext:value-type="float">
            <text:p>0.0401196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962" calcext:value-type="float">
            <text:p>0.0401196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963" calcext:value-type="float">
            <text:p>0.04011963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964" calcext:value-type="float">
            <text:p>0.04011964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965" calcext:value-type="float">
            <text:p>0.04011965</text:p>
          </table:table-cell>
          <table:table-cell office:value-type="float" office:value="3391" calcext:value-type="float">
            <text:p>3391</text:p>
          </table:table-cell>
          <table:table-cell/>
        </table:table-row>
        <table:table-row table:style-name="ro1">
          <table:table-cell office:value-type="float" office:value="0.04011966" calcext:value-type="float">
            <text:p>0.04011966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1967" calcext:value-type="float">
            <text:p>0.0401196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968" calcext:value-type="float">
            <text:p>0.04011968</text:p>
          </table:table-cell>
          <table:table-cell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float" office:value="0.04011969" calcext:value-type="float">
            <text:p>0.0401196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97" calcext:value-type="float">
            <text:p>0.040119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971" calcext:value-type="float">
            <text:p>0.04011971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1972" calcext:value-type="float">
            <text:p>0.0401197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973" calcext:value-type="float">
            <text:p>0.04011973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974" calcext:value-type="float">
            <text:p>0.04011974</text:p>
          </table:table-cell>
          <table:table-cell office:value-type="float" office:value="2541" calcext:value-type="float">
            <text:p>2541</text:p>
          </table:table-cell>
          <table:table-cell/>
        </table:table-row>
        <table:table-row table:style-name="ro1">
          <table:table-cell office:value-type="float" office:value="0.04011975" calcext:value-type="float">
            <text:p>0.04011975</text:p>
          </table:table-cell>
          <table:table-cell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0.04011976" calcext:value-type="float">
            <text:p>0.04011976</text:p>
          </table:table-cell>
          <table:table-cell office:value-type="float" office:value="3629" calcext:value-type="float">
            <text:p>3629</text:p>
          </table:table-cell>
          <table:table-cell/>
        </table:table-row>
        <table:table-row table:style-name="ro1">
          <table:table-cell office:value-type="float" office:value="0.04011977" calcext:value-type="float">
            <text:p>0.04011977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1978" calcext:value-type="float">
            <text:p>0.04011978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1979" calcext:value-type="float">
            <text:p>0.04011979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198" calcext:value-type="float">
            <text:p>0.040119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981" calcext:value-type="float">
            <text:p>0.0401198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982" calcext:value-type="float">
            <text:p>0.04011982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0.04011983" calcext:value-type="float">
            <text:p>0.0401198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984" calcext:value-type="float">
            <text:p>0.04011984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985" calcext:value-type="float">
            <text:p>0.04011985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1986" calcext:value-type="float">
            <text:p>0.0401198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987" calcext:value-type="float">
            <text:p>0.04011987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float" office:value="0.04011988" calcext:value-type="float">
            <text:p>0.04011988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0.04011989" calcext:value-type="float">
            <text:p>0.04011989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99" calcext:value-type="float">
            <text:p>0.040119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991" calcext:value-type="float">
            <text:p>0.04011991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992" calcext:value-type="float">
            <text:p>0.04011992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0.04011993" calcext:value-type="float">
            <text:p>0.04011993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1994" calcext:value-type="float">
            <text:p>0.04011994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0.04011995" calcext:value-type="float">
            <text:p>0.04011995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0.04011996" calcext:value-type="float">
            <text:p>0.04011996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0.04011997" calcext:value-type="float">
            <text:p>0.04011997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1998" calcext:value-type="float">
            <text:p>0.04011998</text:p>
          </table:table-cell>
          <table:table-cell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float" office:value="0.04011999" calcext:value-type="float">
            <text:p>0.04011999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04012" calcext:value-type="float">
            <text:p>0.040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2001" calcext:value-type="float">
            <text:p>0.04012001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0.04012002" calcext:value-type="float">
            <text:p>0.040120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003" calcext:value-type="float">
            <text:p>0.040120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004" calcext:value-type="float">
            <text:p>0.0401200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005" calcext:value-type="float">
            <text:p>0.0401200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006" calcext:value-type="float">
            <text:p>0.04012006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0.04012007" calcext:value-type="float">
            <text:p>0.0401200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0.04012008" calcext:value-type="float">
            <text:p>0.0401200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009" calcext:value-type="float">
            <text:p>0.04012009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0.0401201" calcext:value-type="float">
            <text:p>0.040120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011" calcext:value-type="float">
            <text:p>0.04012011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012" calcext:value-type="float">
            <text:p>0.04012012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0.04012013" calcext:value-type="float">
            <text:p>0.0401201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014" calcext:value-type="float">
            <text:p>0.04012014</text:p>
          </table:table-cell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0.04012015" calcext:value-type="float">
            <text:p>0.04012015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016" calcext:value-type="float">
            <text:p>0.04012016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2017" calcext:value-type="float">
            <text:p>0.04012017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2018" calcext:value-type="float">
            <text:p>0.04012018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0.04012019" calcext:value-type="float">
            <text:p>0.0401201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02" calcext:value-type="float">
            <text:p>0.0401202</text:p>
          </table:table-cell>
          <table:table-cell office:value-type="float" office:value="1532" calcext:value-type="float">
            <text:p>1532</text:p>
          </table:table-cell>
          <table:table-cell/>
        </table:table-row>
        <table:table-row table:style-name="ro1">
          <table:table-cell office:value-type="float" office:value="0.04012021" calcext:value-type="float">
            <text:p>0.04012021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022" calcext:value-type="float">
            <text:p>0.0401202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023" calcext:value-type="float">
            <text:p>0.04012023</text:p>
          </table:table-cell>
          <table:table-cell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float" office:value="0.04012024" calcext:value-type="float">
            <text:p>0.0401202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025" calcext:value-type="float">
            <text:p>0.04012025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2026" calcext:value-type="float">
            <text:p>0.04012026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027" calcext:value-type="float">
            <text:p>0.0401202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028" calcext:value-type="float">
            <text:p>0.04012028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0.04012029" calcext:value-type="float">
            <text:p>0.0401202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03" calcext:value-type="float">
            <text:p>0.0401203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2031" calcext:value-type="float">
            <text:p>0.04012031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2032" calcext:value-type="float">
            <text:p>0.04012032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033" calcext:value-type="float">
            <text:p>0.04012033</text:p>
          </table:table-cell>
          <table:table-cell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float" office:value="0.04012034" calcext:value-type="float">
            <text:p>0.0401203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035" calcext:value-type="float">
            <text:p>0.0401203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036" calcext:value-type="float">
            <text:p>0.04012036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float" office:value="0.04012037" calcext:value-type="float">
            <text:p>0.04012037</text:p>
          </table:table-cell>
          <table:table-cell office:value-type="float" office:value="3531" calcext:value-type="float">
            <text:p>3531</text:p>
          </table:table-cell>
          <table:table-cell/>
        </table:table-row>
        <table:table-row table:style-name="ro1">
          <table:table-cell office:value-type="float" office:value="0.04012038" calcext:value-type="float">
            <text:p>0.04012038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039" calcext:value-type="float">
            <text:p>0.04012039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204" calcext:value-type="float">
            <text:p>0.040120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041" calcext:value-type="float">
            <text:p>0.04012041</text:p>
          </table:table-cell>
          <table:table-cell office:value-type="float" office:value="3615" calcext:value-type="float">
            <text:p>3615</text:p>
          </table:table-cell>
          <table:table-cell/>
        </table:table-row>
        <table:table-row table:style-name="ro1">
          <table:table-cell office:value-type="float" office:value="0.04012042" calcext:value-type="float">
            <text:p>0.0401204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043" calcext:value-type="float">
            <text:p>0.04012043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2044" calcext:value-type="float">
            <text:p>0.0401204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045" calcext:value-type="float">
            <text:p>0.04012045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046" calcext:value-type="float">
            <text:p>0.04012046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047" calcext:value-type="float">
            <text:p>0.04012047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048" calcext:value-type="float">
            <text:p>0.04012048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049" calcext:value-type="float">
            <text:p>0.0401204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05" calcext:value-type="float">
            <text:p>0.040120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051" calcext:value-type="float">
            <text:p>0.04012051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052" calcext:value-type="float">
            <text:p>0.0401205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053" calcext:value-type="float">
            <text:p>0.0401205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054" calcext:value-type="float">
            <text:p>0.0401205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055" calcext:value-type="float">
            <text:p>0.0401205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056" calcext:value-type="float">
            <text:p>0.04012056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057" calcext:value-type="float">
            <text:p>0.04012057</text:p>
          </table:table-cell>
          <table:table-cell office:value-type="float" office:value="4030" calcext:value-type="float">
            <text:p>4030</text:p>
          </table:table-cell>
          <table:table-cell/>
        </table:table-row>
        <table:table-row table:style-name="ro1">
          <table:table-cell office:value-type="float" office:value="0.04012058" calcext:value-type="float">
            <text:p>0.0401205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059" calcext:value-type="float">
            <text:p>0.04012059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06" calcext:value-type="float">
            <text:p>0.0401206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2061" calcext:value-type="float">
            <text:p>0.04012061</text:p>
          </table:table-cell>
          <table:table-cell office:value-type="float" office:value="3757" calcext:value-type="float">
            <text:p>3757</text:p>
          </table:table-cell>
          <table:table-cell/>
        </table:table-row>
        <table:table-row table:style-name="ro1">
          <table:table-cell office:value-type="float" office:value="0.04012062" calcext:value-type="float">
            <text:p>0.04012062</text:p>
          </table:table-cell>
          <table:table-cell office:value-type="float" office:value="3702" calcext:value-type="float">
            <text:p>3702</text:p>
          </table:table-cell>
          <table:table-cell/>
        </table:table-row>
        <table:table-row table:style-name="ro1">
          <table:table-cell office:value-type="float" office:value="0.04012063" calcext:value-type="float">
            <text:p>0.0401206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064" calcext:value-type="float">
            <text:p>0.04012064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065" calcext:value-type="float">
            <text:p>0.04012065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066" calcext:value-type="float">
            <text:p>0.04012066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067" calcext:value-type="float">
            <text:p>0.04012067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068" calcext:value-type="float">
            <text:p>0.04012068</text:p>
          </table:table-cell>
          <table:table-cell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float" office:value="0.04012069" calcext:value-type="float">
            <text:p>0.0401206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07" calcext:value-type="float">
            <text:p>0.040120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071" calcext:value-type="float">
            <text:p>0.04012071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072" calcext:value-type="float">
            <text:p>0.04012072</text:p>
          </table:table-cell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0.04012073" calcext:value-type="float">
            <text:p>0.04012073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074" calcext:value-type="float">
            <text:p>0.04012074</text:p>
          </table:table-cell>
          <table:table-cell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0.04012075" calcext:value-type="float">
            <text:p>0.04012075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076" calcext:value-type="float">
            <text:p>0.04012076</text:p>
          </table:table-cell>
          <table:table-cell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0.04012077" calcext:value-type="float">
            <text:p>0.04012077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0.04012078" calcext:value-type="float">
            <text:p>0.04012078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0.04012079" calcext:value-type="float">
            <text:p>0.0401207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08" calcext:value-type="float">
            <text:p>0.040120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081" calcext:value-type="float">
            <text:p>0.0401208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082" calcext:value-type="float">
            <text:p>0.04012082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2083" calcext:value-type="float">
            <text:p>0.0401208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084" calcext:value-type="float">
            <text:p>0.04012084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085" calcext:value-type="float">
            <text:p>0.04012085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086" calcext:value-type="float">
            <text:p>0.04012086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087" calcext:value-type="float">
            <text:p>0.04012087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2088" calcext:value-type="float">
            <text:p>0.04012088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089" calcext:value-type="float">
            <text:p>0.04012089</text:p>
          </table:table-cell>
          <table:table-cell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0.0401209" calcext:value-type="float">
            <text:p>0.040120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091" calcext:value-type="float">
            <text:p>0.04012091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0.04012092" calcext:value-type="float">
            <text:p>0.04012092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2093" calcext:value-type="float">
            <text:p>0.04012093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2094" calcext:value-type="float">
            <text:p>0.0401209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095" calcext:value-type="float">
            <text:p>0.04012095</text:p>
          </table:table-cell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0.04012096" calcext:value-type="float">
            <text:p>0.0401209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097" calcext:value-type="float">
            <text:p>0.04012097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098" calcext:value-type="float">
            <text:p>0.0401209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0.04012099" calcext:value-type="float">
            <text:p>0.0401209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1" calcext:value-type="float">
            <text:p>0.040121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101" calcext:value-type="float">
            <text:p>0.0401210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04012102" calcext:value-type="float">
            <text:p>0.04012102</text:p>
          </table:table-cell>
          <table:table-cell office:value-type="float" office:value="3086" calcext:value-type="float">
            <text:p>3086</text:p>
          </table:table-cell>
          <table:table-cell/>
        </table:table-row>
        <table:table-row table:style-name="ro1">
          <table:table-cell office:value-type="float" office:value="0.04012103" calcext:value-type="float">
            <text:p>0.040121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2104" calcext:value-type="float">
            <text:p>0.0401210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105" calcext:value-type="float">
            <text:p>0.0401210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106" calcext:value-type="float">
            <text:p>0.04012106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0.04012107" calcext:value-type="float">
            <text:p>0.04012107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2108" calcext:value-type="float">
            <text:p>0.04012108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2109" calcext:value-type="float">
            <text:p>0.0401210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11" calcext:value-type="float">
            <text:p>0.040121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2111" calcext:value-type="float">
            <text:p>0.0401211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112" calcext:value-type="float">
            <text:p>0.04012112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2113" calcext:value-type="float">
            <text:p>0.04012113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2114" calcext:value-type="float">
            <text:p>0.0401211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115" calcext:value-type="float">
            <text:p>0.04012115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2116" calcext:value-type="float">
            <text:p>0.0401211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117" calcext:value-type="float">
            <text:p>0.0401211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118" calcext:value-type="float">
            <text:p>0.0401211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119" calcext:value-type="float">
            <text:p>0.04012119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212" calcext:value-type="float">
            <text:p>0.0401212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0.04012121" calcext:value-type="float">
            <text:p>0.04012121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2122" calcext:value-type="float">
            <text:p>0.04012122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2123" calcext:value-type="float">
            <text:p>0.04012123</text:p>
          </table:table-cell>
          <table:table-cell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float" office:value="0.04012124" calcext:value-type="float">
            <text:p>0.04012124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2125" calcext:value-type="float">
            <text:p>0.04012125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0.04012126" calcext:value-type="float">
            <text:p>0.0401212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127" calcext:value-type="float">
            <text:p>0.0401212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128" calcext:value-type="float">
            <text:p>0.0401212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129" calcext:value-type="float">
            <text:p>0.0401212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13" calcext:value-type="float">
            <text:p>0.0401213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2131" calcext:value-type="float">
            <text:p>0.04012131</text:p>
          </table:table-cell>
          <table:table-cell office:value-type="float" office:value="2527" calcext:value-type="float">
            <text:p>2527</text:p>
          </table:table-cell>
          <table:table-cell/>
        </table:table-row>
        <table:table-row table:style-name="ro1">
          <table:table-cell office:value-type="float" office:value="0.04012132" calcext:value-type="float">
            <text:p>0.04012132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133" calcext:value-type="float">
            <text:p>0.04012133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0.04012134" calcext:value-type="float">
            <text:p>0.04012134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2135" calcext:value-type="float">
            <text:p>0.04012135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0.04012136" calcext:value-type="float">
            <text:p>0.0401213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137" calcext:value-type="float">
            <text:p>0.04012137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138" calcext:value-type="float">
            <text:p>0.04012138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0.04012139" calcext:value-type="float">
            <text:p>0.0401213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14" calcext:value-type="float">
            <text:p>0.040121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141" calcext:value-type="float">
            <text:p>0.0401214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142" calcext:value-type="float">
            <text:p>0.04012142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143" calcext:value-type="float">
            <text:p>0.0401214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144" calcext:value-type="float">
            <text:p>0.0401214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145" calcext:value-type="float">
            <text:p>0.0401214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146" calcext:value-type="float">
            <text:p>0.0401214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147" calcext:value-type="float">
            <text:p>0.0401214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148" calcext:value-type="float">
            <text:p>0.04012148</text:p>
          </table:table-cell>
          <table:table-cell office:value-type="float" office:value="4026" calcext:value-type="float">
            <text:p>4026</text:p>
          </table:table-cell>
          <table:table-cell/>
        </table:table-row>
        <table:table-row table:style-name="ro1">
          <table:table-cell office:value-type="float" office:value="0.04012149" calcext:value-type="float">
            <text:p>0.04012149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215" calcext:value-type="float">
            <text:p>0.0401215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151" calcext:value-type="float">
            <text:p>0.0401215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152" calcext:value-type="float">
            <text:p>0.0401215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153" calcext:value-type="float">
            <text:p>0.04012153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154" calcext:value-type="float">
            <text:p>0.0401215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155" calcext:value-type="float">
            <text:p>0.0401215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156" calcext:value-type="float">
            <text:p>0.0401215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157" calcext:value-type="float">
            <text:p>0.04012157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2158" calcext:value-type="float">
            <text:p>0.04012158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159" calcext:value-type="float">
            <text:p>0.0401215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16" calcext:value-type="float">
            <text:p>0.0401216</text:p>
          </table:table-cell>
          <table:table-cell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0.04012161" calcext:value-type="float">
            <text:p>0.0401216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162" calcext:value-type="float">
            <text:p>0.0401216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163" calcext:value-type="float">
            <text:p>0.04012163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2164" calcext:value-type="float">
            <text:p>0.0401216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165" calcext:value-type="float">
            <text:p>0.04012165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166" calcext:value-type="float">
            <text:p>0.04012166</text:p>
          </table:table-cell>
          <table:table-cell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0.04012167" calcext:value-type="float">
            <text:p>0.0401216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168" calcext:value-type="float">
            <text:p>0.04012168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169" calcext:value-type="float">
            <text:p>0.04012169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217" calcext:value-type="float">
            <text:p>0.040121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171" calcext:value-type="float">
            <text:p>0.0401217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172" calcext:value-type="float">
            <text:p>0.0401217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173" calcext:value-type="float">
            <text:p>0.04012173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2174" calcext:value-type="float">
            <text:p>0.04012174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2175" calcext:value-type="float">
            <text:p>0.04012175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176" calcext:value-type="float">
            <text:p>0.04012176</text:p>
          </table:table-cell>
          <table:table-cell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float" office:value="0.04012177" calcext:value-type="float">
            <text:p>0.04012177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178" calcext:value-type="float">
            <text:p>0.0401217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179" calcext:value-type="float">
            <text:p>0.04012179</text:p>
          </table:table-cell>
          <table:table-cell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0.0401218" calcext:value-type="float">
            <text:p>0.040121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181" calcext:value-type="float">
            <text:p>0.0401218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182" calcext:value-type="float">
            <text:p>0.04012182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2183" calcext:value-type="float">
            <text:p>0.04012183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2184" calcext:value-type="float">
            <text:p>0.04012184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2185" calcext:value-type="float">
            <text:p>0.04012185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2186" calcext:value-type="float">
            <text:p>0.0401218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187" calcext:value-type="float">
            <text:p>0.04012187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2188" calcext:value-type="float">
            <text:p>0.04012188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2189" calcext:value-type="float">
            <text:p>0.04012189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19" calcext:value-type="float">
            <text:p>0.0401219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2191" calcext:value-type="float">
            <text:p>0.0401219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192" calcext:value-type="float">
            <text:p>0.0401219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193" calcext:value-type="float">
            <text:p>0.04012193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0.04012194" calcext:value-type="float">
            <text:p>0.04012194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0.04012195" calcext:value-type="float">
            <text:p>0.04012195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2196" calcext:value-type="float">
            <text:p>0.04012196</text:p>
          </table:table-cell>
          <table:table-cell office:value-type="float" office:value="3826" calcext:value-type="float">
            <text:p>3826</text:p>
          </table:table-cell>
          <table:table-cell/>
        </table:table-row>
        <table:table-row table:style-name="ro1">
          <table:table-cell office:value-type="float" office:value="0.04012197" calcext:value-type="float">
            <text:p>0.0401219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198" calcext:value-type="float">
            <text:p>0.0401219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199" calcext:value-type="float">
            <text:p>0.04012199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22" calcext:value-type="float">
            <text:p>0.04012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201" calcext:value-type="float">
            <text:p>0.04012201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2202" calcext:value-type="float">
            <text:p>0.04012202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2203" calcext:value-type="float">
            <text:p>0.0401220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0.04012204" calcext:value-type="float">
            <text:p>0.040122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205" calcext:value-type="float">
            <text:p>0.0401220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206" calcext:value-type="float">
            <text:p>0.0401220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2207" calcext:value-type="float">
            <text:p>0.0401220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2208" calcext:value-type="float">
            <text:p>0.0401220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209" calcext:value-type="float">
            <text:p>0.0401220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21" calcext:value-type="float">
            <text:p>0.040122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211" calcext:value-type="float">
            <text:p>0.04012211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2212" calcext:value-type="float">
            <text:p>0.0401221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213" calcext:value-type="float">
            <text:p>0.0401221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214" calcext:value-type="float">
            <text:p>0.04012214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0.04012215" calcext:value-type="float">
            <text:p>0.0401221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216" calcext:value-type="float">
            <text:p>0.04012216</text:p>
          </table:table-cell>
          <table:table-cell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float" office:value="0.04012217" calcext:value-type="float">
            <text:p>0.04012217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2218" calcext:value-type="float">
            <text:p>0.04012218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2219" calcext:value-type="float">
            <text:p>0.04012219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22" calcext:value-type="float">
            <text:p>0.0401222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221" calcext:value-type="float">
            <text:p>0.0401222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222" calcext:value-type="float">
            <text:p>0.04012222</text:p>
          </table:table-cell>
          <table:table-cell office:value-type="float" office:value="3881" calcext:value-type="float">
            <text:p>3881</text:p>
          </table:table-cell>
          <table:table-cell/>
        </table:table-row>
        <table:table-row table:style-name="ro1">
          <table:table-cell office:value-type="float" office:value="0.04012223" calcext:value-type="float">
            <text:p>0.04012223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2224" calcext:value-type="float">
            <text:p>0.04012224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2225" calcext:value-type="float">
            <text:p>0.04012225</text:p>
          </table:table-cell>
          <table:table-cell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0.04012226" calcext:value-type="float">
            <text:p>0.04012226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2227" calcext:value-type="float">
            <text:p>0.04012227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0.04012228" calcext:value-type="float">
            <text:p>0.0401222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229" calcext:value-type="float">
            <text:p>0.04012229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23" calcext:value-type="float">
            <text:p>0.0401223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2231" calcext:value-type="float">
            <text:p>0.04012231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2232" calcext:value-type="float">
            <text:p>0.04012232</text:p>
          </table:table-cell>
          <table:table-cell office:value-type="float" office:value="3547" calcext:value-type="float">
            <text:p>3547</text:p>
          </table:table-cell>
          <table:table-cell/>
        </table:table-row>
        <table:table-row table:style-name="ro1">
          <table:table-cell office:value-type="float" office:value="0.04012233" calcext:value-type="float">
            <text:p>0.04012233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0.04012234" calcext:value-type="float">
            <text:p>0.0401223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235" calcext:value-type="float">
            <text:p>0.0401223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236" calcext:value-type="float">
            <text:p>0.04012236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2237" calcext:value-type="float">
            <text:p>0.04012237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2238" calcext:value-type="float">
            <text:p>0.04012238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2239" calcext:value-type="float">
            <text:p>0.04012239</text:p>
          </table:table-cell>
          <table:table-cell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0.0401224" calcext:value-type="float">
            <text:p>0.040122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241" calcext:value-type="float">
            <text:p>0.0401224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242" calcext:value-type="float">
            <text:p>0.04012242</text:p>
          </table:table-cell>
          <table:table-cell office:value-type="float" office:value="3677" calcext:value-type="float">
            <text:p>3677</text:p>
          </table:table-cell>
          <table:table-cell/>
        </table:table-row>
        <table:table-row table:style-name="ro1">
          <table:table-cell office:value-type="float" office:value="0.04012243" calcext:value-type="float">
            <text:p>0.04012243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2244" calcext:value-type="float">
            <text:p>0.04012244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2245" calcext:value-type="float">
            <text:p>0.0401224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246" calcext:value-type="float">
            <text:p>0.0401224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247" calcext:value-type="float">
            <text:p>0.0401224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248" calcext:value-type="float">
            <text:p>0.0401224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249" calcext:value-type="float">
            <text:p>0.04012249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25" calcext:value-type="float">
            <text:p>0.040122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251" calcext:value-type="float">
            <text:p>0.04012251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252" calcext:value-type="float">
            <text:p>0.04012252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2253" calcext:value-type="float">
            <text:p>0.0401225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254" calcext:value-type="float">
            <text:p>0.04012254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255" calcext:value-type="float">
            <text:p>0.0401225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256" calcext:value-type="float">
            <text:p>0.0401225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257" calcext:value-type="float">
            <text:p>0.04012257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2258" calcext:value-type="float">
            <text:p>0.04012258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259" calcext:value-type="float">
            <text:p>0.0401225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26" calcext:value-type="float">
            <text:p>0.0401226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261" calcext:value-type="float">
            <text:p>0.04012261</text:p>
          </table:table-cell>
          <table:table-cell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float" office:value="0.04012262" calcext:value-type="float">
            <text:p>0.0401226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263" calcext:value-type="float">
            <text:p>0.04012263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2264" calcext:value-type="float">
            <text:p>0.0401226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265" calcext:value-type="float">
            <text:p>0.0401226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266" calcext:value-type="float">
            <text:p>0.04012266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0.04012267" calcext:value-type="float">
            <text:p>0.04012267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268" calcext:value-type="float">
            <text:p>0.04012268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269" calcext:value-type="float">
            <text:p>0.04012269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27" calcext:value-type="float">
            <text:p>0.0401227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2271" calcext:value-type="float">
            <text:p>0.04012271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2272" calcext:value-type="float">
            <text:p>0.0401227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273" calcext:value-type="float">
            <text:p>0.04012273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274" calcext:value-type="float">
            <text:p>0.0401227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275" calcext:value-type="float">
            <text:p>0.0401227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276" calcext:value-type="float">
            <text:p>0.04012276</text:p>
          </table:table-cell>
          <table:table-cell office:value-type="float" office:value="2415" calcext:value-type="float">
            <text:p>2415</text:p>
          </table:table-cell>
          <table:table-cell/>
        </table:table-row>
        <table:table-row table:style-name="ro1">
          <table:table-cell office:value-type="float" office:value="0.04012277" calcext:value-type="float">
            <text:p>0.04012277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2278" calcext:value-type="float">
            <text:p>0.04012278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0.04012279" calcext:value-type="float">
            <text:p>0.04012279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228" calcext:value-type="float">
            <text:p>0.040122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float" office:value="0.04012281" calcext:value-type="float">
            <text:p>0.04012281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282" calcext:value-type="float">
            <text:p>0.0401228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283" calcext:value-type="float">
            <text:p>0.0401228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284" calcext:value-type="float">
            <text:p>0.04012284</text:p>
          </table:table-cell>
          <table:table-cell office:value-type="float" office:value="3948" calcext:value-type="float">
            <text:p>3948</text:p>
          </table:table-cell>
          <table:table-cell/>
        </table:table-row>
        <table:table-row table:style-name="ro1">
          <table:table-cell office:value-type="float" office:value="0.04012285" calcext:value-type="float">
            <text:p>0.0401228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286" calcext:value-type="float">
            <text:p>0.04012286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287" calcext:value-type="float">
            <text:p>0.04012287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288" calcext:value-type="float">
            <text:p>0.0401228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289" calcext:value-type="float">
            <text:p>0.0401228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29" calcext:value-type="float">
            <text:p>0.0401229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2291" calcext:value-type="float">
            <text:p>0.04012291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292" calcext:value-type="float">
            <text:p>0.0401229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293" calcext:value-type="float">
            <text:p>0.04012293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2294" calcext:value-type="float">
            <text:p>0.04012294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295" calcext:value-type="float">
            <text:p>0.0401229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296" calcext:value-type="float">
            <text:p>0.04012296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2297" calcext:value-type="float">
            <text:p>0.04012297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2298" calcext:value-type="float">
            <text:p>0.0401229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299" calcext:value-type="float">
            <text:p>0.04012299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3" calcext:value-type="float">
            <text:p>0.040123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0.04012301" calcext:value-type="float">
            <text:p>0.0401230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2302" calcext:value-type="float">
            <text:p>0.0401230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303" calcext:value-type="float">
            <text:p>0.04012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304" calcext:value-type="float">
            <text:p>0.0401230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305" calcext:value-type="float">
            <text:p>0.040123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306" calcext:value-type="float">
            <text:p>0.0401230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2307" calcext:value-type="float">
            <text:p>0.0401230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308" calcext:value-type="float">
            <text:p>0.0401230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309" calcext:value-type="float">
            <text:p>0.04012309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31" calcext:value-type="float">
            <text:p>0.040123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311" calcext:value-type="float">
            <text:p>0.0401231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312" calcext:value-type="float">
            <text:p>0.04012312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313" calcext:value-type="float">
            <text:p>0.04012313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314" calcext:value-type="float">
            <text:p>0.04012314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2315" calcext:value-type="float">
            <text:p>0.0401231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316" calcext:value-type="float">
            <text:p>0.0401231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317" calcext:value-type="float">
            <text:p>0.04012317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2318" calcext:value-type="float">
            <text:p>0.04012318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2319" calcext:value-type="float">
            <text:p>0.04012319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0.0401232" calcext:value-type="float">
            <text:p>0.0401232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2321" calcext:value-type="float">
            <text:p>0.0401232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322" calcext:value-type="float">
            <text:p>0.04012322</text:p>
          </table:table-cell>
          <table:table-cell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float" office:value="0.04012323" calcext:value-type="float">
            <text:p>0.04012323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324" calcext:value-type="float">
            <text:p>0.04012324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float" office:value="0.04012325" calcext:value-type="float">
            <text:p>0.04012325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0.04012326" calcext:value-type="float">
            <text:p>0.0401232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327" calcext:value-type="float">
            <text:p>0.04012327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328" calcext:value-type="float">
            <text:p>0.0401232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329" calcext:value-type="float">
            <text:p>0.0401232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33" calcext:value-type="float">
            <text:p>0.0401233</text:p>
          </table:table-cell>
          <table:table-cell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float" office:value="0.04012331" calcext:value-type="float">
            <text:p>0.04012331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0.04012332" calcext:value-type="float">
            <text:p>0.04012332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2333" calcext:value-type="float">
            <text:p>0.04012333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2334" calcext:value-type="float">
            <text:p>0.04012334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2335" calcext:value-type="float">
            <text:p>0.0401233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336" calcext:value-type="float">
            <text:p>0.04012336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2337" calcext:value-type="float">
            <text:p>0.0401233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338" calcext:value-type="float">
            <text:p>0.0401233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339" calcext:value-type="float">
            <text:p>0.04012339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0.0401234" calcext:value-type="float">
            <text:p>0.040123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341" calcext:value-type="float">
            <text:p>0.04012341</text:p>
          </table:table-cell>
          <table:table-cell office:value-type="float" office:value="3547" calcext:value-type="float">
            <text:p>3547</text:p>
          </table:table-cell>
          <table:table-cell/>
        </table:table-row>
        <table:table-row table:style-name="ro1">
          <table:table-cell office:value-type="float" office:value="0.04012342" calcext:value-type="float">
            <text:p>0.0401234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343" calcext:value-type="float">
            <text:p>0.04012343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344" calcext:value-type="float">
            <text:p>0.04012344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2345" calcext:value-type="float">
            <text:p>0.0401234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346" calcext:value-type="float">
            <text:p>0.0401234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347" calcext:value-type="float">
            <text:p>0.0401234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348" calcext:value-type="float">
            <text:p>0.04012348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349" calcext:value-type="float">
            <text:p>0.04012349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35" calcext:value-type="float">
            <text:p>0.0401235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351" calcext:value-type="float">
            <text:p>0.0401235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352" calcext:value-type="float">
            <text:p>0.0401235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353" calcext:value-type="float">
            <text:p>0.04012353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354" calcext:value-type="float">
            <text:p>0.0401235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355" calcext:value-type="float">
            <text:p>0.0401235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356" calcext:value-type="float">
            <text:p>0.0401235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357" calcext:value-type="float">
            <text:p>0.0401235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358" calcext:value-type="float">
            <text:p>0.0401235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359" calcext:value-type="float">
            <text:p>0.0401235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36" calcext:value-type="float">
            <text:p>0.0401236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361" calcext:value-type="float">
            <text:p>0.04012361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362" calcext:value-type="float">
            <text:p>0.0401236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363" calcext:value-type="float">
            <text:p>0.04012363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2364" calcext:value-type="float">
            <text:p>0.04012364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365" calcext:value-type="float">
            <text:p>0.04012365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366" calcext:value-type="float">
            <text:p>0.04012366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367" calcext:value-type="float">
            <text:p>0.04012367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368" calcext:value-type="float">
            <text:p>0.0401236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369" calcext:value-type="float">
            <text:p>0.04012369</text:p>
          </table:table-cell>
          <table:table-cell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0.0401237" calcext:value-type="float">
            <text:p>0.0401237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2371" calcext:value-type="float">
            <text:p>0.0401237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372" calcext:value-type="float">
            <text:p>0.0401237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373" calcext:value-type="float">
            <text:p>0.0401237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374" calcext:value-type="float">
            <text:p>0.04012374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2375" calcext:value-type="float">
            <text:p>0.04012375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376" calcext:value-type="float">
            <text:p>0.04012376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377" calcext:value-type="float">
            <text:p>0.04012377</text:p>
          </table:table-cell>
          <table:table-cell office:value-type="float" office:value="2537" calcext:value-type="float">
            <text:p>2537</text:p>
          </table:table-cell>
          <table:table-cell/>
        </table:table-row>
        <table:table-row table:style-name="ro1">
          <table:table-cell office:value-type="float" office:value="0.04012378" calcext:value-type="float">
            <text:p>0.04012378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379" calcext:value-type="float">
            <text:p>0.04012379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238" calcext:value-type="float">
            <text:p>0.0401238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381" calcext:value-type="float">
            <text:p>0.04012381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382" calcext:value-type="float">
            <text:p>0.04012382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2383" calcext:value-type="float">
            <text:p>0.04012383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384" calcext:value-type="float">
            <text:p>0.04012384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0.04012385" calcext:value-type="float">
            <text:p>0.04012385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0.04012386" calcext:value-type="float">
            <text:p>0.0401238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387" calcext:value-type="float">
            <text:p>0.04012387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388" calcext:value-type="float">
            <text:p>0.04012388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float" office:value="0.04012389" calcext:value-type="float">
            <text:p>0.0401238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39" calcext:value-type="float">
            <text:p>0.0401239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2391" calcext:value-type="float">
            <text:p>0.04012391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392" calcext:value-type="float">
            <text:p>0.0401239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393" calcext:value-type="float">
            <text:p>0.0401239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394" calcext:value-type="float">
            <text:p>0.04012394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2395" calcext:value-type="float">
            <text:p>0.04012395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0.04012396" calcext:value-type="float">
            <text:p>0.0401239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397" calcext:value-type="float">
            <text:p>0.04012397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2398" calcext:value-type="float">
            <text:p>0.04012398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399" calcext:value-type="float">
            <text:p>0.04012399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0.040124" calcext:value-type="float">
            <text:p>0.04012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2401" calcext:value-type="float">
            <text:p>0.0401240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402" calcext:value-type="float">
            <text:p>0.04012402</text:p>
          </table:table-cell>
          <table:table-cell office:value-type="float" office:value="3057" calcext:value-type="float">
            <text:p>3057</text:p>
          </table:table-cell>
          <table:table-cell/>
        </table:table-row>
        <table:table-row table:style-name="ro1">
          <table:table-cell office:value-type="float" office:value="0.04012403" calcext:value-type="float">
            <text:p>0.040124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404" calcext:value-type="float">
            <text:p>0.04012404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2405" calcext:value-type="float">
            <text:p>0.040124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406" calcext:value-type="float">
            <text:p>0.040124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407" calcext:value-type="float">
            <text:p>0.0401240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408" calcext:value-type="float">
            <text:p>0.0401240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409" calcext:value-type="float">
            <text:p>0.04012409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office:value-type="float" office:value="0.0401241" calcext:value-type="float">
            <text:p>0.040124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2411" calcext:value-type="float">
            <text:p>0.04012411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0.04012412" calcext:value-type="float">
            <text:p>0.0401241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413" calcext:value-type="float">
            <text:p>0.0401241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414" calcext:value-type="float">
            <text:p>0.04012414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0.04012415" calcext:value-type="float">
            <text:p>0.04012415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0.04012416" calcext:value-type="float">
            <text:p>0.0401241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417" calcext:value-type="float">
            <text:p>0.04012417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2418" calcext:value-type="float">
            <text:p>0.0401241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419" calcext:value-type="float">
            <text:p>0.04012419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242" calcext:value-type="float">
            <text:p>0.0401242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2421" calcext:value-type="float">
            <text:p>0.04012421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2422" calcext:value-type="float">
            <text:p>0.04012422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2423" calcext:value-type="float">
            <text:p>0.04012423</text:p>
          </table:table-cell>
          <table:table-cell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float" office:value="0.04012424" calcext:value-type="float">
            <text:p>0.0401242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425" calcext:value-type="float">
            <text:p>0.0401242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426" calcext:value-type="float">
            <text:p>0.04012426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0.04012427" calcext:value-type="float">
            <text:p>0.04012427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428" calcext:value-type="float">
            <text:p>0.04012428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0.04012429" calcext:value-type="float">
            <text:p>0.0401242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43" calcext:value-type="float">
            <text:p>0.040124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431" calcext:value-type="float">
            <text:p>0.04012431</text:p>
          </table:table-cell>
          <table:table-cell office:value-type="float" office:value="2298" calcext:value-type="float">
            <text:p>2298</text:p>
          </table:table-cell>
          <table:table-cell/>
        </table:table-row>
        <table:table-row table:style-name="ro1">
          <table:table-cell office:value-type="float" office:value="0.04012432" calcext:value-type="float">
            <text:p>0.0401243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433" calcext:value-type="float">
            <text:p>0.04012433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2434" calcext:value-type="float">
            <text:p>0.04012434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2435" calcext:value-type="float">
            <text:p>0.04012435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2436" calcext:value-type="float">
            <text:p>0.04012436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2437" calcext:value-type="float">
            <text:p>0.04012437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438" calcext:value-type="float">
            <text:p>0.0401243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439" calcext:value-type="float">
            <text:p>0.04012439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44" calcext:value-type="float">
            <text:p>0.040124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441" calcext:value-type="float">
            <text:p>0.04012441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2442" calcext:value-type="float">
            <text:p>0.0401244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443" calcext:value-type="float">
            <text:p>0.0401244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444" calcext:value-type="float">
            <text:p>0.04012444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0.04012445" calcext:value-type="float">
            <text:p>0.0401244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446" calcext:value-type="float">
            <text:p>0.04012446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2447" calcext:value-type="float">
            <text:p>0.0401244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448" calcext:value-type="float">
            <text:p>0.0401244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449" calcext:value-type="float">
            <text:p>0.0401244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45" calcext:value-type="float">
            <text:p>0.0401245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451" calcext:value-type="float">
            <text:p>0.04012451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2452" calcext:value-type="float">
            <text:p>0.0401245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453" calcext:value-type="float">
            <text:p>0.0401245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454" calcext:value-type="float">
            <text:p>0.0401245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455" calcext:value-type="float">
            <text:p>0.0401245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456" calcext:value-type="float">
            <text:p>0.0401245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457" calcext:value-type="float">
            <text:p>0.04012457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2458" calcext:value-type="float">
            <text:p>0.0401245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459" calcext:value-type="float">
            <text:p>0.0401245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46" calcext:value-type="float">
            <text:p>0.040124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461" calcext:value-type="float">
            <text:p>0.04012461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2462" calcext:value-type="float">
            <text:p>0.04012462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463" calcext:value-type="float">
            <text:p>0.04012463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2464" calcext:value-type="float">
            <text:p>0.04012464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2465" calcext:value-type="float">
            <text:p>0.04012465</text:p>
          </table:table-cell>
          <table:table-cell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0.04012466" calcext:value-type="float">
            <text:p>0.04012466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467" calcext:value-type="float">
            <text:p>0.04012467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468" calcext:value-type="float">
            <text:p>0.04012468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469" calcext:value-type="float">
            <text:p>0.0401246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47" calcext:value-type="float">
            <text:p>0.0401247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2471" calcext:value-type="float">
            <text:p>0.04012471</text:p>
          </table:table-cell>
          <table:table-cell office:value-type="float" office:value="3191" calcext:value-type="float">
            <text:p>3191</text:p>
          </table:table-cell>
          <table:table-cell/>
        </table:table-row>
        <table:table-row table:style-name="ro1">
          <table:table-cell office:value-type="float" office:value="0.04012472" calcext:value-type="float">
            <text:p>0.04012472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473" calcext:value-type="float">
            <text:p>0.0401247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474" calcext:value-type="float">
            <text:p>0.04012474</text:p>
          </table:table-cell>
          <table:table-cell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0.04012475" calcext:value-type="float">
            <text:p>0.04012475</text:p>
          </table:table-cell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0.04012476" calcext:value-type="float">
            <text:p>0.04012476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2477" calcext:value-type="float">
            <text:p>0.04012477</text:p>
          </table:table-cell>
          <table:table-cell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0.04012478" calcext:value-type="float">
            <text:p>0.04012478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479" calcext:value-type="float">
            <text:p>0.04012479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248" calcext:value-type="float">
            <text:p>0.0401248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float" office:value="0.04012481" calcext:value-type="float">
            <text:p>0.04012481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0.04012482" calcext:value-type="float">
            <text:p>0.04012482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2483" calcext:value-type="float">
            <text:p>0.04012483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484" calcext:value-type="float">
            <text:p>0.04012484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2485" calcext:value-type="float">
            <text:p>0.04012485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0.04012486" calcext:value-type="float">
            <text:p>0.04012486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487" calcext:value-type="float">
            <text:p>0.04012487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2488" calcext:value-type="float">
            <text:p>0.0401248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489" calcext:value-type="float">
            <text:p>0.04012489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49" calcext:value-type="float">
            <text:p>0.0401249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2491" calcext:value-type="float">
            <text:p>0.04012491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492" calcext:value-type="float">
            <text:p>0.04012492</text:p>
          </table:table-cell>
          <table:table-cell office:value-type="float" office:value="4001" calcext:value-type="float">
            <text:p>4001</text:p>
          </table:table-cell>
          <table:table-cell/>
        </table:table-row>
        <table:table-row table:style-name="ro1">
          <table:table-cell office:value-type="float" office:value="0.04012493" calcext:value-type="float">
            <text:p>0.0401249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494" calcext:value-type="float">
            <text:p>0.0401249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495" calcext:value-type="float">
            <text:p>0.04012495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0.04012496" calcext:value-type="float">
            <text:p>0.04012496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0.04012497" calcext:value-type="float">
            <text:p>0.04012497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498" calcext:value-type="float">
            <text:p>0.04012498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2499" calcext:value-type="float">
            <text:p>0.0401249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5" calcext:value-type="float">
            <text:p>0.040125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501" calcext:value-type="float">
            <text:p>0.0401250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0.04012502" calcext:value-type="float">
            <text:p>0.0401250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503" calcext:value-type="float">
            <text:p>0.04012503</text:p>
          </table:table-cell>
          <table:table-cell office:value-type="float" office:value="4018" calcext:value-type="float">
            <text:p>4018</text:p>
          </table:table-cell>
          <table:table-cell/>
        </table:table-row>
        <table:table-row table:style-name="ro1">
          <table:table-cell office:value-type="float" office:value="0.04012504" calcext:value-type="float">
            <text:p>0.0401250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.04012505" calcext:value-type="float">
            <text:p>0.0401250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2506" calcext:value-type="float">
            <text:p>0.040125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2507" calcext:value-type="float">
            <text:p>0.0401250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508" calcext:value-type="float">
            <text:p>0.040125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509" calcext:value-type="float">
            <text:p>0.0401250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51" calcext:value-type="float">
            <text:p>0.0401251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0.04012511" calcext:value-type="float">
            <text:p>0.04012511</text:p>
          </table:table-cell>
          <table:table-cell office:value-type="float" office:value="1461" calcext:value-type="float">
            <text:p>1461</text:p>
          </table:table-cell>
          <table:table-cell/>
        </table:table-row>
        <table:table-row table:style-name="ro1">
          <table:table-cell office:value-type="float" office:value="0.04012512" calcext:value-type="float">
            <text:p>0.0401251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513" calcext:value-type="float">
            <text:p>0.04012513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2514" calcext:value-type="float">
            <text:p>0.0401251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2515" calcext:value-type="float">
            <text:p>0.04012515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516" calcext:value-type="float">
            <text:p>0.0401251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517" calcext:value-type="float">
            <text:p>0.0401251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518" calcext:value-type="float">
            <text:p>0.04012518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2519" calcext:value-type="float">
            <text:p>0.04012519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52" calcext:value-type="float">
            <text:p>0.040125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521" calcext:value-type="float">
            <text:p>0.04012521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522" calcext:value-type="float">
            <text:p>0.04012522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0.04012523" calcext:value-type="float">
            <text:p>0.0401252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524" calcext:value-type="float">
            <text:p>0.04012524</text:p>
          </table:table-cell>
          <table:table-cell office:value-type="float" office:value="3376" calcext:value-type="float">
            <text:p>3376</text:p>
          </table:table-cell>
          <table:table-cell/>
        </table:table-row>
        <table:table-row table:style-name="ro1">
          <table:table-cell office:value-type="float" office:value="0.04012525" calcext:value-type="float">
            <text:p>0.04012525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2526" calcext:value-type="float">
            <text:p>0.04012526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2527" calcext:value-type="float">
            <text:p>0.04012527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2528" calcext:value-type="float">
            <text:p>0.04012528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0.04012529" calcext:value-type="float">
            <text:p>0.0401252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53" calcext:value-type="float">
            <text:p>0.040125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531" calcext:value-type="float">
            <text:p>0.0401253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532" calcext:value-type="float">
            <text:p>0.04012532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2533" calcext:value-type="float">
            <text:p>0.04012533</text:p>
          </table:table-cell>
          <table:table-cell office:value-type="float" office:value="3447" calcext:value-type="float">
            <text:p>3447</text:p>
          </table:table-cell>
          <table:table-cell/>
        </table:table-row>
        <table:table-row table:style-name="ro1">
          <table:table-cell office:value-type="float" office:value="0.04012534" calcext:value-type="float">
            <text:p>0.04012534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2535" calcext:value-type="float">
            <text:p>0.04012535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536" calcext:value-type="float">
            <text:p>0.04012536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0.04012537" calcext:value-type="float">
            <text:p>0.04012537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2538" calcext:value-type="float">
            <text:p>0.04012538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0.04012539" calcext:value-type="float">
            <text:p>0.04012539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0.0401254" calcext:value-type="float">
            <text:p>0.040125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541" calcext:value-type="float">
            <text:p>0.04012541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542" calcext:value-type="float">
            <text:p>0.0401254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543" calcext:value-type="float">
            <text:p>0.0401254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544" calcext:value-type="float">
            <text:p>0.0401254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545" calcext:value-type="float">
            <text:p>0.04012545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546" calcext:value-type="float">
            <text:p>0.0401254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547" calcext:value-type="float">
            <text:p>0.0401254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548" calcext:value-type="float">
            <text:p>0.0401254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549" calcext:value-type="float">
            <text:p>0.04012549</text:p>
          </table:table-cell>
          <table:table-cell office:value-type="float" office:value="3945" calcext:value-type="float">
            <text:p>3945</text:p>
          </table:table-cell>
          <table:table-cell/>
        </table:table-row>
        <table:table-row table:style-name="ro1">
          <table:table-cell office:value-type="float" office:value="0.0401255" calcext:value-type="float">
            <text:p>0.040125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551" calcext:value-type="float">
            <text:p>0.04012551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552" calcext:value-type="float">
            <text:p>0.0401255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553" calcext:value-type="float">
            <text:p>0.04012553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554" calcext:value-type="float">
            <text:p>0.04012554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555" calcext:value-type="float">
            <text:p>0.0401255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556" calcext:value-type="float">
            <text:p>0.0401255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557" calcext:value-type="float">
            <text:p>0.04012557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558" calcext:value-type="float">
            <text:p>0.0401255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559" calcext:value-type="float">
            <text:p>0.04012559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56" calcext:value-type="float">
            <text:p>0.0401256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2561" calcext:value-type="float">
            <text:p>0.0401256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562" calcext:value-type="float">
            <text:p>0.0401256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563" calcext:value-type="float">
            <text:p>0.04012563</text:p>
          </table:table-cell>
          <table:table-cell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0.04012564" calcext:value-type="float">
            <text:p>0.0401256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565" calcext:value-type="float">
            <text:p>0.0401256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566" calcext:value-type="float">
            <text:p>0.04012566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2567" calcext:value-type="float">
            <text:p>0.0401256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568" calcext:value-type="float">
            <text:p>0.0401256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569" calcext:value-type="float">
            <text:p>0.0401256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57" calcext:value-type="float">
            <text:p>0.040125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571" calcext:value-type="float">
            <text:p>0.04012571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0.04012572" calcext:value-type="float">
            <text:p>0.04012572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573" calcext:value-type="float">
            <text:p>0.0401257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574" calcext:value-type="float">
            <text:p>0.04012574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575" calcext:value-type="float">
            <text:p>0.04012575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576" calcext:value-type="float">
            <text:p>0.04012576</text:p>
          </table:table-cell>
          <table:table-cell office:value-type="float" office:value="3705" calcext:value-type="float">
            <text:p>3705</text:p>
          </table:table-cell>
          <table:table-cell/>
        </table:table-row>
        <table:table-row table:style-name="ro1">
          <table:table-cell office:value-type="float" office:value="0.04012577" calcext:value-type="float">
            <text:p>0.04012577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float" office:value="0.04012578" calcext:value-type="float">
            <text:p>0.04012578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0.04012579" calcext:value-type="float">
            <text:p>0.04012579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1258" calcext:value-type="float">
            <text:p>0.040125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581" calcext:value-type="float">
            <text:p>0.04012581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0.04012582" calcext:value-type="float">
            <text:p>0.0401258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583" calcext:value-type="float">
            <text:p>0.04012583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584" calcext:value-type="float">
            <text:p>0.0401258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585" calcext:value-type="float">
            <text:p>0.0401258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586" calcext:value-type="float">
            <text:p>0.04012586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float" office:value="0.04012587" calcext:value-type="float">
            <text:p>0.04012587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2588" calcext:value-type="float">
            <text:p>0.04012588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office:value-type="float" office:value="0.04012589" calcext:value-type="float">
            <text:p>0.04012589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59" calcext:value-type="float">
            <text:p>0.0401259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0.04012591" calcext:value-type="float">
            <text:p>0.04012591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2592" calcext:value-type="float">
            <text:p>0.04012592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593" calcext:value-type="float">
            <text:p>0.04012593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594" calcext:value-type="float">
            <text:p>0.04012594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595" calcext:value-type="float">
            <text:p>0.0401259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596" calcext:value-type="float">
            <text:p>0.04012596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2597" calcext:value-type="float">
            <text:p>0.04012597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12598" calcext:value-type="float">
            <text:p>0.04012598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2599" calcext:value-type="float">
            <text:p>0.04012599</text:p>
          </table:table-cell>
          <table:table-cell office:value-type="float" office:value="2230" calcext:value-type="float">
            <text:p>2230</text:p>
          </table:table-cell>
          <table:table-cell/>
        </table:table-row>
        <table:table-row table:style-name="ro1">
          <table:table-cell office:value-type="float" office:value="0.040126" calcext:value-type="float">
            <text:p>0.04012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601" calcext:value-type="float">
            <text:p>0.0401260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602" calcext:value-type="float">
            <text:p>0.04012602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2603" calcext:value-type="float">
            <text:p>0.0401260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604" calcext:value-type="float">
            <text:p>0.04012604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2605" calcext:value-type="float">
            <text:p>0.04012605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0.04012606" calcext:value-type="float">
            <text:p>0.0401260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607" calcext:value-type="float">
            <text:p>0.040126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608" calcext:value-type="float">
            <text:p>0.0401260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609" calcext:value-type="float">
            <text:p>0.0401260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261" calcext:value-type="float">
            <text:p>0.040126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2611" calcext:value-type="float">
            <text:p>0.0401261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612" calcext:value-type="float">
            <text:p>0.0401261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613" calcext:value-type="float">
            <text:p>0.0401261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614" calcext:value-type="float">
            <text:p>0.04012614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2615" calcext:value-type="float">
            <text:p>0.04012615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616" calcext:value-type="float">
            <text:p>0.04012616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617" calcext:value-type="float">
            <text:p>0.04012617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2618" calcext:value-type="float">
            <text:p>0.0401261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619" calcext:value-type="float">
            <text:p>0.04012619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262" calcext:value-type="float">
            <text:p>0.0401262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float" office:value="0.04012621" calcext:value-type="float">
            <text:p>0.04012621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2622" calcext:value-type="float">
            <text:p>0.04012622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2623" calcext:value-type="float">
            <text:p>0.0401262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624" calcext:value-type="float">
            <text:p>0.0401262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625" calcext:value-type="float">
            <text:p>0.04012625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626" calcext:value-type="float">
            <text:p>0.04012626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2627" calcext:value-type="float">
            <text:p>0.04012627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2628" calcext:value-type="float">
            <text:p>0.0401262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629" calcext:value-type="float">
            <text:p>0.0401262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63" calcext:value-type="float">
            <text:p>0.0401263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float" office:value="0.04012631" calcext:value-type="float">
            <text:p>0.04012631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632" calcext:value-type="float">
            <text:p>0.04012632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633" calcext:value-type="float">
            <text:p>0.04012633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2634" calcext:value-type="float">
            <text:p>0.04012634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2635" calcext:value-type="float">
            <text:p>0.04012635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2636" calcext:value-type="float">
            <text:p>0.04012636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0.04012637" calcext:value-type="float">
            <text:p>0.0401263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638" calcext:value-type="float">
            <text:p>0.04012638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639" calcext:value-type="float">
            <text:p>0.0401263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64" calcext:value-type="float">
            <text:p>0.0401264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2641" calcext:value-type="float">
            <text:p>0.04012641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2642" calcext:value-type="float">
            <text:p>0.04012642</text:p>
          </table:table-cell>
          <table:table-cell office:value-type="float" office:value="3378" calcext:value-type="float">
            <text:p>3378</text:p>
          </table:table-cell>
          <table:table-cell/>
        </table:table-row>
        <table:table-row table:style-name="ro1">
          <table:table-cell office:value-type="float" office:value="0.04012643" calcext:value-type="float">
            <text:p>0.0401264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644" calcext:value-type="float">
            <text:p>0.0401264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645" calcext:value-type="float">
            <text:p>0.04012645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646" calcext:value-type="float">
            <text:p>0.04012646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2647" calcext:value-type="float">
            <text:p>0.04012647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2648" calcext:value-type="float">
            <text:p>0.0401264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649" calcext:value-type="float">
            <text:p>0.0401264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65" calcext:value-type="float">
            <text:p>0.040126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651" calcext:value-type="float">
            <text:p>0.0401265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652" calcext:value-type="float">
            <text:p>0.04012652</text:p>
          </table:table-cell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0.04012653" calcext:value-type="float">
            <text:p>0.0401265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654" calcext:value-type="float">
            <text:p>0.0401265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655" calcext:value-type="float">
            <text:p>0.04012655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2656" calcext:value-type="float">
            <text:p>0.0401265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657" calcext:value-type="float">
            <text:p>0.04012657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658" calcext:value-type="float">
            <text:p>0.0401265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659" calcext:value-type="float">
            <text:p>0.0401265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66" calcext:value-type="float">
            <text:p>0.040126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661" calcext:value-type="float">
            <text:p>0.0401266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662" calcext:value-type="float">
            <text:p>0.04012662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663" calcext:value-type="float">
            <text:p>0.04012663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664" calcext:value-type="float">
            <text:p>0.04012664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0.04012665" calcext:value-type="float">
            <text:p>0.04012665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2666" calcext:value-type="float">
            <text:p>0.04012666</text:p>
          </table:table-cell>
          <table:table-cell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float" office:value="0.04012667" calcext:value-type="float">
            <text:p>0.04012667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668" calcext:value-type="float">
            <text:p>0.04012668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669" calcext:value-type="float">
            <text:p>0.04012669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0.0401267" calcext:value-type="float">
            <text:p>0.0401267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671" calcext:value-type="float">
            <text:p>0.04012671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2672" calcext:value-type="float">
            <text:p>0.04012672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673" calcext:value-type="float">
            <text:p>0.04012673</text:p>
          </table:table-cell>
          <table:table-cell office:value-type="float" office:value="3877" calcext:value-type="float">
            <text:p>3877</text:p>
          </table:table-cell>
          <table:table-cell/>
        </table:table-row>
        <table:table-row table:style-name="ro1">
          <table:table-cell office:value-type="float" office:value="0.04012674" calcext:value-type="float">
            <text:p>0.04012674</text:p>
          </table:table-cell>
          <table:table-cell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0.04012675" calcext:value-type="float">
            <text:p>0.0401267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676" calcext:value-type="float">
            <text:p>0.04012676</text:p>
          </table:table-cell>
          <table:table-cell office:value-type="float" office:value="2745" calcext:value-type="float">
            <text:p>2745</text:p>
          </table:table-cell>
          <table:table-cell/>
        </table:table-row>
        <table:table-row table:style-name="ro1">
          <table:table-cell office:value-type="float" office:value="0.04012677" calcext:value-type="float">
            <text:p>0.04012677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678" calcext:value-type="float">
            <text:p>0.04012678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679" calcext:value-type="float">
            <text:p>0.04012679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268" calcext:value-type="float">
            <text:p>0.0401268</text:p>
          </table:table-cell>
          <table:table-cell office:value-type="float" office:value="2447" calcext:value-type="float">
            <text:p>2447</text:p>
          </table:table-cell>
          <table:table-cell/>
        </table:table-row>
        <table:table-row table:style-name="ro1">
          <table:table-cell office:value-type="float" office:value="0.04012681" calcext:value-type="float">
            <text:p>0.04012681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0.04012682" calcext:value-type="float">
            <text:p>0.04012682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2683" calcext:value-type="float">
            <text:p>0.0401268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684" calcext:value-type="float">
            <text:p>0.04012684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0.04012685" calcext:value-type="float">
            <text:p>0.04012685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686" calcext:value-type="float">
            <text:p>0.04012686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687" calcext:value-type="float">
            <text:p>0.0401268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688" calcext:value-type="float">
            <text:p>0.0401268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689" calcext:value-type="float">
            <text:p>0.04012689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69" calcext:value-type="float">
            <text:p>0.0401269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691" calcext:value-type="float">
            <text:p>0.0401269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692" calcext:value-type="float">
            <text:p>0.04012692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float" office:value="0.04012693" calcext:value-type="float">
            <text:p>0.04012693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2694" calcext:value-type="float">
            <text:p>0.0401269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695" calcext:value-type="float">
            <text:p>0.0401269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696" calcext:value-type="float">
            <text:p>0.04012696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0.04012697" calcext:value-type="float">
            <text:p>0.04012697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0.04012698" calcext:value-type="float">
            <text:p>0.04012698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2699" calcext:value-type="float">
            <text:p>0.04012699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27" calcext:value-type="float">
            <text:p>0.040127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0.04012701" calcext:value-type="float">
            <text:p>0.04012701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702" calcext:value-type="float">
            <text:p>0.0401270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2703" calcext:value-type="float">
            <text:p>0.04012703</text:p>
          </table:table-cell>
          <table:table-cell office:value-type="float" office:value="3514" calcext:value-type="float">
            <text:p>3514</text:p>
          </table:table-cell>
          <table:table-cell/>
        </table:table-row>
        <table:table-row table:style-name="ro1">
          <table:table-cell office:value-type="float" office:value="0.04012704" calcext:value-type="float">
            <text:p>0.04012704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0.04012705" calcext:value-type="float">
            <text:p>0.040127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2706" calcext:value-type="float">
            <text:p>0.04012706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0.04012707" calcext:value-type="float">
            <text:p>0.040127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708" calcext:value-type="float">
            <text:p>0.040127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709" calcext:value-type="float">
            <text:p>0.0401270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271" calcext:value-type="float">
            <text:p>0.040127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711" calcext:value-type="float">
            <text:p>0.04012711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2712" calcext:value-type="float">
            <text:p>0.04012712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2713" calcext:value-type="float">
            <text:p>0.0401271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714" calcext:value-type="float">
            <text:p>0.0401271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715" calcext:value-type="float">
            <text:p>0.0401271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716" calcext:value-type="float">
            <text:p>0.0401271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717" calcext:value-type="float">
            <text:p>0.04012717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2718" calcext:value-type="float">
            <text:p>0.04012718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719" calcext:value-type="float">
            <text:p>0.0401271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72" calcext:value-type="float">
            <text:p>0.040127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721" calcext:value-type="float">
            <text:p>0.04012721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2722" calcext:value-type="float">
            <text:p>0.04012722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2723" calcext:value-type="float">
            <text:p>0.04012723</text:p>
          </table:table-cell>
          <table:table-cell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float" office:value="0.04012724" calcext:value-type="float">
            <text:p>0.04012724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725" calcext:value-type="float">
            <text:p>0.04012725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2726" calcext:value-type="float">
            <text:p>0.0401272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727" calcext:value-type="float">
            <text:p>0.04012727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2728" calcext:value-type="float">
            <text:p>0.04012728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2729" calcext:value-type="float">
            <text:p>0.04012729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73" calcext:value-type="float">
            <text:p>0.0401273</text:p>
          </table:table-cell>
          <table:table-cell office:value-type="float" office:value="3939" calcext:value-type="float">
            <text:p>3939</text:p>
          </table:table-cell>
          <table:table-cell/>
        </table:table-row>
        <table:table-row table:style-name="ro1">
          <table:table-cell office:value-type="float" office:value="0.04012731" calcext:value-type="float">
            <text:p>0.04012731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732" calcext:value-type="float">
            <text:p>0.0401273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733" calcext:value-type="float">
            <text:p>0.04012733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2734" calcext:value-type="float">
            <text:p>0.04012734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2735" calcext:value-type="float">
            <text:p>0.04012735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2736" calcext:value-type="float">
            <text:p>0.04012736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2737" calcext:value-type="float">
            <text:p>0.04012737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2738" calcext:value-type="float">
            <text:p>0.0401273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739" calcext:value-type="float">
            <text:p>0.04012739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274" calcext:value-type="float">
            <text:p>0.040127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741" calcext:value-type="float">
            <text:p>0.04012741</text:p>
          </table:table-cell>
          <table:table-cell office:value-type="float" office:value="3135" calcext:value-type="float">
            <text:p>3135</text:p>
          </table:table-cell>
          <table:table-cell/>
        </table:table-row>
        <table:table-row table:style-name="ro1">
          <table:table-cell office:value-type="float" office:value="0.04012742" calcext:value-type="float">
            <text:p>0.04012742</text:p>
          </table:table-cell>
          <table:table-cell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float" office:value="0.04012743" calcext:value-type="float">
            <text:p>0.04012743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744" calcext:value-type="float">
            <text:p>0.0401274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745" calcext:value-type="float">
            <text:p>0.0401274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746" calcext:value-type="float">
            <text:p>0.04012746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747" calcext:value-type="float">
            <text:p>0.04012747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2748" calcext:value-type="float">
            <text:p>0.04012748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749" calcext:value-type="float">
            <text:p>0.04012749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275" calcext:value-type="float">
            <text:p>0.040127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751" calcext:value-type="float">
            <text:p>0.0401275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752" calcext:value-type="float">
            <text:p>0.04012752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753" calcext:value-type="float">
            <text:p>0.04012753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754" calcext:value-type="float">
            <text:p>0.0401275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755" calcext:value-type="float">
            <text:p>0.0401275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756" calcext:value-type="float">
            <text:p>0.0401275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757" calcext:value-type="float">
            <text:p>0.0401275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758" calcext:value-type="float">
            <text:p>0.0401275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759" calcext:value-type="float">
            <text:p>0.04012759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76" calcext:value-type="float">
            <text:p>0.040127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761" calcext:value-type="float">
            <text:p>0.0401276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762" calcext:value-type="float">
            <text:p>0.0401276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763" calcext:value-type="float">
            <text:p>0.04012763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2764" calcext:value-type="float">
            <text:p>0.04012764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765" calcext:value-type="float">
            <text:p>0.04012765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766" calcext:value-type="float">
            <text:p>0.04012766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0.04012767" calcext:value-type="float">
            <text:p>0.0401276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768" calcext:value-type="float">
            <text:p>0.04012768</text:p>
          </table:table-cell>
          <table:table-cell office:value-type="float" office:value="3647" calcext:value-type="float">
            <text:p>3647</text:p>
          </table:table-cell>
          <table:table-cell/>
        </table:table-row>
        <table:table-row table:style-name="ro1">
          <table:table-cell office:value-type="float" office:value="0.04012769" calcext:value-type="float">
            <text:p>0.04012769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77" calcext:value-type="float">
            <text:p>0.0401277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771" calcext:value-type="float">
            <text:p>0.04012771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772" calcext:value-type="float">
            <text:p>0.0401277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773" calcext:value-type="float">
            <text:p>0.04012773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2774" calcext:value-type="float">
            <text:p>0.04012774</text:p>
          </table:table-cell>
          <table:table-cell office:value-type="float" office:value="2999" calcext:value-type="float">
            <text:p>2999</text:p>
          </table:table-cell>
          <table:table-cell/>
        </table:table-row>
        <table:table-row table:style-name="ro1">
          <table:table-cell office:value-type="float" office:value="0.04012775" calcext:value-type="float">
            <text:p>0.0401277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776" calcext:value-type="float">
            <text:p>0.0401277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777" calcext:value-type="float">
            <text:p>0.04012777</text:p>
          </table:table-cell>
          <table:table-cell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float" office:value="0.04012778" calcext:value-type="float">
            <text:p>0.0401277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779" calcext:value-type="float">
            <text:p>0.04012779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278" calcext:value-type="float">
            <text:p>0.0401278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781" calcext:value-type="float">
            <text:p>0.04012781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782" calcext:value-type="float">
            <text:p>0.0401278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0.04012783" calcext:value-type="float">
            <text:p>0.04012783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784" calcext:value-type="float">
            <text:p>0.04012784</text:p>
          </table:table-cell>
          <table:table-cell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float" office:value="0.04012785" calcext:value-type="float">
            <text:p>0.04012785</text:p>
          </table:table-cell>
          <table:table-cell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float" office:value="0.04012786" calcext:value-type="float">
            <text:p>0.04012786</text:p>
          </table:table-cell>
          <table:table-cell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float" office:value="0.04012787" calcext:value-type="float">
            <text:p>0.04012787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2788" calcext:value-type="float">
            <text:p>0.04012788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789" calcext:value-type="float">
            <text:p>0.0401278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79" calcext:value-type="float">
            <text:p>0.0401279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791" calcext:value-type="float">
            <text:p>0.04012791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float" office:value="0.04012792" calcext:value-type="float">
            <text:p>0.04012792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2793" calcext:value-type="float">
            <text:p>0.04012793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4012794" calcext:value-type="float">
            <text:p>0.04012794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795" calcext:value-type="float">
            <text:p>0.04012795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0.04012796" calcext:value-type="float">
            <text:p>0.0401279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797" calcext:value-type="float">
            <text:p>0.04012797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2798" calcext:value-type="float">
            <text:p>0.04012798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2799" calcext:value-type="float">
            <text:p>0.04012799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8" calcext:value-type="float">
            <text:p>0.040128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2801" calcext:value-type="float">
            <text:p>0.04012801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2802" calcext:value-type="float">
            <text:p>0.04012802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803" calcext:value-type="float">
            <text:p>0.04012803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0.04012804" calcext:value-type="float">
            <text:p>0.0401280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805" calcext:value-type="float">
            <text:p>0.04012805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2806" calcext:value-type="float">
            <text:p>0.040128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807" calcext:value-type="float">
            <text:p>0.04012807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2808" calcext:value-type="float">
            <text:p>0.0401280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809" calcext:value-type="float">
            <text:p>0.0401280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81" calcext:value-type="float">
            <text:p>0.040128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811" calcext:value-type="float">
            <text:p>0.0401281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812" calcext:value-type="float">
            <text:p>0.04012812</text:p>
          </table:table-cell>
          <table:table-cell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float" office:value="0.04012813" calcext:value-type="float">
            <text:p>0.04012813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0.04012814" calcext:value-type="float">
            <text:p>0.04012814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0.04012815" calcext:value-type="float">
            <text:p>0.04012815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0.04012816" calcext:value-type="float">
            <text:p>0.04012816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817" calcext:value-type="float">
            <text:p>0.04012817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2818" calcext:value-type="float">
            <text:p>0.04012818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0.04012819" calcext:value-type="float">
            <text:p>0.04012819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282" calcext:value-type="float">
            <text:p>0.0401282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0.04012821" calcext:value-type="float">
            <text:p>0.04012821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822" calcext:value-type="float">
            <text:p>0.04012822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2823" calcext:value-type="float">
            <text:p>0.04012823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824" calcext:value-type="float">
            <text:p>0.04012824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2825" calcext:value-type="float">
            <text:p>0.04012825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2826" calcext:value-type="float">
            <text:p>0.04012826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2827" calcext:value-type="float">
            <text:p>0.04012827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828" calcext:value-type="float">
            <text:p>0.04012828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0.04012829" calcext:value-type="float">
            <text:p>0.04012829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0.0401283" calcext:value-type="float">
            <text:p>0.0401283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831" calcext:value-type="float">
            <text:p>0.04012831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2832" calcext:value-type="float">
            <text:p>0.04012832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833" calcext:value-type="float">
            <text:p>0.0401283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834" calcext:value-type="float">
            <text:p>0.04012834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835" calcext:value-type="float">
            <text:p>0.04012835</text:p>
          </table:table-cell>
          <table:table-cell office:value-type="float" office:value="2839" calcext:value-type="float">
            <text:p>2839</text:p>
          </table:table-cell>
          <table:table-cell/>
        </table:table-row>
        <table:table-row table:style-name="ro1">
          <table:table-cell office:value-type="float" office:value="0.04012836" calcext:value-type="float">
            <text:p>0.04012836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0.04012837" calcext:value-type="float">
            <text:p>0.04012837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2838" calcext:value-type="float">
            <text:p>0.04012838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2839" calcext:value-type="float">
            <text:p>0.04012839</text:p>
          </table:table-cell>
          <table:table-cell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float" office:value="0.0401284" calcext:value-type="float">
            <text:p>0.0401284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0.04012841" calcext:value-type="float">
            <text:p>0.0401284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842" calcext:value-type="float">
            <text:p>0.0401284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843" calcext:value-type="float">
            <text:p>0.04012843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844" calcext:value-type="float">
            <text:p>0.04012844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2845" calcext:value-type="float">
            <text:p>0.0401284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846" calcext:value-type="float">
            <text:p>0.0401284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847" calcext:value-type="float">
            <text:p>0.04012847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2848" calcext:value-type="float">
            <text:p>0.0401284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849" calcext:value-type="float">
            <text:p>0.04012849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285" calcext:value-type="float">
            <text:p>0.040128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851" calcext:value-type="float">
            <text:p>0.04012851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852" calcext:value-type="float">
            <text:p>0.0401285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853" calcext:value-type="float">
            <text:p>0.0401285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854" calcext:value-type="float">
            <text:p>0.0401285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855" calcext:value-type="float">
            <text:p>0.0401285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856" calcext:value-type="float">
            <text:p>0.04012856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857" calcext:value-type="float">
            <text:p>0.04012857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858" calcext:value-type="float">
            <text:p>0.04012858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859" calcext:value-type="float">
            <text:p>0.0401285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86" calcext:value-type="float">
            <text:p>0.040128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861" calcext:value-type="float">
            <text:p>0.0401286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862" calcext:value-type="float">
            <text:p>0.04012862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863" calcext:value-type="float">
            <text:p>0.04012863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864" calcext:value-type="float">
            <text:p>0.04012864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2865" calcext:value-type="float">
            <text:p>0.04012865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866" calcext:value-type="float">
            <text:p>0.04012866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2867" calcext:value-type="float">
            <text:p>0.0401286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868" calcext:value-type="float">
            <text:p>0.04012868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2869" calcext:value-type="float">
            <text:p>0.0401286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87" calcext:value-type="float">
            <text:p>0.0401287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871" calcext:value-type="float">
            <text:p>0.04012871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2872" calcext:value-type="float">
            <text:p>0.04012872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873" calcext:value-type="float">
            <text:p>0.04012873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2874" calcext:value-type="float">
            <text:p>0.04012874</text:p>
          </table:table-cell>
          <table:table-cell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0.04012875" calcext:value-type="float">
            <text:p>0.0401287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876" calcext:value-type="float">
            <text:p>0.0401287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877" calcext:value-type="float">
            <text:p>0.04012877</text:p>
          </table:table-cell>
          <table:table-cell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float" office:value="0.04012878" calcext:value-type="float">
            <text:p>0.04012878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879" calcext:value-type="float">
            <text:p>0.04012879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288" calcext:value-type="float">
            <text:p>0.0401288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881" calcext:value-type="float">
            <text:p>0.04012881</text:p>
          </table:table-cell>
          <table:table-cell office:value-type="float" office:value="2297" calcext:value-type="float">
            <text:p>2297</text:p>
          </table:table-cell>
          <table:table-cell/>
        </table:table-row>
        <table:table-row table:style-name="ro1">
          <table:table-cell office:value-type="float" office:value="0.04012882" calcext:value-type="float">
            <text:p>0.04012882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2883" calcext:value-type="float">
            <text:p>0.0401288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884" calcext:value-type="float">
            <text:p>0.04012884</text:p>
          </table:table-cell>
          <table:table-cell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0.04012885" calcext:value-type="float">
            <text:p>0.04012885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2886" calcext:value-type="float">
            <text:p>0.04012886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2887" calcext:value-type="float">
            <text:p>0.04012887</text:p>
          </table:table-cell>
          <table:table-cell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0.04012888" calcext:value-type="float">
            <text:p>0.04012888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2889" calcext:value-type="float">
            <text:p>0.0401288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89" calcext:value-type="float">
            <text:p>0.0401289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2891" calcext:value-type="float">
            <text:p>0.04012891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892" calcext:value-type="float">
            <text:p>0.04012892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2893" calcext:value-type="float">
            <text:p>0.04012893</text:p>
          </table:table-cell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0.04012894" calcext:value-type="float">
            <text:p>0.04012894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895" calcext:value-type="float">
            <text:p>0.04012895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2896" calcext:value-type="float">
            <text:p>0.04012896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897" calcext:value-type="float">
            <text:p>0.0401289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898" calcext:value-type="float">
            <text:p>0.0401289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899" calcext:value-type="float">
            <text:p>0.04012899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129" calcext:value-type="float">
            <text:p>0.040129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901" calcext:value-type="float">
            <text:p>0.04012901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2902" calcext:value-type="float">
            <text:p>0.0401290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903" calcext:value-type="float">
            <text:p>0.04012903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2904" calcext:value-type="float">
            <text:p>0.04012904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0.04012905" calcext:value-type="float">
            <text:p>0.0401290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906" calcext:value-type="float">
            <text:p>0.04012906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2907" calcext:value-type="float">
            <text:p>0.0401290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2908" calcext:value-type="float">
            <text:p>0.04012908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0.04012909" calcext:value-type="float">
            <text:p>0.040129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291" calcext:value-type="float">
            <text:p>0.040129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911" calcext:value-type="float">
            <text:p>0.0401291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912" calcext:value-type="float">
            <text:p>0.04012912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0.04012913" calcext:value-type="float">
            <text:p>0.04012913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0.04012914" calcext:value-type="float">
            <text:p>0.0401291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915" calcext:value-type="float">
            <text:p>0.0401291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916" calcext:value-type="float">
            <text:p>0.04012916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2917" calcext:value-type="float">
            <text:p>0.04012917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2918" calcext:value-type="float">
            <text:p>0.04012918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919" calcext:value-type="float">
            <text:p>0.04012919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92" calcext:value-type="float">
            <text:p>0.040129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921" calcext:value-type="float">
            <text:p>0.04012921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0.04012922" calcext:value-type="float">
            <text:p>0.0401292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923" calcext:value-type="float">
            <text:p>0.0401292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924" calcext:value-type="float">
            <text:p>0.0401292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925" calcext:value-type="float">
            <text:p>0.04012925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2926" calcext:value-type="float">
            <text:p>0.0401292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927" calcext:value-type="float">
            <text:p>0.04012927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0.04012928" calcext:value-type="float">
            <text:p>0.04012928</text:p>
          </table:table-cell>
          <table:table-cell office:value-type="float" office:value="1499" calcext:value-type="float">
            <text:p>1499</text:p>
          </table:table-cell>
          <table:table-cell/>
        </table:table-row>
        <table:table-row table:style-name="ro1">
          <table:table-cell office:value-type="float" office:value="0.04012929" calcext:value-type="float">
            <text:p>0.04012929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293" calcext:value-type="float">
            <text:p>0.0401293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2931" calcext:value-type="float">
            <text:p>0.04012931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0.04012932" calcext:value-type="float">
            <text:p>0.04012932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0.04012933" calcext:value-type="float">
            <text:p>0.04012933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2934" calcext:value-type="float">
            <text:p>0.04012934</text:p>
          </table:table-cell>
          <table:table-cell office:value-type="float" office:value="3549" calcext:value-type="float">
            <text:p>3549</text:p>
          </table:table-cell>
          <table:table-cell/>
        </table:table-row>
        <table:table-row table:style-name="ro1">
          <table:table-cell office:value-type="float" office:value="0.04012935" calcext:value-type="float">
            <text:p>0.04012935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2936" calcext:value-type="float">
            <text:p>0.04012936</text:p>
          </table:table-cell>
          <table:table-cell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float" office:value="0.04012937" calcext:value-type="float">
            <text:p>0.04012937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2938" calcext:value-type="float">
            <text:p>0.04012938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939" calcext:value-type="float">
            <text:p>0.0401293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94" calcext:value-type="float">
            <text:p>0.040129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941" calcext:value-type="float">
            <text:p>0.04012941</text:p>
          </table:table-cell>
          <table:table-cell office:value-type="float" office:value="2973" calcext:value-type="float">
            <text:p>2973</text:p>
          </table:table-cell>
          <table:table-cell/>
        </table:table-row>
        <table:table-row table:style-name="ro1">
          <table:table-cell office:value-type="float" office:value="0.04012942" calcext:value-type="float">
            <text:p>0.04012942</text:p>
          </table:table-cell>
          <table:table-cell office:value-type="float" office:value="3373" calcext:value-type="float">
            <text:p>3373</text:p>
          </table:table-cell>
          <table:table-cell/>
        </table:table-row>
        <table:table-row table:style-name="ro1">
          <table:table-cell office:value-type="float" office:value="0.04012943" calcext:value-type="float">
            <text:p>0.04012943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944" calcext:value-type="float">
            <text:p>0.0401294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945" calcext:value-type="float">
            <text:p>0.0401294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946" calcext:value-type="float">
            <text:p>0.0401294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947" calcext:value-type="float">
            <text:p>0.04012947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948" calcext:value-type="float">
            <text:p>0.04012948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949" calcext:value-type="float">
            <text:p>0.0401294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95" calcext:value-type="float">
            <text:p>0.040129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951" calcext:value-type="float">
            <text:p>0.0401295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952" calcext:value-type="float">
            <text:p>0.04012952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953" calcext:value-type="float">
            <text:p>0.0401295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954" calcext:value-type="float">
            <text:p>0.0401295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955" calcext:value-type="float">
            <text:p>0.0401295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956" calcext:value-type="float">
            <text:p>0.0401295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957" calcext:value-type="float">
            <text:p>0.04012957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2958" calcext:value-type="float">
            <text:p>0.04012958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959" calcext:value-type="float">
            <text:p>0.04012959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96" calcext:value-type="float">
            <text:p>0.040129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961" calcext:value-type="float">
            <text:p>0.0401296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962" calcext:value-type="float">
            <text:p>0.0401296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963" calcext:value-type="float">
            <text:p>0.0401296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2964" calcext:value-type="float">
            <text:p>0.04012964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965" calcext:value-type="float">
            <text:p>0.0401296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966" calcext:value-type="float">
            <text:p>0.04012966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2967" calcext:value-type="float">
            <text:p>0.0401296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968" calcext:value-type="float">
            <text:p>0.0401296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969" calcext:value-type="float">
            <text:p>0.04012969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97" calcext:value-type="float">
            <text:p>0.040129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971" calcext:value-type="float">
            <text:p>0.04012971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2972" calcext:value-type="float">
            <text:p>0.04012972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973" calcext:value-type="float">
            <text:p>0.0401297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974" calcext:value-type="float">
            <text:p>0.04012974</text:p>
          </table:table-cell>
          <table:table-cell office:value-type="float" office:value="3285" calcext:value-type="float">
            <text:p>3285</text:p>
          </table:table-cell>
          <table:table-cell/>
        </table:table-row>
        <table:table-row table:style-name="ro1">
          <table:table-cell office:value-type="float" office:value="0.04012975" calcext:value-type="float">
            <text:p>0.04012975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2976" calcext:value-type="float">
            <text:p>0.04012976</text:p>
          </table:table-cell>
          <table:table-cell office:value-type="float" office:value="3003" calcext:value-type="float">
            <text:p>3003</text:p>
          </table:table-cell>
          <table:table-cell/>
        </table:table-row>
        <table:table-row table:style-name="ro1">
          <table:table-cell office:value-type="float" office:value="0.04012977" calcext:value-type="float">
            <text:p>0.0401297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978" calcext:value-type="float">
            <text:p>0.04012978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979" calcext:value-type="float">
            <text:p>0.0401297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98" calcext:value-type="float">
            <text:p>0.0401298</text:p>
          </table:table-cell>
          <table:table-cell office:value-type="float" office:value="2990" calcext:value-type="float">
            <text:p>2990</text:p>
          </table:table-cell>
          <table:table-cell/>
        </table:table-row>
        <table:table-row table:style-name="ro1">
          <table:table-cell office:value-type="float" office:value="0.04012981" calcext:value-type="float">
            <text:p>0.04012981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0.04012982" calcext:value-type="float">
            <text:p>0.04012982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0.04012983" calcext:value-type="float">
            <text:p>0.04012983</text:p>
          </table:table-cell>
          <table:table-cell office:value-type="float" office:value="2173" calcext:value-type="float">
            <text:p>2173</text:p>
          </table:table-cell>
          <table:table-cell/>
        </table:table-row>
        <table:table-row table:style-name="ro1">
          <table:table-cell office:value-type="float" office:value="0.04012984" calcext:value-type="float">
            <text:p>0.04012984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985" calcext:value-type="float">
            <text:p>0.04012985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float" office:value="0.04012986" calcext:value-type="float">
            <text:p>0.0401298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987" calcext:value-type="float">
            <text:p>0.04012987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988" calcext:value-type="float">
            <text:p>0.04012988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989" calcext:value-type="float">
            <text:p>0.04012989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299" calcext:value-type="float">
            <text:p>0.0401299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2991" calcext:value-type="float">
            <text:p>0.04012991</text:p>
          </table:table-cell>
          <table:table-cell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float" office:value="0.04012992" calcext:value-type="float">
            <text:p>0.0401299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993" calcext:value-type="float">
            <text:p>0.04012993</text:p>
          </table:table-cell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0.04012994" calcext:value-type="float">
            <text:p>0.04012994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float" office:value="0.04012995" calcext:value-type="float">
            <text:p>0.04012995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996" calcext:value-type="float">
            <text:p>0.0401299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997" calcext:value-type="float">
            <text:p>0.0401299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998" calcext:value-type="float">
            <text:p>0.0401299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999" calcext:value-type="float">
            <text:p>0.04012999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0.04013" calcext:value-type="float">
            <text:p>0.0401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001" calcext:value-type="float">
            <text:p>0.04013001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0.04013002" calcext:value-type="float">
            <text:p>0.04013002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3003" calcext:value-type="float">
            <text:p>0.0401300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004" calcext:value-type="float">
            <text:p>0.04013004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0.04013005" calcext:value-type="float">
            <text:p>0.04013005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0.04013006" calcext:value-type="float">
            <text:p>0.0401300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.04013007" calcext:value-type="float">
            <text:p>0.04013007</text:p>
          </table:table-cell>
          <table:table-cell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0.04013008" calcext:value-type="float">
            <text:p>0.0401300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0.04013009" calcext:value-type="float">
            <text:p>0.0401300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01" calcext:value-type="float">
            <text:p>0.04013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011" calcext:value-type="float">
            <text:p>0.0401301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012" calcext:value-type="float">
            <text:p>0.0401301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013" calcext:value-type="float">
            <text:p>0.0401301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014" calcext:value-type="float">
            <text:p>0.0401301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015" calcext:value-type="float">
            <text:p>0.0401301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016" calcext:value-type="float">
            <text:p>0.0401301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017" calcext:value-type="float">
            <text:p>0.04013017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0.04013018" calcext:value-type="float">
            <text:p>0.0401301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019" calcext:value-type="float">
            <text:p>0.0401301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02" calcext:value-type="float">
            <text:p>0.0401302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0.04013021" calcext:value-type="float">
            <text:p>0.0401302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022" calcext:value-type="float">
            <text:p>0.04013022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023" calcext:value-type="float">
            <text:p>0.04013023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3024" calcext:value-type="float">
            <text:p>0.04013024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3025" calcext:value-type="float">
            <text:p>0.04013025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3026" calcext:value-type="float">
            <text:p>0.04013026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027" calcext:value-type="float">
            <text:p>0.0401302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028" calcext:value-type="float">
            <text:p>0.0401302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029" calcext:value-type="float">
            <text:p>0.04013029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303" calcext:value-type="float">
            <text:p>0.0401303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3031" calcext:value-type="float">
            <text:p>0.04013031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032" calcext:value-type="float">
            <text:p>0.04013032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033" calcext:value-type="float">
            <text:p>0.04013033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0.04013034" calcext:value-type="float">
            <text:p>0.0401303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035" calcext:value-type="float">
            <text:p>0.04013035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036" calcext:value-type="float">
            <text:p>0.04013036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3037" calcext:value-type="float">
            <text:p>0.04013037</text:p>
          </table:table-cell>
          <table:table-cell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float" office:value="0.04013038" calcext:value-type="float">
            <text:p>0.04013038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3039" calcext:value-type="float">
            <text:p>0.04013039</text:p>
          </table:table-cell>
          <table:table-cell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0.0401304" calcext:value-type="float">
            <text:p>0.040130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041" calcext:value-type="float">
            <text:p>0.04013041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3042" calcext:value-type="float">
            <text:p>0.0401304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043" calcext:value-type="float">
            <text:p>0.0401304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044" calcext:value-type="float">
            <text:p>0.04013044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3045" calcext:value-type="float">
            <text:p>0.04013045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3046" calcext:value-type="float">
            <text:p>0.0401304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047" calcext:value-type="float">
            <text:p>0.0401304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048" calcext:value-type="float">
            <text:p>0.04013048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049" calcext:value-type="float">
            <text:p>0.0401304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05" calcext:value-type="float">
            <text:p>0.040130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051" calcext:value-type="float">
            <text:p>0.0401305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052" calcext:value-type="float">
            <text:p>0.04013052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3053" calcext:value-type="float">
            <text:p>0.0401305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054" calcext:value-type="float">
            <text:p>0.0401305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055" calcext:value-type="float">
            <text:p>0.04013055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0.04013056" calcext:value-type="float">
            <text:p>0.0401305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057" calcext:value-type="float">
            <text:p>0.04013057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058" calcext:value-type="float">
            <text:p>0.0401305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059" calcext:value-type="float">
            <text:p>0.0401305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06" calcext:value-type="float">
            <text:p>0.040130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061" calcext:value-type="float">
            <text:p>0.0401306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062" calcext:value-type="float">
            <text:p>0.0401306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063" calcext:value-type="float">
            <text:p>0.0401306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064" calcext:value-type="float">
            <text:p>0.04013064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065" calcext:value-type="float">
            <text:p>0.0401306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066" calcext:value-type="float">
            <text:p>0.04013066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067" calcext:value-type="float">
            <text:p>0.04013067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0.04013068" calcext:value-type="float">
            <text:p>0.04013068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3069" calcext:value-type="float">
            <text:p>0.0401306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07" calcext:value-type="float">
            <text:p>0.0401307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071" calcext:value-type="float">
            <text:p>0.04013071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072" calcext:value-type="float">
            <text:p>0.04013072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073" calcext:value-type="float">
            <text:p>0.04013073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074" calcext:value-type="float">
            <text:p>0.04013074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075" calcext:value-type="float">
            <text:p>0.04013075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076" calcext:value-type="float">
            <text:p>0.04013076</text:p>
          </table:table-cell>
          <table:table-cell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float" office:value="0.04013077" calcext:value-type="float">
            <text:p>0.0401307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078" calcext:value-type="float">
            <text:p>0.0401307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079" calcext:value-type="float">
            <text:p>0.04013079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308" calcext:value-type="float">
            <text:p>0.040130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081" calcext:value-type="float">
            <text:p>0.04013081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082" calcext:value-type="float">
            <text:p>0.04013082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0.04013083" calcext:value-type="float">
            <text:p>0.04013083</text:p>
          </table:table-cell>
          <table:table-cell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0.04013084" calcext:value-type="float">
            <text:p>0.0401308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085" calcext:value-type="float">
            <text:p>0.04013085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3086" calcext:value-type="float">
            <text:p>0.04013086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087" calcext:value-type="float">
            <text:p>0.04013087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3088" calcext:value-type="float">
            <text:p>0.0401308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089" calcext:value-type="float">
            <text:p>0.0401308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09" calcext:value-type="float">
            <text:p>0.0401309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0.04013091" calcext:value-type="float">
            <text:p>0.0401309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092" calcext:value-type="float">
            <text:p>0.04013092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093" calcext:value-type="float">
            <text:p>0.04013093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0.04013094" calcext:value-type="float">
            <text:p>0.04013094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095" calcext:value-type="float">
            <text:p>0.04013095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float" office:value="0.04013096" calcext:value-type="float">
            <text:p>0.04013096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3097" calcext:value-type="float">
            <text:p>0.04013097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098" calcext:value-type="float">
            <text:p>0.04013098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099" calcext:value-type="float">
            <text:p>0.04013099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0.040131" calcext:value-type="float">
            <text:p>0.040131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0.04013101" calcext:value-type="float">
            <text:p>0.04013101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3102" calcext:value-type="float">
            <text:p>0.04013102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3103" calcext:value-type="float">
            <text:p>0.04013103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0.04013104" calcext:value-type="float">
            <text:p>0.0401310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105" calcext:value-type="float">
            <text:p>0.0401310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3106" calcext:value-type="float">
            <text:p>0.04013106</text:p>
          </table:table-cell>
          <table:table-cell office:value-type="float" office:value="3518" calcext:value-type="float">
            <text:p>3518</text:p>
          </table:table-cell>
          <table:table-cell/>
        </table:table-row>
        <table:table-row table:style-name="ro1">
          <table:table-cell office:value-type="float" office:value="0.04013107" calcext:value-type="float">
            <text:p>0.04013107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04013108" calcext:value-type="float">
            <text:p>0.0401310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3109" calcext:value-type="float">
            <text:p>0.04013109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0.0401311" calcext:value-type="float">
            <text:p>0.04013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111" calcext:value-type="float">
            <text:p>0.040131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112" calcext:value-type="float">
            <text:p>0.0401311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3113" calcext:value-type="float">
            <text:p>0.0401311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114" calcext:value-type="float">
            <text:p>0.04013114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0.04013115" calcext:value-type="float">
            <text:p>0.0401311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04013116" calcext:value-type="float">
            <text:p>0.0401311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117" calcext:value-type="float">
            <text:p>0.04013117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0.04013118" calcext:value-type="float">
            <text:p>0.04013118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119" calcext:value-type="float">
            <text:p>0.04013119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12" calcext:value-type="float">
            <text:p>0.0401312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3121" calcext:value-type="float">
            <text:p>0.0401312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122" calcext:value-type="float">
            <text:p>0.04013122</text:p>
          </table:table-cell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0.04013123" calcext:value-type="float">
            <text:p>0.04013123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124" calcext:value-type="float">
            <text:p>0.04013124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3125" calcext:value-type="float">
            <text:p>0.04013125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3126" calcext:value-type="float">
            <text:p>0.04013126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0.04013127" calcext:value-type="float">
            <text:p>0.0401312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128" calcext:value-type="float">
            <text:p>0.04013128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3129" calcext:value-type="float">
            <text:p>0.04013129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13" calcext:value-type="float">
            <text:p>0.0401313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3131" calcext:value-type="float">
            <text:p>0.04013131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0.04013132" calcext:value-type="float">
            <text:p>0.0401313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133" calcext:value-type="float">
            <text:p>0.04013133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3134" calcext:value-type="float">
            <text:p>0.0401313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135" calcext:value-type="float">
            <text:p>0.0401313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136" calcext:value-type="float">
            <text:p>0.04013136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0.04013137" calcext:value-type="float">
            <text:p>0.04013137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3138" calcext:value-type="float">
            <text:p>0.04013138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3139" calcext:value-type="float">
            <text:p>0.04013139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314" calcext:value-type="float">
            <text:p>0.0401314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3141" calcext:value-type="float">
            <text:p>0.04013141</text:p>
          </table:table-cell>
          <table:table-cell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float" office:value="0.04013142" calcext:value-type="float">
            <text:p>0.0401314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143" calcext:value-type="float">
            <text:p>0.0401314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144" calcext:value-type="float">
            <text:p>0.04013144</text:p>
          </table:table-cell>
          <table:table-cell office:value-type="float" office:value="3199" calcext:value-type="float">
            <text:p>3199</text:p>
          </table:table-cell>
          <table:table-cell/>
        </table:table-row>
        <table:table-row table:style-name="ro1">
          <table:table-cell office:value-type="float" office:value="0.04013145" calcext:value-type="float">
            <text:p>0.04013145</text:p>
          </table:table-cell>
          <table:table-cell office:value-type="float" office:value="3531" calcext:value-type="float">
            <text:p>3531</text:p>
          </table:table-cell>
          <table:table-cell/>
        </table:table-row>
        <table:table-row table:style-name="ro1">
          <table:table-cell office:value-type="float" office:value="0.04013146" calcext:value-type="float">
            <text:p>0.04013146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147" calcext:value-type="float">
            <text:p>0.04013147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3148" calcext:value-type="float">
            <text:p>0.0401314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149" calcext:value-type="float">
            <text:p>0.04013149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15" calcext:value-type="float">
            <text:p>0.040131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151" calcext:value-type="float">
            <text:p>0.04013151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3152" calcext:value-type="float">
            <text:p>0.04013152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153" calcext:value-type="float">
            <text:p>0.04013153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3154" calcext:value-type="float">
            <text:p>0.04013154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155" calcext:value-type="float">
            <text:p>0.04013155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156" calcext:value-type="float">
            <text:p>0.04013156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157" calcext:value-type="float">
            <text:p>0.0401315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158" calcext:value-type="float">
            <text:p>0.04013158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159" calcext:value-type="float">
            <text:p>0.04013159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16" calcext:value-type="float">
            <text:p>0.040131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161" calcext:value-type="float">
            <text:p>0.0401316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162" calcext:value-type="float">
            <text:p>0.0401316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163" calcext:value-type="float">
            <text:p>0.0401316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164" calcext:value-type="float">
            <text:p>0.04013164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165" calcext:value-type="float">
            <text:p>0.0401316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166" calcext:value-type="float">
            <text:p>0.04013166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3167" calcext:value-type="float">
            <text:p>0.04013167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168" calcext:value-type="float">
            <text:p>0.0401316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169" calcext:value-type="float">
            <text:p>0.04013169</text:p>
          </table:table-cell>
          <table:table-cell office:value-type="float" office:value="3773" calcext:value-type="float">
            <text:p>3773</text:p>
          </table:table-cell>
          <table:table-cell/>
        </table:table-row>
        <table:table-row table:style-name="ro1">
          <table:table-cell office:value-type="float" office:value="0.0401317" calcext:value-type="float">
            <text:p>0.040131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171" calcext:value-type="float">
            <text:p>0.0401317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172" calcext:value-type="float">
            <text:p>0.0401317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173" calcext:value-type="float">
            <text:p>0.04013173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174" calcext:value-type="float">
            <text:p>0.0401317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175" calcext:value-type="float">
            <text:p>0.04013175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176" calcext:value-type="float">
            <text:p>0.04013176</text:p>
          </table:table-cell>
          <table:table-cell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float" office:value="0.04013177" calcext:value-type="float">
            <text:p>0.0401317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178" calcext:value-type="float">
            <text:p>0.0401317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179" calcext:value-type="float">
            <text:p>0.04013179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18" calcext:value-type="float">
            <text:p>0.0401318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0.04013181" calcext:value-type="float">
            <text:p>0.04013181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182" calcext:value-type="float">
            <text:p>0.04013182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3183" calcext:value-type="float">
            <text:p>0.0401318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184" calcext:value-type="float">
            <text:p>0.04013184</text:p>
          </table:table-cell>
          <table:table-cell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0.04013185" calcext:value-type="float">
            <text:p>0.04013185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0.04013186" calcext:value-type="float">
            <text:p>0.04013186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3187" calcext:value-type="float">
            <text:p>0.0401318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188" calcext:value-type="float">
            <text:p>0.0401318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189" calcext:value-type="float">
            <text:p>0.04013189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0.0401319" calcext:value-type="float">
            <text:p>0.0401319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0.04013191" calcext:value-type="float">
            <text:p>0.0401319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192" calcext:value-type="float">
            <text:p>0.0401319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193" calcext:value-type="float">
            <text:p>0.04013193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194" calcext:value-type="float">
            <text:p>0.04013194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195" calcext:value-type="float">
            <text:p>0.04013195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3196" calcext:value-type="float">
            <text:p>0.04013196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0.04013197" calcext:value-type="float">
            <text:p>0.04013197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198" calcext:value-type="float">
            <text:p>0.04013198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3199" calcext:value-type="float">
            <text:p>0.04013199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0.040132" calcext:value-type="float">
            <text:p>0.040132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3201" calcext:value-type="float">
            <text:p>0.04013201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3202" calcext:value-type="float">
            <text:p>0.0401320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203" calcext:value-type="float">
            <text:p>0.04013203</text:p>
          </table:table-cell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0.04013204" calcext:value-type="float">
            <text:p>0.0401320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205" calcext:value-type="float">
            <text:p>0.04013205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206" calcext:value-type="float">
            <text:p>0.04013206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0.04013207" calcext:value-type="float">
            <text:p>0.04013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208" calcext:value-type="float">
            <text:p>0.04013208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209" calcext:value-type="float">
            <text:p>0.0401320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0401321" calcext:value-type="float">
            <text:p>0.0401321</text:p>
          </table:table-cell>
          <table:table-cell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0.04013211" calcext:value-type="float">
            <text:p>0.040132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212" calcext:value-type="float">
            <text:p>0.0401321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213" calcext:value-type="float">
            <text:p>0.0401321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214" calcext:value-type="float">
            <text:p>0.0401321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0.04013215" calcext:value-type="float">
            <text:p>0.04013215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3216" calcext:value-type="float">
            <text:p>0.04013216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0.04013217" calcext:value-type="float">
            <text:p>0.04013217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218" calcext:value-type="float">
            <text:p>0.04013218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0.04013219" calcext:value-type="float">
            <text:p>0.0401321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22" calcext:value-type="float">
            <text:p>0.0401322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3221" calcext:value-type="float">
            <text:p>0.04013221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3222" calcext:value-type="float">
            <text:p>0.04013222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3223" calcext:value-type="float">
            <text:p>0.04013223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0.04013224" calcext:value-type="float">
            <text:p>0.0401322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225" calcext:value-type="float">
            <text:p>0.04013225</text:p>
          </table:table-cell>
          <table:table-cell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0.04013226" calcext:value-type="float">
            <text:p>0.0401322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227" calcext:value-type="float">
            <text:p>0.04013227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3228" calcext:value-type="float">
            <text:p>0.04013228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0.04013229" calcext:value-type="float">
            <text:p>0.04013229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323" calcext:value-type="float">
            <text:p>0.0401323</text:p>
          </table:table-cell>
          <table:table-cell office:value-type="float" office:value="1403" calcext:value-type="float">
            <text:p>1403</text:p>
          </table:table-cell>
          <table:table-cell/>
        </table:table-row>
        <table:table-row table:style-name="ro1">
          <table:table-cell office:value-type="float" office:value="0.04013231" calcext:value-type="float">
            <text:p>0.04013231</text:p>
          </table:table-cell>
          <table:table-cell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float" office:value="0.04013232" calcext:value-type="float">
            <text:p>0.04013232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3233" calcext:value-type="float">
            <text:p>0.04013233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0.04013234" calcext:value-type="float">
            <text:p>0.0401323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235" calcext:value-type="float">
            <text:p>0.04013235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236" calcext:value-type="float">
            <text:p>0.0401323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237" calcext:value-type="float">
            <text:p>0.04013237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238" calcext:value-type="float">
            <text:p>0.04013238</text:p>
          </table:table-cell>
          <table:table-cell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float" office:value="0.04013239" calcext:value-type="float">
            <text:p>0.04013239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0.0401324" calcext:value-type="float">
            <text:p>0.0401324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241" calcext:value-type="float">
            <text:p>0.04013241</text:p>
          </table:table-cell>
          <table:table-cell office:value-type="float" office:value="3789" calcext:value-type="float">
            <text:p>3789</text:p>
          </table:table-cell>
          <table:table-cell/>
        </table:table-row>
        <table:table-row table:style-name="ro1">
          <table:table-cell office:value-type="float" office:value="0.04013242" calcext:value-type="float">
            <text:p>0.04013242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3243" calcext:value-type="float">
            <text:p>0.04013243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0.04013244" calcext:value-type="float">
            <text:p>0.0401324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245" calcext:value-type="float">
            <text:p>0.04013245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246" calcext:value-type="float">
            <text:p>0.0401324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247" calcext:value-type="float">
            <text:p>0.0401324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248" calcext:value-type="float">
            <text:p>0.0401324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249" calcext:value-type="float">
            <text:p>0.0401324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25" calcext:value-type="float">
            <text:p>0.0401325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251" calcext:value-type="float">
            <text:p>0.0401325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252" calcext:value-type="float">
            <text:p>0.04013252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253" calcext:value-type="float">
            <text:p>0.0401325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254" calcext:value-type="float">
            <text:p>0.0401325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255" calcext:value-type="float">
            <text:p>0.0401325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256" calcext:value-type="float">
            <text:p>0.04013256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257" calcext:value-type="float">
            <text:p>0.04013257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3258" calcext:value-type="float">
            <text:p>0.0401325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259" calcext:value-type="float">
            <text:p>0.04013259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26" calcext:value-type="float">
            <text:p>0.0401326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261" calcext:value-type="float">
            <text:p>0.04013261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262" calcext:value-type="float">
            <text:p>0.0401326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263" calcext:value-type="float">
            <text:p>0.0401326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264" calcext:value-type="float">
            <text:p>0.0401326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265" calcext:value-type="float">
            <text:p>0.0401326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266" calcext:value-type="float">
            <text:p>0.0401326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267" calcext:value-type="float">
            <text:p>0.0401326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268" calcext:value-type="float">
            <text:p>0.04013268</text:p>
          </table:table-cell>
          <table:table-cell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0.04013269" calcext:value-type="float">
            <text:p>0.0401326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27" calcext:value-type="float">
            <text:p>0.040132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271" calcext:value-type="float">
            <text:p>0.04013271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3272" calcext:value-type="float">
            <text:p>0.04013272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273" calcext:value-type="float">
            <text:p>0.04013273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274" calcext:value-type="float">
            <text:p>0.04013274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275" calcext:value-type="float">
            <text:p>0.0401327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276" calcext:value-type="float">
            <text:p>0.04013276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3277" calcext:value-type="float">
            <text:p>0.04013277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0.04013278" calcext:value-type="float">
            <text:p>0.04013278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279" calcext:value-type="float">
            <text:p>0.0401327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28" calcext:value-type="float">
            <text:p>0.0401328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281" calcext:value-type="float">
            <text:p>0.04013281</text:p>
          </table:table-cell>
          <table:table-cell office:value-type="float" office:value="3678" calcext:value-type="float">
            <text:p>3678</text:p>
          </table:table-cell>
          <table:table-cell/>
        </table:table-row>
        <table:table-row table:style-name="ro1">
          <table:table-cell office:value-type="float" office:value="0.04013282" calcext:value-type="float">
            <text:p>0.04013282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3283" calcext:value-type="float">
            <text:p>0.04013283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284" calcext:value-type="float">
            <text:p>0.04013284</text:p>
          </table:table-cell>
          <table:table-cell office:value-type="float" office:value="2297" calcext:value-type="float">
            <text:p>2297</text:p>
          </table:table-cell>
          <table:table-cell/>
        </table:table-row>
        <table:table-row table:style-name="ro1">
          <table:table-cell office:value-type="float" office:value="0.04013285" calcext:value-type="float">
            <text:p>0.04013285</text:p>
          </table:table-cell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float" office:value="0.04013286" calcext:value-type="float">
            <text:p>0.0401328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287" calcext:value-type="float">
            <text:p>0.04013287</text:p>
          </table:table-cell>
          <table:table-cell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0.04013288" calcext:value-type="float">
            <text:p>0.0401328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289" calcext:value-type="float">
            <text:p>0.0401328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29" calcext:value-type="float">
            <text:p>0.0401329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0.04013291" calcext:value-type="float">
            <text:p>0.04013291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3292" calcext:value-type="float">
            <text:p>0.04013292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293" calcext:value-type="float">
            <text:p>0.04013293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3294" calcext:value-type="float">
            <text:p>0.0401329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295" calcext:value-type="float">
            <text:p>0.04013295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3296" calcext:value-type="float">
            <text:p>0.04013296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3297" calcext:value-type="float">
            <text:p>0.04013297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298" calcext:value-type="float">
            <text:p>0.04013298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0.04013299" calcext:value-type="float">
            <text:p>0.0401329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3" calcext:value-type="float">
            <text:p>0.04013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301" calcext:value-type="float">
            <text:p>0.04013301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0.04013302" calcext:value-type="float">
            <text:p>0.04013302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13303" calcext:value-type="float">
            <text:p>0.04013303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3304" calcext:value-type="float">
            <text:p>0.04013304</text:p>
          </table:table-cell>
          <table:table-cell office:value-type="float" office:value="3826" calcext:value-type="float">
            <text:p>3826</text:p>
          </table:table-cell>
          <table:table-cell/>
        </table:table-row>
        <table:table-row table:style-name="ro1">
          <table:table-cell office:value-type="float" office:value="0.04013305" calcext:value-type="float">
            <text:p>0.0401330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306" calcext:value-type="float">
            <text:p>0.0401330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307" calcext:value-type="float">
            <text:p>0.04013307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3308" calcext:value-type="float">
            <text:p>0.0401330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309" calcext:value-type="float">
            <text:p>0.04013309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331" calcext:value-type="float">
            <text:p>0.0401331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3311" calcext:value-type="float">
            <text:p>0.0401331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0.04013312" calcext:value-type="float">
            <text:p>0.040133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313" calcext:value-type="float">
            <text:p>0.0401331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314" calcext:value-type="float">
            <text:p>0.0401331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0.04013315" calcext:value-type="float">
            <text:p>0.0401331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0.04013316" calcext:value-type="float">
            <text:p>0.04013316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317" calcext:value-type="float">
            <text:p>0.0401331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318" calcext:value-type="float">
            <text:p>0.0401331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319" calcext:value-type="float">
            <text:p>0.04013319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332" calcext:value-type="float">
            <text:p>0.0401332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0.04013321" calcext:value-type="float">
            <text:p>0.0401332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322" calcext:value-type="float">
            <text:p>0.04013322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0.04013323" calcext:value-type="float">
            <text:p>0.0401332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324" calcext:value-type="float">
            <text:p>0.04013324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0.04013325" calcext:value-type="float">
            <text:p>0.04013325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3326" calcext:value-type="float">
            <text:p>0.04013326</text:p>
          </table:table-cell>
          <table:table-cell office:value-type="float" office:value="3019" calcext:value-type="float">
            <text:p>3019</text:p>
          </table:table-cell>
          <table:table-cell/>
        </table:table-row>
        <table:table-row table:style-name="ro1">
          <table:table-cell office:value-type="float" office:value="0.04013327" calcext:value-type="float">
            <text:p>0.04013327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328" calcext:value-type="float">
            <text:p>0.04013328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0.04013329" calcext:value-type="float">
            <text:p>0.0401332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33" calcext:value-type="float">
            <text:p>0.0401333</text:p>
          </table:table-cell>
          <table:table-cell office:value-type="float" office:value="3881" calcext:value-type="float">
            <text:p>3881</text:p>
          </table:table-cell>
          <table:table-cell/>
        </table:table-row>
        <table:table-row table:style-name="ro1">
          <table:table-cell office:value-type="float" office:value="0.04013331" calcext:value-type="float">
            <text:p>0.04013331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3332" calcext:value-type="float">
            <text:p>0.04013332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3333" calcext:value-type="float">
            <text:p>0.04013333</text:p>
          </table:table-cell>
          <table:table-cell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float" office:value="0.04013334" calcext:value-type="float">
            <text:p>0.04013334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0.04013335" calcext:value-type="float">
            <text:p>0.04013335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0.04013336" calcext:value-type="float">
            <text:p>0.04013336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337" calcext:value-type="float">
            <text:p>0.04013337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338" calcext:value-type="float">
            <text:p>0.04013338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3339" calcext:value-type="float">
            <text:p>0.04013339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334" calcext:value-type="float">
            <text:p>0.0401334</text:p>
          </table:table-cell>
          <table:table-cell office:value-type="float" office:value="3547" calcext:value-type="float">
            <text:p>3547</text:p>
          </table:table-cell>
          <table:table-cell/>
        </table:table-row>
        <table:table-row table:style-name="ro1">
          <table:table-cell office:value-type="float" office:value="0.04013341" calcext:value-type="float">
            <text:p>0.04013341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0.04013342" calcext:value-type="float">
            <text:p>0.0401334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343" calcext:value-type="float">
            <text:p>0.04013343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344" calcext:value-type="float">
            <text:p>0.04013344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0.04013345" calcext:value-type="float">
            <text:p>0.04013345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3346" calcext:value-type="float">
            <text:p>0.04013346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3347" calcext:value-type="float">
            <text:p>0.04013347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0.04013348" calcext:value-type="float">
            <text:p>0.0401334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349" calcext:value-type="float">
            <text:p>0.04013349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335" calcext:value-type="float">
            <text:p>0.0401335</text:p>
          </table:table-cell>
          <table:table-cell office:value-type="float" office:value="3933" calcext:value-type="float">
            <text:p>3933</text:p>
          </table:table-cell>
          <table:table-cell/>
        </table:table-row>
        <table:table-row table:style-name="ro1">
          <table:table-cell office:value-type="float" office:value="0.04013351" calcext:value-type="float">
            <text:p>0.04013351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0.04013352" calcext:value-type="float">
            <text:p>0.04013352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3353" calcext:value-type="float">
            <text:p>0.0401335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354" calcext:value-type="float">
            <text:p>0.0401335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355" calcext:value-type="float">
            <text:p>0.0401335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356" calcext:value-type="float">
            <text:p>0.0401335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357" calcext:value-type="float">
            <text:p>0.04013357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358" calcext:value-type="float">
            <text:p>0.0401335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359" calcext:value-type="float">
            <text:p>0.04013359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36" calcext:value-type="float">
            <text:p>0.0401336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3361" calcext:value-type="float">
            <text:p>0.0401336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362" calcext:value-type="float">
            <text:p>0.0401336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363" calcext:value-type="float">
            <text:p>0.0401336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364" calcext:value-type="float">
            <text:p>0.0401336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365" calcext:value-type="float">
            <text:p>0.0401336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366" calcext:value-type="float">
            <text:p>0.0401336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367" calcext:value-type="float">
            <text:p>0.0401336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368" calcext:value-type="float">
            <text:p>0.04013368</text:p>
          </table:table-cell>
          <table:table-cell office:value-type="float" office:value="3963" calcext:value-type="float">
            <text:p>3963</text:p>
          </table:table-cell>
          <table:table-cell/>
        </table:table-row>
        <table:table-row table:style-name="ro1">
          <table:table-cell office:value-type="float" office:value="0.04013369" calcext:value-type="float">
            <text:p>0.04013369</text:p>
          </table:table-cell>
          <table:table-cell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float" office:value="0.0401337" calcext:value-type="float">
            <text:p>0.040133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371" calcext:value-type="float">
            <text:p>0.0401337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372" calcext:value-type="float">
            <text:p>0.0401337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373" calcext:value-type="float">
            <text:p>0.0401337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374" calcext:value-type="float">
            <text:p>0.04013374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375" calcext:value-type="float">
            <text:p>0.04013375</text:p>
          </table:table-cell>
          <table:table-cell office:value-type="float" office:value="3511" calcext:value-type="float">
            <text:p>3511</text:p>
          </table:table-cell>
          <table:table-cell/>
        </table:table-row>
        <table:table-row table:style-name="ro1">
          <table:table-cell office:value-type="float" office:value="0.04013376" calcext:value-type="float">
            <text:p>0.04013376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377" calcext:value-type="float">
            <text:p>0.0401337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378" calcext:value-type="float">
            <text:p>0.04013378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3379" calcext:value-type="float">
            <text:p>0.04013379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338" calcext:value-type="float">
            <text:p>0.0401338</text:p>
          </table:table-cell>
          <table:table-cell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0.04013381" calcext:value-type="float">
            <text:p>0.04013381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382" calcext:value-type="float">
            <text:p>0.0401338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383" calcext:value-type="float">
            <text:p>0.04013383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384" calcext:value-type="float">
            <text:p>0.04013384</text:p>
          </table:table-cell>
          <table:table-cell office:value-type="float" office:value="2414" calcext:value-type="float">
            <text:p>2414</text:p>
          </table:table-cell>
          <table:table-cell/>
        </table:table-row>
        <table:table-row table:style-name="ro1">
          <table:table-cell office:value-type="float" office:value="0.04013385" calcext:value-type="float">
            <text:p>0.04013385</text:p>
          </table:table-cell>
          <table:table-cell office:value-type="float" office:value="2507" calcext:value-type="float">
            <text:p>2507</text:p>
          </table:table-cell>
          <table:table-cell/>
        </table:table-row>
        <table:table-row table:style-name="ro1">
          <table:table-cell office:value-type="float" office:value="0.04013386" calcext:value-type="float">
            <text:p>0.04013386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0.04013387" calcext:value-type="float">
            <text:p>0.04013387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3388" calcext:value-type="float">
            <text:p>0.0401338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0.04013389" calcext:value-type="float">
            <text:p>0.04013389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39" calcext:value-type="float">
            <text:p>0.040133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391" calcext:value-type="float">
            <text:p>0.0401339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392" calcext:value-type="float">
            <text:p>0.04013392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0.04013393" calcext:value-type="float">
            <text:p>0.04013393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3394" calcext:value-type="float">
            <text:p>0.04013394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395" calcext:value-type="float">
            <text:p>0.04013395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396" calcext:value-type="float">
            <text:p>0.0401339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397" calcext:value-type="float">
            <text:p>0.04013397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398" calcext:value-type="float">
            <text:p>0.04013398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3399" calcext:value-type="float">
            <text:p>0.04013399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4" calcext:value-type="float">
            <text:p>0.040134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401" calcext:value-type="float">
            <text:p>0.04013401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3402" calcext:value-type="float">
            <text:p>0.04013402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403" calcext:value-type="float">
            <text:p>0.0401340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404" calcext:value-type="float">
            <text:p>0.04013404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0.04013405" calcext:value-type="float">
            <text:p>0.04013405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3406" calcext:value-type="float">
            <text:p>0.0401340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407" calcext:value-type="float">
            <text:p>0.04013407</text:p>
          </table:table-cell>
          <table:table-cell office:value-type="float" office:value="3926" calcext:value-type="float">
            <text:p>3926</text:p>
          </table:table-cell>
          <table:table-cell/>
        </table:table-row>
        <table:table-row table:style-name="ro1">
          <table:table-cell office:value-type="float" office:value="0.04013408" calcext:value-type="float">
            <text:p>0.04013408</text:p>
          </table:table-cell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float" office:value="0.04013409" calcext:value-type="float">
            <text:p>0.0401340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341" calcext:value-type="float">
            <text:p>0.040134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411" calcext:value-type="float">
            <text:p>0.0401341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0.04013412" calcext:value-type="float">
            <text:p>0.040134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413" calcext:value-type="float">
            <text:p>0.040134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414" calcext:value-type="float">
            <text:p>0.0401341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3415" calcext:value-type="float">
            <text:p>0.0401341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416" calcext:value-type="float">
            <text:p>0.0401341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417" calcext:value-type="float">
            <text:p>0.04013417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0.04013418" calcext:value-type="float">
            <text:p>0.0401341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419" calcext:value-type="float">
            <text:p>0.0401341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42" calcext:value-type="float">
            <text:p>0.0401342</text:p>
          </table:table-cell>
          <table:table-cell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float" office:value="0.04013421" calcext:value-type="float">
            <text:p>0.04013421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422" calcext:value-type="float">
            <text:p>0.04013422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423" calcext:value-type="float">
            <text:p>0.04013423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0.04013424" calcext:value-type="float">
            <text:p>0.0401342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425" calcext:value-type="float">
            <text:p>0.04013425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3426" calcext:value-type="float">
            <text:p>0.04013426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3427" calcext:value-type="float">
            <text:p>0.04013427</text:p>
          </table:table-cell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float" office:value="0.04013428" calcext:value-type="float">
            <text:p>0.04013428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3429" calcext:value-type="float">
            <text:p>0.0401342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43" calcext:value-type="float">
            <text:p>0.0401343</text:p>
          </table:table-cell>
          <table:table-cell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float" office:value="0.04013431" calcext:value-type="float">
            <text:p>0.04013431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432" calcext:value-type="float">
            <text:p>0.04013432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433" calcext:value-type="float">
            <text:p>0.04013433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0.04013434" calcext:value-type="float">
            <text:p>0.0401343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435" calcext:value-type="float">
            <text:p>0.04013435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436" calcext:value-type="float">
            <text:p>0.04013436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437" calcext:value-type="float">
            <text:p>0.0401343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438" calcext:value-type="float">
            <text:p>0.04013438</text:p>
          </table:table-cell>
          <table:table-cell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float" office:value="0.04013439" calcext:value-type="float">
            <text:p>0.04013439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0.0401344" calcext:value-type="float">
            <text:p>0.0401344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3441" calcext:value-type="float">
            <text:p>0.04013441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3442" calcext:value-type="float">
            <text:p>0.04013442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3443" calcext:value-type="float">
            <text:p>0.0401344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444" calcext:value-type="float">
            <text:p>0.04013444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3445" calcext:value-type="float">
            <text:p>0.0401344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446" calcext:value-type="float">
            <text:p>0.0401344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447" calcext:value-type="float">
            <text:p>0.04013447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0.04013448" calcext:value-type="float">
            <text:p>0.04013448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0.04013449" calcext:value-type="float">
            <text:p>0.04013449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345" calcext:value-type="float">
            <text:p>0.040134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451" calcext:value-type="float">
            <text:p>0.04013451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452" calcext:value-type="float">
            <text:p>0.04013452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3453" calcext:value-type="float">
            <text:p>0.04013453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454" calcext:value-type="float">
            <text:p>0.0401345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455" calcext:value-type="float">
            <text:p>0.04013455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3456" calcext:value-type="float">
            <text:p>0.04013456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457" calcext:value-type="float">
            <text:p>0.04013457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3458" calcext:value-type="float">
            <text:p>0.04013458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459" calcext:value-type="float">
            <text:p>0.0401345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46" calcext:value-type="float">
            <text:p>0.040134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461" calcext:value-type="float">
            <text:p>0.04013461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462" calcext:value-type="float">
            <text:p>0.04013462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463" calcext:value-type="float">
            <text:p>0.0401346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464" calcext:value-type="float">
            <text:p>0.0401346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465" calcext:value-type="float">
            <text:p>0.0401346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466" calcext:value-type="float">
            <text:p>0.0401346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467" calcext:value-type="float">
            <text:p>0.0401346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468" calcext:value-type="float">
            <text:p>0.04013468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3469" calcext:value-type="float">
            <text:p>0.04013469</text:p>
          </table:table-cell>
          <table:table-cell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0.0401347" calcext:value-type="float">
            <text:p>0.0401347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0.04013471" calcext:value-type="float">
            <text:p>0.04013471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3472" calcext:value-type="float">
            <text:p>0.04013472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473" calcext:value-type="float">
            <text:p>0.04013473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474" calcext:value-type="float">
            <text:p>0.04013474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475" calcext:value-type="float">
            <text:p>0.04013475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476" calcext:value-type="float">
            <text:p>0.04013476</text:p>
          </table:table-cell>
          <table:table-cell office:value-type="float" office:value="3391" calcext:value-type="float">
            <text:p>3391</text:p>
          </table:table-cell>
          <table:table-cell/>
        </table:table-row>
        <table:table-row table:style-name="ro1">
          <table:table-cell office:value-type="float" office:value="0.04013477" calcext:value-type="float">
            <text:p>0.04013477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478" calcext:value-type="float">
            <text:p>0.04013478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3479" calcext:value-type="float">
            <text:p>0.0401347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48" calcext:value-type="float">
            <text:p>0.040134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481" calcext:value-type="float">
            <text:p>0.0401348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482" calcext:value-type="float">
            <text:p>0.04013482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0.04013483" calcext:value-type="float">
            <text:p>0.04013483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484" calcext:value-type="float">
            <text:p>0.04013484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485" calcext:value-type="float">
            <text:p>0.04013485</text:p>
          </table:table-cell>
          <table:table-cell office:value-type="float" office:value="2537" calcext:value-type="float">
            <text:p>2537</text:p>
          </table:table-cell>
          <table:table-cell/>
        </table:table-row>
        <table:table-row table:style-name="ro1">
          <table:table-cell office:value-type="float" office:value="0.04013486" calcext:value-type="float">
            <text:p>0.04013486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487" calcext:value-type="float">
            <text:p>0.04013487</text:p>
          </table:table-cell>
          <table:table-cell office:value-type="float" office:value="3773" calcext:value-type="float">
            <text:p>3773</text:p>
          </table:table-cell>
          <table:table-cell/>
        </table:table-row>
        <table:table-row table:style-name="ro1">
          <table:table-cell office:value-type="float" office:value="0.04013488" calcext:value-type="float">
            <text:p>0.04013488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0.04013489" calcext:value-type="float">
            <text:p>0.04013489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49" calcext:value-type="float">
            <text:p>0.0401349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0.04013491" calcext:value-type="float">
            <text:p>0.04013491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492" calcext:value-type="float">
            <text:p>0.04013492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493" calcext:value-type="float">
            <text:p>0.04013493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0.04013494" calcext:value-type="float">
            <text:p>0.04013494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495" calcext:value-type="float">
            <text:p>0.04013495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496" calcext:value-type="float">
            <text:p>0.04013496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0.04013497" calcext:value-type="float">
            <text:p>0.0401349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498" calcext:value-type="float">
            <text:p>0.04013498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3499" calcext:value-type="float">
            <text:p>0.04013499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0.040135" calcext:value-type="float">
            <text:p>0.040135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501" calcext:value-type="float">
            <text:p>0.0401350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502" calcext:value-type="float">
            <text:p>0.04013502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0.04013503" calcext:value-type="float">
            <text:p>0.04013503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0.04013504" calcext:value-type="float">
            <text:p>0.0401350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505" calcext:value-type="float">
            <text:p>0.04013505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0.04013506" calcext:value-type="float">
            <text:p>0.04013506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507" calcext:value-type="float">
            <text:p>0.04013507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0.04013508" calcext:value-type="float">
            <text:p>0.04013508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3509" calcext:value-type="float">
            <text:p>0.04013509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0.0401351" calcext:value-type="float">
            <text:p>0.0401351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0.04013511" calcext:value-type="float">
            <text:p>0.040135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04013512" calcext:value-type="float">
            <text:p>0.04013512</text:p>
          </table:table-cell>
          <table:table-cell office:value-type="float" office:value="3586" calcext:value-type="float">
            <text:p>3586</text:p>
          </table:table-cell>
          <table:table-cell/>
        </table:table-row>
        <table:table-row table:style-name="ro1">
          <table:table-cell office:value-type="float" office:value="0.04013513" calcext:value-type="float">
            <text:p>0.040135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514" calcext:value-type="float">
            <text:p>0.0401351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.04013515" calcext:value-type="float">
            <text:p>0.0401351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516" calcext:value-type="float">
            <text:p>0.0401351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517" calcext:value-type="float">
            <text:p>0.0401351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0.04013518" calcext:value-type="float">
            <text:p>0.04013518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0.04013519" calcext:value-type="float">
            <text:p>0.0401351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52" calcext:value-type="float">
            <text:p>0.040135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521" calcext:value-type="float">
            <text:p>0.0401352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522" calcext:value-type="float">
            <text:p>0.04013522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0.04013523" calcext:value-type="float">
            <text:p>0.04013523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0.04013524" calcext:value-type="float">
            <text:p>0.0401352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525" calcext:value-type="float">
            <text:p>0.04013525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3526" calcext:value-type="float">
            <text:p>0.0401352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527" calcext:value-type="float">
            <text:p>0.04013527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3528" calcext:value-type="float">
            <text:p>0.04013528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0.04013529" calcext:value-type="float">
            <text:p>0.04013529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0.0401353" calcext:value-type="float">
            <text:p>0.0401353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float" office:value="0.04013531" calcext:value-type="float">
            <text:p>0.04013531</text:p>
          </table:table-cell>
          <table:table-cell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float" office:value="0.04013532" calcext:value-type="float">
            <text:p>0.0401353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533" calcext:value-type="float">
            <text:p>0.04013533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0.04013534" calcext:value-type="float">
            <text:p>0.04013534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0.04013535" calcext:value-type="float">
            <text:p>0.04013535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536" calcext:value-type="float">
            <text:p>0.04013536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3537" calcext:value-type="float">
            <text:p>0.0401353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538" calcext:value-type="float">
            <text:p>0.0401353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539" calcext:value-type="float">
            <text:p>0.04013539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0.0401354" calcext:value-type="float">
            <text:p>0.040135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541" calcext:value-type="float">
            <text:p>0.04013541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3542" calcext:value-type="float">
            <text:p>0.04013542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3543" calcext:value-type="float">
            <text:p>0.04013543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3544" calcext:value-type="float">
            <text:p>0.04013544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0.04013545" calcext:value-type="float">
            <text:p>0.04013545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546" calcext:value-type="float">
            <text:p>0.0401354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547" calcext:value-type="float">
            <text:p>0.04013547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548" calcext:value-type="float">
            <text:p>0.0401354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549" calcext:value-type="float">
            <text:p>0.04013549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float" office:value="0.0401355" calcext:value-type="float">
            <text:p>0.040135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551" calcext:value-type="float">
            <text:p>0.0401355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552" calcext:value-type="float">
            <text:p>0.04013552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0.04013553" calcext:value-type="float">
            <text:p>0.0401355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554" calcext:value-type="float">
            <text:p>0.04013554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3555" calcext:value-type="float">
            <text:p>0.0401355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556" calcext:value-type="float">
            <text:p>0.0401355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557" calcext:value-type="float">
            <text:p>0.0401355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558" calcext:value-type="float">
            <text:p>0.04013558</text:p>
          </table:table-cell>
          <table:table-cell office:value-type="float" office:value="4014" calcext:value-type="float">
            <text:p>4014</text:p>
          </table:table-cell>
          <table:table-cell/>
        </table:table-row>
        <table:table-row table:style-name="ro1">
          <table:table-cell office:value-type="float" office:value="0.04013559" calcext:value-type="float">
            <text:p>0.04013559</text:p>
          </table:table-cell>
          <table:table-cell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0.0401356" calcext:value-type="float">
            <text:p>0.040135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561" calcext:value-type="float">
            <text:p>0.0401356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562" calcext:value-type="float">
            <text:p>0.0401356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563" calcext:value-type="float">
            <text:p>0.0401356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564" calcext:value-type="float">
            <text:p>0.0401356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565" calcext:value-type="float">
            <text:p>0.0401356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566" calcext:value-type="float">
            <text:p>0.0401356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567" calcext:value-type="float">
            <text:p>0.0401356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568" calcext:value-type="float">
            <text:p>0.04013568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569" calcext:value-type="float">
            <text:p>0.04013569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357" calcext:value-type="float">
            <text:p>0.0401357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571" calcext:value-type="float">
            <text:p>0.04013571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3572" calcext:value-type="float">
            <text:p>0.04013572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3573" calcext:value-type="float">
            <text:p>0.04013573</text:p>
          </table:table-cell>
          <table:table-cell office:value-type="float" office:value="3702" calcext:value-type="float">
            <text:p>3702</text:p>
          </table:table-cell>
          <table:table-cell/>
        </table:table-row>
        <table:table-row table:style-name="ro1">
          <table:table-cell office:value-type="float" office:value="0.04013574" calcext:value-type="float">
            <text:p>0.04013574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575" calcext:value-type="float">
            <text:p>0.04013575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576" calcext:value-type="float">
            <text:p>0.04013576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577" calcext:value-type="float">
            <text:p>0.04013577</text:p>
          </table:table-cell>
          <table:table-cell office:value-type="float" office:value="3566" calcext:value-type="float">
            <text:p>3566</text:p>
          </table:table-cell>
          <table:table-cell/>
        </table:table-row>
        <table:table-row table:style-name="ro1">
          <table:table-cell office:value-type="float" office:value="0.04013578" calcext:value-type="float">
            <text:p>0.04013578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579" calcext:value-type="float">
            <text:p>0.04013579</text:p>
          </table:table-cell>
          <table:table-cell office:value-type="float" office:value="3191" calcext:value-type="float">
            <text:p>3191</text:p>
          </table:table-cell>
          <table:table-cell/>
        </table:table-row>
        <table:table-row table:style-name="ro1">
          <table:table-cell office:value-type="float" office:value="0.0401358" calcext:value-type="float">
            <text:p>0.0401358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581" calcext:value-type="float">
            <text:p>0.0401358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582" calcext:value-type="float">
            <text:p>0.04013582</text:p>
          </table:table-cell>
          <table:table-cell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0.04013583" calcext:value-type="float">
            <text:p>0.04013583</text:p>
          </table:table-cell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0.04013584" calcext:value-type="float">
            <text:p>0.0401358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585" calcext:value-type="float">
            <text:p>0.04013585</text:p>
          </table:table-cell>
          <table:table-cell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0.04013586" calcext:value-type="float">
            <text:p>0.04013586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587" calcext:value-type="float">
            <text:p>0.04013587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3588" calcext:value-type="float">
            <text:p>0.04013588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float" office:value="0.04013589" calcext:value-type="float">
            <text:p>0.04013589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0.0401359" calcext:value-type="float">
            <text:p>0.0401359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3591" calcext:value-type="float">
            <text:p>0.04013591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592" calcext:value-type="float">
            <text:p>0.04013592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3593" calcext:value-type="float">
            <text:p>0.04013593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float" office:value="0.04013594" calcext:value-type="float">
            <text:p>0.04013594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595" calcext:value-type="float">
            <text:p>0.0401359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596" calcext:value-type="float">
            <text:p>0.0401359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597" calcext:value-type="float">
            <text:p>0.04013597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598" calcext:value-type="float">
            <text:p>0.04013598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3599" calcext:value-type="float">
            <text:p>0.04013599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6" calcext:value-type="float">
            <text:p>0.040136</text:p>
          </table:table-cell>
          <table:table-cell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0.04013601" calcext:value-type="float">
            <text:p>0.0401360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602" calcext:value-type="float">
            <text:p>0.04013602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0.04013603" calcext:value-type="float">
            <text:p>0.04013603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3604" calcext:value-type="float">
            <text:p>0.04013604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0.04013605" calcext:value-type="float">
            <text:p>0.04013605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606" calcext:value-type="float">
            <text:p>0.04013606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3607" calcext:value-type="float">
            <text:p>0.0401360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608" calcext:value-type="float">
            <text:p>0.0401360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609" calcext:value-type="float">
            <text:p>0.0401360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0.0401361" calcext:value-type="float">
            <text:p>0.040136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611" calcext:value-type="float">
            <text:p>0.04013611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612" calcext:value-type="float">
            <text:p>0.0401361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.04013613" calcext:value-type="float">
            <text:p>0.040136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.04013614" calcext:value-type="float">
            <text:p>0.040136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3615" calcext:value-type="float">
            <text:p>0.0401361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616" calcext:value-type="float">
            <text:p>0.0401361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617" calcext:value-type="float">
            <text:p>0.0401361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0.04013618" calcext:value-type="float">
            <text:p>0.04013618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0.04013619" calcext:value-type="float">
            <text:p>0.04013619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0.0401362" calcext:value-type="float">
            <text:p>0.040136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621" calcext:value-type="float">
            <text:p>0.04013621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3622" calcext:value-type="float">
            <text:p>0.04013622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623" calcext:value-type="float">
            <text:p>0.0401362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624" calcext:value-type="float">
            <text:p>0.04013624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0.04013625" calcext:value-type="float">
            <text:p>0.0401362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626" calcext:value-type="float">
            <text:p>0.04013626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0.04013627" calcext:value-type="float">
            <text:p>0.04013627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628" calcext:value-type="float">
            <text:p>0.04013628</text:p>
          </table:table-cell>
          <table:table-cell office:value-type="float" office:value="3999" calcext:value-type="float">
            <text:p>3999</text:p>
          </table:table-cell>
          <table:table-cell/>
        </table:table-row>
        <table:table-row table:style-name="ro1">
          <table:table-cell office:value-type="float" office:value="0.04013629" calcext:value-type="float">
            <text:p>0.04013629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63" calcext:value-type="float">
            <text:p>0.0401363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3631" calcext:value-type="float">
            <text:p>0.0401363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632" calcext:value-type="float">
            <text:p>0.04013632</text:p>
          </table:table-cell>
          <table:table-cell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float" office:value="0.04013633" calcext:value-type="float">
            <text:p>0.04013633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0.04013634" calcext:value-type="float">
            <text:p>0.04013634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3635" calcext:value-type="float">
            <text:p>0.04013635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0.04013636" calcext:value-type="float">
            <text:p>0.04013636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0.04013637" calcext:value-type="float">
            <text:p>0.0401363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638" calcext:value-type="float">
            <text:p>0.04013638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639" calcext:value-type="float">
            <text:p>0.04013639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64" calcext:value-type="float">
            <text:p>0.0401364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0.04013641" calcext:value-type="float">
            <text:p>0.04013641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0.04013642" calcext:value-type="float">
            <text:p>0.04013642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0.04013643" calcext:value-type="float">
            <text:p>0.04013643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644" calcext:value-type="float">
            <text:p>0.04013644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0.04013645" calcext:value-type="float">
            <text:p>0.04013645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0.04013646" calcext:value-type="float">
            <text:p>0.04013646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0.04013647" calcext:value-type="float">
            <text:p>0.04013647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0.04013648" calcext:value-type="float">
            <text:p>0.0401364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649" calcext:value-type="float">
            <text:p>0.04013649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365" calcext:value-type="float">
            <text:p>0.040136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651" calcext:value-type="float">
            <text:p>0.0401365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652" calcext:value-type="float">
            <text:p>0.0401365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653" calcext:value-type="float">
            <text:p>0.04013653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3654" calcext:value-type="float">
            <text:p>0.0401365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655" calcext:value-type="float">
            <text:p>0.0401365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656" calcext:value-type="float">
            <text:p>0.0401365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657" calcext:value-type="float">
            <text:p>0.04013657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658" calcext:value-type="float">
            <text:p>0.04013658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659" calcext:value-type="float">
            <text:p>0.04013659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66" calcext:value-type="float">
            <text:p>0.040136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661" calcext:value-type="float">
            <text:p>0.04013661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662" calcext:value-type="float">
            <text:p>0.04013662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663" calcext:value-type="float">
            <text:p>0.0401366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664" calcext:value-type="float">
            <text:p>0.04013664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665" calcext:value-type="float">
            <text:p>0.0401366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666" calcext:value-type="float">
            <text:p>0.0401366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667" calcext:value-type="float">
            <text:p>0.0401366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668" calcext:value-type="float">
            <text:p>0.04013668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0.04013669" calcext:value-type="float">
            <text:p>0.0401366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67" calcext:value-type="float">
            <text:p>0.040136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671" calcext:value-type="float">
            <text:p>0.04013671</text:p>
          </table:table-cell>
          <table:table-cell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0.04013672" calcext:value-type="float">
            <text:p>0.0401367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673" calcext:value-type="float">
            <text:p>0.0401367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674" calcext:value-type="float">
            <text:p>0.04013674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3675" calcext:value-type="float">
            <text:p>0.0401367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676" calcext:value-type="float">
            <text:p>0.0401367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677" calcext:value-type="float">
            <text:p>0.0401367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678" calcext:value-type="float">
            <text:p>0.04013678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679" calcext:value-type="float">
            <text:p>0.0401367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68" calcext:value-type="float">
            <text:p>0.0401368</text:p>
          </table:table-cell>
          <table:table-cell office:value-type="float" office:value="3503" calcext:value-type="float">
            <text:p>3503</text:p>
          </table:table-cell>
          <table:table-cell/>
        </table:table-row>
        <table:table-row table:style-name="ro1">
          <table:table-cell office:value-type="float" office:value="0.04013681" calcext:value-type="float">
            <text:p>0.0401368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682" calcext:value-type="float">
            <text:p>0.04013682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3683" calcext:value-type="float">
            <text:p>0.04013683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684" calcext:value-type="float">
            <text:p>0.04013684</text:p>
          </table:table-cell>
          <table:table-cell office:value-type="float" office:value="3704" calcext:value-type="float">
            <text:p>3704</text:p>
          </table:table-cell>
          <table:table-cell/>
        </table:table-row>
        <table:table-row table:style-name="ro1">
          <table:table-cell office:value-type="float" office:value="0.04013685" calcext:value-type="float">
            <text:p>0.04013685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3686" calcext:value-type="float">
            <text:p>0.04013686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0.04013687" calcext:value-type="float">
            <text:p>0.04013687</text:p>
          </table:table-cell>
          <table:table-cell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float" office:value="0.04013688" calcext:value-type="float">
            <text:p>0.0401368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689" calcext:value-type="float">
            <text:p>0.0401368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69" calcext:value-type="float">
            <text:p>0.040136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691" calcext:value-type="float">
            <text:p>0.04013691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692" calcext:value-type="float">
            <text:p>0.0401369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693" calcext:value-type="float">
            <text:p>0.0401369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694" calcext:value-type="float">
            <text:p>0.04013694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float" office:value="0.04013695" calcext:value-type="float">
            <text:p>0.04013695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0.04013696" calcext:value-type="float">
            <text:p>0.04013696</text:p>
          </table:table-cell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float" office:value="0.04013697" calcext:value-type="float">
            <text:p>0.04013697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698" calcext:value-type="float">
            <text:p>0.04013698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0.04013699" calcext:value-type="float">
            <text:p>0.04013699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0.040137" calcext:value-type="float">
            <text:p>0.040137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701" calcext:value-type="float">
            <text:p>0.04013701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0.04013702" calcext:value-type="float">
            <text:p>0.04013702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703" calcext:value-type="float">
            <text:p>0.04013703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0.04013704" calcext:value-type="float">
            <text:p>0.04013704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0.04013705" calcext:value-type="float">
            <text:p>0.04013705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13706" calcext:value-type="float">
            <text:p>0.04013706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04013707" calcext:value-type="float">
            <text:p>0.04013707</text:p>
          </table:table-cell>
          <table:table-cell office:value-type="float" office:value="3762" calcext:value-type="float">
            <text:p>3762</text:p>
          </table:table-cell>
          <table:table-cell/>
        </table:table-row>
        <table:table-row table:style-name="ro1">
          <table:table-cell office:value-type="float" office:value="0.04013708" calcext:value-type="float">
            <text:p>0.0401370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709" calcext:value-type="float">
            <text:p>0.04013709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71" calcext:value-type="float">
            <text:p>0.0401371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3711" calcext:value-type="float">
            <text:p>0.0401371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712" calcext:value-type="float">
            <text:p>0.04013712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0.04013713" calcext:value-type="float">
            <text:p>0.04013713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04013714" calcext:value-type="float">
            <text:p>0.040137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715" calcext:value-type="float">
            <text:p>0.040137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716" calcext:value-type="float">
            <text:p>0.040137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717" calcext:value-type="float">
            <text:p>0.040137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3718" calcext:value-type="float">
            <text:p>0.04013718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04013719" calcext:value-type="float">
            <text:p>0.0401371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72" calcext:value-type="float">
            <text:p>0.040137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721" calcext:value-type="float">
            <text:p>0.0401372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722" calcext:value-type="float">
            <text:p>0.04013722</text:p>
          </table:table-cell>
          <table:table-cell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float" office:value="0.04013723" calcext:value-type="float">
            <text:p>0.04013723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724" calcext:value-type="float">
            <text:p>0.04013724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725" calcext:value-type="float">
            <text:p>0.04013725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0.04013726" calcext:value-type="float">
            <text:p>0.0401372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727" calcext:value-type="float">
            <text:p>0.04013727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3728" calcext:value-type="float">
            <text:p>0.04013728</text:p>
          </table:table-cell>
          <table:table-cell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0.04013729" calcext:value-type="float">
            <text:p>0.04013729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0.0401373" calcext:value-type="float">
            <text:p>0.0401373</text:p>
          </table:table-cell>
          <table:table-cell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0.04013731" calcext:value-type="float">
            <text:p>0.0401373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732" calcext:value-type="float">
            <text:p>0.0401373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733" calcext:value-type="float">
            <text:p>0.04013733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734" calcext:value-type="float">
            <text:p>0.04013734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0.04013735" calcext:value-type="float">
            <text:p>0.04013735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0.04013736" calcext:value-type="float">
            <text:p>0.04013736</text:p>
          </table:table-cell>
          <table:table-cell office:value-type="float" office:value="1767" calcext:value-type="float">
            <text:p>1767</text:p>
          </table:table-cell>
          <table:table-cell/>
        </table:table-row>
        <table:table-row table:style-name="ro1">
          <table:table-cell office:value-type="float" office:value="0.04013737" calcext:value-type="float">
            <text:p>0.04013737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738" calcext:value-type="float">
            <text:p>0.04013738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0.04013739" calcext:value-type="float">
            <text:p>0.0401373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74" calcext:value-type="float">
            <text:p>0.0401374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741" calcext:value-type="float">
            <text:p>0.04013741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0.04013742" calcext:value-type="float">
            <text:p>0.04013742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0.04013743" calcext:value-type="float">
            <text:p>0.04013743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3744" calcext:value-type="float">
            <text:p>0.04013744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0.04013745" calcext:value-type="float">
            <text:p>0.0401374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746" calcext:value-type="float">
            <text:p>0.04013746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747" calcext:value-type="float">
            <text:p>0.0401374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748" calcext:value-type="float">
            <text:p>0.04013748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0.04013749" calcext:value-type="float">
            <text:p>0.04013749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0.0401375" calcext:value-type="float">
            <text:p>0.0401375</text:p>
          </table:table-cell>
          <table:table-cell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0.04013751" calcext:value-type="float">
            <text:p>0.0401375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752" calcext:value-type="float">
            <text:p>0.0401375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753" calcext:value-type="float">
            <text:p>0.04013753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754" calcext:value-type="float">
            <text:p>0.04013754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3755" calcext:value-type="float">
            <text:p>0.04013755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3756" calcext:value-type="float">
            <text:p>0.0401375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757" calcext:value-type="float">
            <text:p>0.0401375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758" calcext:value-type="float">
            <text:p>0.04013758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759" calcext:value-type="float">
            <text:p>0.0401375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76" calcext:value-type="float">
            <text:p>0.0401376</text:p>
          </table:table-cell>
          <table:table-cell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0.04013761" calcext:value-type="float">
            <text:p>0.0401376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762" calcext:value-type="float">
            <text:p>0.0401376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763" calcext:value-type="float">
            <text:p>0.04013763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0.04013764" calcext:value-type="float">
            <text:p>0.04013764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765" calcext:value-type="float">
            <text:p>0.04013765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766" calcext:value-type="float">
            <text:p>0.04013766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767" calcext:value-type="float">
            <text:p>0.0401376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768" calcext:value-type="float">
            <text:p>0.0401376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769" calcext:value-type="float">
            <text:p>0.0401376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77" calcext:value-type="float">
            <text:p>0.040137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771" calcext:value-type="float">
            <text:p>0.04013771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3772" calcext:value-type="float">
            <text:p>0.04013772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0.04013773" calcext:value-type="float">
            <text:p>0.0401377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774" calcext:value-type="float">
            <text:p>0.04013774</text:p>
          </table:table-cell>
          <table:table-cell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float" office:value="0.04013775" calcext:value-type="float">
            <text:p>0.04013775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776" calcext:value-type="float">
            <text:p>0.04013776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777" calcext:value-type="float">
            <text:p>0.04013777</text:p>
          </table:table-cell>
          <table:table-cell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0.04013778" calcext:value-type="float">
            <text:p>0.04013778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779" calcext:value-type="float">
            <text:p>0.04013779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378" calcext:value-type="float">
            <text:p>0.040137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781" calcext:value-type="float">
            <text:p>0.04013781</text:p>
          </table:table-cell>
          <table:table-cell office:value-type="float" office:value="3877" calcext:value-type="float">
            <text:p>3877</text:p>
          </table:table-cell>
          <table:table-cell/>
        </table:table-row>
        <table:table-row table:style-name="ro1">
          <table:table-cell office:value-type="float" office:value="0.04013782" calcext:value-type="float">
            <text:p>0.04013782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3783" calcext:value-type="float">
            <text:p>0.0401378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784" calcext:value-type="float">
            <text:p>0.04013784</text:p>
          </table:table-cell>
          <table:table-cell office:value-type="float" office:value="2745" calcext:value-type="float">
            <text:p>2745</text:p>
          </table:table-cell>
          <table:table-cell/>
        </table:table-row>
        <table:table-row table:style-name="ro1">
          <table:table-cell office:value-type="float" office:value="0.04013785" calcext:value-type="float">
            <text:p>0.04013785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786" calcext:value-type="float">
            <text:p>0.04013786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787" calcext:value-type="float">
            <text:p>0.04013787</text:p>
          </table:table-cell>
          <table:table-cell office:value-type="float" office:value="2415" calcext:value-type="float">
            <text:p>2415</text:p>
          </table:table-cell>
          <table:table-cell/>
        </table:table-row>
        <table:table-row table:style-name="ro1">
          <table:table-cell office:value-type="float" office:value="0.04013788" calcext:value-type="float">
            <text:p>0.04013788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0.04013789" calcext:value-type="float">
            <text:p>0.04013789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0.0401379" calcext:value-type="float">
            <text:p>0.0401379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0.04013791" calcext:value-type="float">
            <text:p>0.0401379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792" calcext:value-type="float">
            <text:p>0.0401379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793" calcext:value-type="float">
            <text:p>0.04013793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794" calcext:value-type="float">
            <text:p>0.04013794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795" calcext:value-type="float">
            <text:p>0.0401379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796" calcext:value-type="float">
            <text:p>0.0401379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797" calcext:value-type="float">
            <text:p>0.04013797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798" calcext:value-type="float">
            <text:p>0.0401379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799" calcext:value-type="float">
            <text:p>0.0401379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8" calcext:value-type="float">
            <text:p>0.040138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float" office:value="0.04013801" calcext:value-type="float">
            <text:p>0.04013801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0.04013802" calcext:value-type="float">
            <text:p>0.0401380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803" calcext:value-type="float">
            <text:p>0.0401380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804" calcext:value-type="float">
            <text:p>0.04013804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3805" calcext:value-type="float">
            <text:p>0.0401380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806" calcext:value-type="float">
            <text:p>0.04013806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0.04013807" calcext:value-type="float">
            <text:p>0.04013807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0.04013808" calcext:value-type="float">
            <text:p>0.04013808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0.04013809" calcext:value-type="float">
            <text:p>0.0401380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81" calcext:value-type="float">
            <text:p>0.0401381</text:p>
          </table:table-cell>
          <table:table-cell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float" office:value="0.04013811" calcext:value-type="float">
            <text:p>0.04013811</text:p>
          </table:table-cell>
          <table:table-cell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0.04013812" calcext:value-type="float">
            <text:p>0.0401381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0.04013813" calcext:value-type="float">
            <text:p>0.040138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814" calcext:value-type="float">
            <text:p>0.04013814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3815" calcext:value-type="float">
            <text:p>0.040138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816" calcext:value-type="float">
            <text:p>0.040138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817" calcext:value-type="float">
            <text:p>0.04013817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04013818" calcext:value-type="float">
            <text:p>0.0401381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819" calcext:value-type="float">
            <text:p>0.0401381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82" calcext:value-type="float">
            <text:p>0.0401382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3821" calcext:value-type="float">
            <text:p>0.0401382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822" calcext:value-type="float">
            <text:p>0.0401382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823" calcext:value-type="float">
            <text:p>0.0401382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824" calcext:value-type="float">
            <text:p>0.0401382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825" calcext:value-type="float">
            <text:p>0.04013825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0.04013826" calcext:value-type="float">
            <text:p>0.0401382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827" calcext:value-type="float">
            <text:p>0.0401382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828" calcext:value-type="float">
            <text:p>0.04013828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0.04013829" calcext:value-type="float">
            <text:p>0.04013829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0.0401383" calcext:value-type="float">
            <text:p>0.0401383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0.04013831" calcext:value-type="float">
            <text:p>0.04013831</text:p>
          </table:table-cell>
          <table:table-cell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float" office:value="0.04013832" calcext:value-type="float">
            <text:p>0.04013832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833" calcext:value-type="float">
            <text:p>0.04013833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0.04013834" calcext:value-type="float">
            <text:p>0.0401383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835" calcext:value-type="float">
            <text:p>0.04013835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0.04013836" calcext:value-type="float">
            <text:p>0.04013836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0.04013837" calcext:value-type="float">
            <text:p>0.04013837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838" calcext:value-type="float">
            <text:p>0.04013838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0.04013839" calcext:value-type="float">
            <text:p>0.0401383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84" calcext:value-type="float">
            <text:p>0.040138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841" calcext:value-type="float">
            <text:p>0.04013841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0.04013842" calcext:value-type="float">
            <text:p>0.04013842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3843" calcext:value-type="float">
            <text:p>0.04013843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3844" calcext:value-type="float">
            <text:p>0.04013844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0.04013845" calcext:value-type="float">
            <text:p>0.04013845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0.04013846" calcext:value-type="float">
            <text:p>0.0401384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847" calcext:value-type="float">
            <text:p>0.04013847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0.04013848" calcext:value-type="float">
            <text:p>0.0401384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849" calcext:value-type="float">
            <text:p>0.0401384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85" calcext:value-type="float">
            <text:p>0.0401385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0.04013851" calcext:value-type="float">
            <text:p>0.04013851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852" calcext:value-type="float">
            <text:p>0.0401385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853" calcext:value-type="float">
            <text:p>0.0401385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854" calcext:value-type="float">
            <text:p>0.04013854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855" calcext:value-type="float">
            <text:p>0.04013855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0.04013856" calcext:value-type="float">
            <text:p>0.04013856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857" calcext:value-type="float">
            <text:p>0.04013857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0.04013858" calcext:value-type="float">
            <text:p>0.0401385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859" calcext:value-type="float">
            <text:p>0.0401385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86" calcext:value-type="float">
            <text:p>0.0401386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3861" calcext:value-type="float">
            <text:p>0.0401386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862" calcext:value-type="float">
            <text:p>0.0401386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863" calcext:value-type="float">
            <text:p>0.0401386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864" calcext:value-type="float">
            <text:p>0.0401386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865" calcext:value-type="float">
            <text:p>0.0401386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866" calcext:value-type="float">
            <text:p>0.0401386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867" calcext:value-type="float">
            <text:p>0.0401386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868" calcext:value-type="float">
            <text:p>0.0401386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869" calcext:value-type="float">
            <text:p>0.0401386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87" calcext:value-type="float">
            <text:p>0.040138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871" calcext:value-type="float">
            <text:p>0.04013871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0.04013872" calcext:value-type="float">
            <text:p>0.04013872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873" calcext:value-type="float">
            <text:p>0.04013873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874" calcext:value-type="float">
            <text:p>0.04013874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0.04013875" calcext:value-type="float">
            <text:p>0.0401387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876" calcext:value-type="float">
            <text:p>0.0401387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877" calcext:value-type="float">
            <text:p>0.04013877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878" calcext:value-type="float">
            <text:p>0.04013878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879" calcext:value-type="float">
            <text:p>0.04013879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0.0401388" calcext:value-type="float">
            <text:p>0.0401388</text:p>
          </table:table-cell>
          <table:table-cell office:value-type="float" office:value="3507" calcext:value-type="float">
            <text:p>3507</text:p>
          </table:table-cell>
          <table:table-cell/>
        </table:table-row>
        <table:table-row table:style-name="ro1">
          <table:table-cell office:value-type="float" office:value="0.04013881" calcext:value-type="float">
            <text:p>0.04013881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0.04013882" calcext:value-type="float">
            <text:p>0.04013882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883" calcext:value-type="float">
            <text:p>0.0401388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884" calcext:value-type="float">
            <text:p>0.0401388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885" calcext:value-type="float">
            <text:p>0.04013885</text:p>
          </table:table-cell>
          <table:table-cell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float" office:value="0.04013886" calcext:value-type="float">
            <text:p>0.0401388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887" calcext:value-type="float">
            <text:p>0.04013887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0.04013888" calcext:value-type="float">
            <text:p>0.04013888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889" calcext:value-type="float">
            <text:p>0.04013889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89" calcext:value-type="float">
            <text:p>0.0401389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891" calcext:value-type="float">
            <text:p>0.04013891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892" calcext:value-type="float">
            <text:p>0.04013892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893" calcext:value-type="float">
            <text:p>0.04013893</text:p>
          </table:table-cell>
          <table:table-cell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float" office:value="0.04013894" calcext:value-type="float">
            <text:p>0.04013894</text:p>
          </table:table-cell>
          <table:table-cell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float" office:value="0.04013895" calcext:value-type="float">
            <text:p>0.04013895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0.04013896" calcext:value-type="float">
            <text:p>0.04013896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897" calcext:value-type="float">
            <text:p>0.0401389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898" calcext:value-type="float">
            <text:p>0.0401389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899" calcext:value-type="float">
            <text:p>0.04013899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float" office:value="0.040139" calcext:value-type="float">
            <text:p>0.040139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3901" calcext:value-type="float">
            <text:p>0.04013901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0.04013902" calcext:value-type="float">
            <text:p>0.04013902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903" calcext:value-type="float">
            <text:p>0.04013903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0.04013904" calcext:value-type="float">
            <text:p>0.04013904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905" calcext:value-type="float">
            <text:p>0.04013905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0.04013906" calcext:value-type="float">
            <text:p>0.04013906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float" office:value="0.04013907" calcext:value-type="float">
            <text:p>0.04013907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908" calcext:value-type="float">
            <text:p>0.04013908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3909" calcext:value-type="float">
            <text:p>0.0401390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0401391" calcext:value-type="float">
            <text:p>0.0401391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911" calcext:value-type="float">
            <text:p>0.04013911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0.04013912" calcext:value-type="float">
            <text:p>0.0401391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913" calcext:value-type="float">
            <text:p>0.04013913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0.04013914" calcext:value-type="float">
            <text:p>0.040139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915" calcext:value-type="float">
            <text:p>0.04013915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0.04013916" calcext:value-type="float">
            <text:p>0.040139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917" calcext:value-type="float">
            <text:p>0.040139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918" calcext:value-type="float">
            <text:p>0.040139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919" calcext:value-type="float">
            <text:p>0.0401391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92" calcext:value-type="float">
            <text:p>0.0401392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float" office:value="0.04013921" calcext:value-type="float">
            <text:p>0.04013921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0.04013922" calcext:value-type="float">
            <text:p>0.04013922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0.04013923" calcext:value-type="float">
            <text:p>0.0401392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924" calcext:value-type="float">
            <text:p>0.04013924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925" calcext:value-type="float">
            <text:p>0.04013925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0.04013926" calcext:value-type="float">
            <text:p>0.04013926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0.04013927" calcext:value-type="float">
            <text:p>0.04013927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3928" calcext:value-type="float">
            <text:p>0.04013928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0.04013929" calcext:value-type="float">
            <text:p>0.04013929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93" calcext:value-type="float">
            <text:p>0.0401393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0.04013931" calcext:value-type="float">
            <text:p>0.04013931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932" calcext:value-type="float">
            <text:p>0.04013932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04013933" calcext:value-type="float">
            <text:p>0.04013933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0.04013934" calcext:value-type="float">
            <text:p>0.04013934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0.04013935" calcext:value-type="float">
            <text:p>0.04013935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936" calcext:value-type="float">
            <text:p>0.04013936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0.04013937" calcext:value-type="float">
            <text:p>0.04013937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float" office:value="0.04013938" calcext:value-type="float">
            <text:p>0.0401393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939" calcext:value-type="float">
            <text:p>0.04013939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0.0401394" calcext:value-type="float">
            <text:p>0.0401394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0.04013941" calcext:value-type="float">
            <text:p>0.04013941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942" calcext:value-type="float">
            <text:p>0.04013942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943" calcext:value-type="float">
            <text:p>0.04013943</text:p>
          </table:table-cell>
          <table:table-cell office:value-type="float" office:value="2839" calcext:value-type="float">
            <text:p>2839</text:p>
          </table:table-cell>
          <table:table-cell/>
        </table:table-row>
        <table:table-row table:style-name="ro1">
          <table:table-cell office:value-type="float" office:value="0.04013944" calcext:value-type="float">
            <text:p>0.04013944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0.04013945" calcext:value-type="float">
            <text:p>0.04013945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0.04013946" calcext:value-type="float">
            <text:p>0.04013946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0.04013947" calcext:value-type="float">
            <text:p>0.04013947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0.04013948" calcext:value-type="float">
            <text:p>0.0401394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949" calcext:value-type="float">
            <text:p>0.0401394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95" calcext:value-type="float">
            <text:p>0.0401395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951" calcext:value-type="float">
            <text:p>0.04013951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952" calcext:value-type="float">
            <text:p>0.04013952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0.04013953" calcext:value-type="float">
            <text:p>0.0401395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954" calcext:value-type="float">
            <text:p>0.0401395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955" calcext:value-type="float">
            <text:p>0.04013955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0.04013956" calcext:value-type="float">
            <text:p>0.0401395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957" calcext:value-type="float">
            <text:p>0.04013957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3958" calcext:value-type="float">
            <text:p>0.0401395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959" calcext:value-type="float">
            <text:p>0.04013959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96" calcext:value-type="float">
            <text:p>0.040139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961" calcext:value-type="float">
            <text:p>0.04013961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962" calcext:value-type="float">
            <text:p>0.0401396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963" calcext:value-type="float">
            <text:p>0.0401396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964" calcext:value-type="float">
            <text:p>0.04013964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965" calcext:value-type="float">
            <text:p>0.0401396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966" calcext:value-type="float">
            <text:p>0.04013966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967" calcext:value-type="float">
            <text:p>0.0401396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968" calcext:value-type="float">
            <text:p>0.04013968</text:p>
          </table:table-cell>
          <table:table-cell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0.04013969" calcext:value-type="float">
            <text:p>0.0401396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97" calcext:value-type="float">
            <text:p>0.040139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971" calcext:value-type="float">
            <text:p>0.04013971</text:p>
          </table:table-cell>
          <table:table-cell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0.04013972" calcext:value-type="float">
            <text:p>0.04013972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3973" calcext:value-type="float">
            <text:p>0.0401397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974" calcext:value-type="float">
            <text:p>0.04013974</text:p>
          </table:table-cell>
          <table:table-cell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0.04013975" calcext:value-type="float">
            <text:p>0.04013975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0.04013976" calcext:value-type="float">
            <text:p>0.04013976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0.04013977" calcext:value-type="float">
            <text:p>0.0401397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978" calcext:value-type="float">
            <text:p>0.0401397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979" calcext:value-type="float">
            <text:p>0.0401397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98" calcext:value-type="float">
            <text:p>0.0401398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981" calcext:value-type="float">
            <text:p>0.04013981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3982" calcext:value-type="float">
            <text:p>0.04013982</text:p>
          </table:table-cell>
          <table:table-cell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0.04013983" calcext:value-type="float">
            <text:p>0.0401398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984" calcext:value-type="float">
            <text:p>0.0401398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985" calcext:value-type="float">
            <text:p>0.04013985</text:p>
          </table:table-cell>
          <table:table-cell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float" office:value="0.04013986" calcext:value-type="float">
            <text:p>0.0401398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987" calcext:value-type="float">
            <text:p>0.04013987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0.04013988" calcext:value-type="float">
            <text:p>0.04013988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989" calcext:value-type="float">
            <text:p>0.0401398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99" calcext:value-type="float">
            <text:p>0.0401399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0.04013991" calcext:value-type="float">
            <text:p>0.0401399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992" calcext:value-type="float">
            <text:p>0.04013992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0.04013993" calcext:value-type="float">
            <text:p>0.04013993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0.04013994" calcext:value-type="float">
            <text:p>0.04013994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0.04013995" calcext:value-type="float">
            <text:p>0.04013995</text:p>
          </table:table-cell>
          <table:table-cell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0.04013996" calcext:value-type="float">
            <text:p>0.04013996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0.04013997" calcext:value-type="float">
            <text:p>0.0401399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998" calcext:value-type="float">
            <text:p>0.04013998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0.04013999" calcext:value-type="float">
            <text:p>0.04013999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4" calcext:value-type="float">
            <text:p>0.04014</text:p>
          </table:table-cell>
          <table:table-cell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0.04014001" calcext:value-type="float">
            <text:p>0.04014001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0.04014002" calcext:value-type="float">
            <text:p>0.04014002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4003" calcext:value-type="float">
            <text:p>0.04014003</text:p>
          </table:table-cell>
          <table:table-cell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0.04014004" calcext:value-type="float">
            <text:p>0.04014004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4005" calcext:value-type="float">
            <text:p>0.0401400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006" calcext:value-type="float">
            <text:p>0.0401400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4007" calcext:value-type="float">
            <text:p>0.04014007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0.04014008" calcext:value-type="float">
            <text:p>0.0401400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4009" calcext:value-type="float">
            <text:p>0.04014009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0.0401401" calcext:value-type="float">
            <text:p>0.040140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4011" calcext:value-type="float">
            <text:p>0.04014011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4012" calcext:value-type="float">
            <text:p>0.04014012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0.04014013" calcext:value-type="float">
            <text:p>0.0401401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014" calcext:value-type="float">
            <text:p>0.04014014</text:p>
          </table:table-cell>
          <table:table-cell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0.04014015" calcext:value-type="float">
            <text:p>0.040140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.04014016" calcext:value-type="float">
            <text:p>0.04014016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04014017" calcext:value-type="float">
            <text:p>0.040140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04014018" calcext:value-type="float">
            <text:p>0.040140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019" calcext:value-type="float">
            <text:p>0.0401401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402" calcext:value-type="float">
            <text:p>0.0401402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0.04014021" calcext:value-type="float">
            <text:p>0.04014021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0.04014022" calcext:value-type="float">
            <text:p>0.04014022</text:p>
          </table:table-cell>
          <table:table-cell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float" office:value="0.04014023" calcext:value-type="float">
            <text:p>0.0401402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024" calcext:value-type="float">
            <text:p>0.04014024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0.04014025" calcext:value-type="float">
            <text:p>0.04014025</text:p>
          </table:table-cell>
          <table:table-cell office:value-type="float" office:value="382" calcext:value-type="float">
            <text:p>3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7:28:13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8T16:14:44.010000000</dc:date>
    <meta:editing-duration>PT6H22M3S</meta:editing-duration>
    <meta:editing-cycles>3</meta:editing-cycles>
    <meta:generator>LibreOffice/6.3.2.2$Windows_X86_64 LibreOffice_project/98b30e735bda24bc04ab42594c85f7fd8be07b9c</meta:generator>
    <meta:document-statistic meta:table-count="1" meta:cell-count="818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0.392cm" svg:height="18.846cm" xlink:href=".." xlink:type="simple" chart:class="chart:line" chart:style-name="ch1">
        <chart:legend chart:legend-position="end" svg:x="88.307cm" svg:y="9.124cm" style:legend-expansion="high" chart:style-name="ch2"/>
        <chart:plot-area chart:style-name="ch3" table:cell-range-address="'1.5MHz carrier wave 2'.A8:'1.5MHz carrier wave 2'.B500" chart:data-source-has-labels="both" svg:x="1.807cm" svg:y="0.376cm" svg:width="84.693cm" svg:height="18.094cm">
          <chartooo:coordinate-region svg:x="3.203cm" svg:y="0.376cm" svg:width="83.297cm" svg:height="16.111cm"/>
          <chart:axis chart:dimension="x" chart:name="primary-x" chart:style-name="ch4" chartooo:axis-type="auto">
            <chartooo:date-scale/>
            <chart:categories table:cell-range-address="'1.5MHz carrier wave 2'.A9:'1.5MHz carrier wave 2'.A5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.5MHz carrier wave 2'.B9:'1.5MHz carrier wave 2'.B500" chart:label-cell-address="'1.5MHz carrier wave 2'.B8:'1.5MHz carrier wave 2'.B8" chart:class="chart:line">
            <chart:data-point chart:repeated="4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83</text:p>
                <draw:g>
                  <svg:desc>'1.5MHz carrier wave 2'.B8:'1.5MHz carrier wave 2'.B8</svg:desc>
                </draw:g>
              </table:table-cell>
            </table:table-row>
          </table:table-header-rows>
          <table:table-rows>
            <table:table-row>
              <table:table-cell office:value-type="float" office:value="0.04009936">
                <text:p>0.04009936</text:p>
                <draw:g>
                  <svg:desc>'1.5MHz carrier wave 2'.A9:'1.5MHz carrier wave 2'.A500</svg:desc>
                </draw:g>
              </table:table-cell>
              <table:table-cell office:value-type="float" office:value="4095">
                <text:p>4095</text:p>
                <draw:g>
                  <svg:desc>'1.5MHz carrier wave 2'.B9:'1.5MHz carrier wave 2'.B500</svg:desc>
                </draw:g>
              </table:table-cell>
            </table:table-row>
            <table:table-row>
              <table:table-cell office:value-type="float" office:value="0.04009937">
                <text:p>0.04009937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09938">
                <text:p>0.040099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09939">
                <text:p>0.04009939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0994">
                <text:p>0.0400994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09941">
                <text:p>0.04009941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float" office:value="0.04009942">
                <text:p>0.04009942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09943">
                <text:p>0.04009943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09944">
                <text:p>0.04009944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float" office:value="0.04009945">
                <text:p>0.04009945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09946">
                <text:p>0.04009946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09947">
                <text:p>0.04009947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float" office:value="0.04009948">
                <text:p>0.04009948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09949">
                <text:p>0.04009949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0995">
                <text:p>0.0400995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09951">
                <text:p>0.04009951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09952">
                <text:p>0.04009952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float" office:value="0.04009953">
                <text:p>0.04009953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0.04009954">
                <text:p>0.04009954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0.04009955">
                <text:p>0.040099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09956">
                <text:p>0.04009956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0.04009957">
                <text:p>0.04009957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0.04009958">
                <text:p>0.04009958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float" office:value="0.04009959">
                <text:p>0.04009959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0.0400996">
                <text:p>0.0400996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float" office:value="0.04009961">
                <text:p>0.0400996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0.04009962">
                <text:p>0.04009962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0.04009963">
                <text:p>0.040099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09964">
                <text:p>0.0400996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0.04009965">
                <text:p>0.0400996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09966">
                <text:p>0.04009966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04009967">
                <text:p>0.04009967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0.04009968">
                <text:p>0.04009968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0.04009969">
                <text:p>0.0400996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0.0400997">
                <text:p>0.040099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09971">
                <text:p>0.0400997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float" office:value="0.04009972">
                <text:p>0.0400997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0.04009973">
                <text:p>0.0400997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0.04009974">
                <text:p>0.0400997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0.04009975">
                <text:p>0.0400997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09976">
                <text:p>0.04009976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09977">
                <text:p>0.0400997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0.04009978">
                <text:p>0.0400997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0.04009979">
                <text:p>0.0400997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0.0400998">
                <text:p>0.0400998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float" office:value="0.04009981">
                <text:p>0.040099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09982">
                <text:p>0.04009982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09983">
                <text:p>0.0400998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0.04009984">
                <text:p>0.04009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09985">
                <text:p>0.04009985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0.04009986">
                <text:p>0.0400998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0.04009987">
                <text:p>0.04009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09988">
                <text:p>0.040099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09989">
                <text:p>0.04009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0999">
                <text:p>0.04009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.04009991">
                <text:p>0.040099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0.04009992">
                <text:p>0.040099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04009993">
                <text:p>0.040099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09994">
                <text:p>0.0400999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09995">
                <text:p>0.0400999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0.04009996">
                <text:p>0.0400999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0.04009997">
                <text:p>0.0400999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04009998">
                <text:p>0.0400999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0.04009999">
                <text:p>0.0400999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">
                <text:p>0.040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0.04010001">
                <text:p>0.0401000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0.04010002">
                <text:p>0.0401000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0.04010003">
                <text:p>0.0401000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0.04010004">
                <text:p>0.0401000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0.04010005">
                <text:p>0.0401000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0006">
                <text:p>0.04010006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0007">
                <text:p>0.0401000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0.04010008">
                <text:p>0.04010008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0.04010009">
                <text:p>0.04010009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0.0401001">
                <text:p>0.0401001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0011">
                <text:p>0.04010011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0.04010012">
                <text:p>0.0401001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10013">
                <text:p>0.04010013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0.04010014">
                <text:p>0.04010014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0.04010015">
                <text:p>0.04010015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0.04010016">
                <text:p>0.04010016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0.04010017">
                <text:p>0.04010017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float" office:value="0.04010018">
                <text:p>0.04010018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0019">
                <text:p>0.04010019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002">
                <text:p>0.0401002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0021">
                <text:p>0.04010021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float" office:value="0.04010022">
                <text:p>0.0401002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0.04010023">
                <text:p>0.04010023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0.04010024">
                <text:p>0.04010024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0025">
                <text:p>0.04010025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0026">
                <text:p>0.04010026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float" office:value="0.04010027">
                <text:p>0.04010027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float" office:value="0.04010028">
                <text:p>0.04010028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float" office:value="0.04010029">
                <text:p>0.04010029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003">
                <text:p>0.0401003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0031">
                <text:p>0.04010031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0.04010032">
                <text:p>0.04010032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0033">
                <text:p>0.04010033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0.04010034">
                <text:p>0.0401003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0035">
                <text:p>0.04010035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10036">
                <text:p>0.04010036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0.04010037">
                <text:p>0.04010037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038">
                <text:p>0.0401003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039">
                <text:p>0.04010039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04">
                <text:p>0.0401004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0041">
                <text:p>0.040100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042">
                <text:p>0.04010042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0.04010043">
                <text:p>0.0401004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10044">
                <text:p>0.04010044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0.04010045">
                <text:p>0.04010045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float" office:value="0.04010046">
                <text:p>0.04010046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float" office:value="0.04010047">
                <text:p>0.04010047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float" office:value="0.04010048">
                <text:p>0.040100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0.04010049">
                <text:p>0.04010049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0.0401005">
                <text:p>0.0401005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0.04010051">
                <text:p>0.04010051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float" office:value="0.04010052">
                <text:p>0.04010052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0.04010053">
                <text:p>0.04010053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0.04010054">
                <text:p>0.04010054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float" office:value="0.04010055">
                <text:p>0.04010055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0.04010056">
                <text:p>0.04010056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0057">
                <text:p>0.04010057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0.04010058">
                <text:p>0.04010058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0.04010059">
                <text:p>0.0401005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0.0401006">
                <text:p>0.0401006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0.04010061">
                <text:p>0.0401006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float" office:value="0.04010062">
                <text:p>0.04010062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float" office:value="0.04010063">
                <text:p>0.04010063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0.04010064">
                <text:p>0.04010064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0.04010065">
                <text:p>0.04010065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0.04010066">
                <text:p>0.0401006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067">
                <text:p>0.0401006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04010068">
                <text:p>0.04010068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0.04010069">
                <text:p>0.0401006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007">
                <text:p>0.0401007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0.04010071">
                <text:p>0.0401007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0072">
                <text:p>0.0401007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0073">
                <text:p>0.04010073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0.04010074">
                <text:p>0.0401007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0.04010075">
                <text:p>0.0401007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0.04010076">
                <text:p>0.0401007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0077">
                <text:p>0.04010077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float" office:value="0.04010078">
                <text:p>0.0401007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0.04010079">
                <text:p>0.0401007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0.0401008">
                <text:p>0.040100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0.04010081">
                <text:p>0.040100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0.04010082">
                <text:p>0.040100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0.04010083">
                <text:p>0.04010083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0.04010084">
                <text:p>0.04010084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0.04010085">
                <text:p>0.0401008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0.04010086">
                <text:p>0.040100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4010087">
                <text:p>0.0401008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0.04010088">
                <text:p>0.04010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0089">
                <text:p>0.040100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009">
                <text:p>0.0401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.04010091">
                <text:p>0.040100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04010092">
                <text:p>0.040100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0093">
                <text:p>0.0401009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0.04010094">
                <text:p>0.040100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0095">
                <text:p>0.0401009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0096">
                <text:p>0.0401009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0.04010097">
                <text:p>0.0401009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0.04010098">
                <text:p>0.0401009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0.04010099">
                <text:p>0.0401009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01">
                <text:p>0.04010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0101">
                <text:p>0.040101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0.04010102">
                <text:p>0.0401010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0.04010103">
                <text:p>0.0401010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0.04010104">
                <text:p>0.04010104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0.04010105">
                <text:p>0.0401010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0.04010106">
                <text:p>0.04010106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float" office:value="0.04010107">
                <text:p>0.04010107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0108">
                <text:p>0.04010108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float" office:value="0.04010109">
                <text:p>0.04010109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float" office:value="0.0401011">
                <text:p>0.0401011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04010111">
                <text:p>0.0401011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0.04010112">
                <text:p>0.0401011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10113">
                <text:p>0.0401011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10114">
                <text:p>0.04010114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0.04010115">
                <text:p>0.0401011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float" office:value="0.04010116">
                <text:p>0.04010116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float" office:value="0.04010117">
                <text:p>0.04010117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0.04010118">
                <text:p>0.04010118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float" office:value="0.04010119">
                <text:p>0.04010119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012">
                <text:p>0.0401012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0.04010121">
                <text:p>0.04010121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0122">
                <text:p>0.0401012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0123">
                <text:p>0.04010123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float" office:value="0.04010124">
                <text:p>0.04010124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0.04010125">
                <text:p>0.04010125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0126">
                <text:p>0.04010126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0127">
                <text:p>0.04010127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0.04010128">
                <text:p>0.04010128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float" office:value="0.04010129">
                <text:p>0.04010129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float" office:value="0.0401013">
                <text:p>0.0401013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float" office:value="0.04010131">
                <text:p>0.040101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132">
                <text:p>0.04010132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0.04010133">
                <text:p>0.04010133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0.04010134">
                <text:p>0.04010134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0.04010135">
                <text:p>0.04010135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0136">
                <text:p>0.04010136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137">
                <text:p>0.04010137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0138">
                <text:p>0.04010138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139">
                <text:p>0.04010139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14">
                <text:p>0.0401014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141">
                <text:p>0.04010141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0142">
                <text:p>0.04010142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0143">
                <text:p>0.04010143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0.04010144">
                <text:p>0.04010144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0.04010145">
                <text:p>0.04010145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0.04010146">
                <text:p>0.04010146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0147">
                <text:p>0.04010147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float" office:value="0.04010148">
                <text:p>0.040101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0.04010149">
                <text:p>0.04010149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0.0401015">
                <text:p>0.0401015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10151">
                <text:p>0.04010151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0.04010152">
                <text:p>0.04010152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0.04010153">
                <text:p>0.04010153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float" office:value="0.04010154">
                <text:p>0.04010154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float" office:value="0.04010155">
                <text:p>0.04010155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float" office:value="0.04010156">
                <text:p>0.04010156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0157">
                <text:p>0.04010157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0158">
                <text:p>0.04010158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float" office:value="0.04010159">
                <text:p>0.04010159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0.0401016">
                <text:p>0.0401016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0.04010161">
                <text:p>0.04010161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0.04010162">
                <text:p>0.04010162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float" office:value="0.04010163">
                <text:p>0.0401016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0.04010164">
                <text:p>0.04010164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0.04010165">
                <text:p>0.04010165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0166">
                <text:p>0.0401016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0.04010167">
                <text:p>0.04010167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float" office:value="0.04010168">
                <text:p>0.04010168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0.04010169">
                <text:p>0.04010169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0401017">
                <text:p>0.040101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0171">
                <text:p>0.04010171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0172">
                <text:p>0.0401017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0.04010173">
                <text:p>0.04010173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0.04010174">
                <text:p>0.0401017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0.04010175">
                <text:p>0.0401017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float" office:value="0.04010176">
                <text:p>0.0401017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0.04010177">
                <text:p>0.0401017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0.04010178">
                <text:p>0.0401017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0.04010179">
                <text:p>0.0401017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0.0401018">
                <text:p>0.040101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04010181">
                <text:p>0.04010181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0.04010182">
                <text:p>0.040101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0.04010183">
                <text:p>0.04010183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0.04010184">
                <text:p>0.04010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0.04010185">
                <text:p>0.040101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0186">
                <text:p>0.04010186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0.04010187">
                <text:p>0.04010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4010188">
                <text:p>0.04010188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0.04010189">
                <text:p>0.04010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019">
                <text:p>0.04010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0191">
                <text:p>0.040101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4010192">
                <text:p>0.040101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04010193">
                <text:p>0.0401019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0.04010194">
                <text:p>0.0401019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0.04010195">
                <text:p>0.0401019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0.04010196">
                <text:p>0.0401019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0.04010197">
                <text:p>0.0401019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0.04010198">
                <text:p>0.0401019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0.04010199">
                <text:p>0.040101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0.040102">
                <text:p>0.04010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0.04010201">
                <text:p>0.0401020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0.04010202">
                <text:p>0.0401020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04010203">
                <text:p>0.04010203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float" office:value="0.04010204">
                <text:p>0.0401020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0.04010205">
                <text:p>0.04010205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float" office:value="0.04010206">
                <text:p>0.04010206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0.04010207">
                <text:p>0.0401020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0.04010208">
                <text:p>0.04010208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0209">
                <text:p>0.0401020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float" office:value="0.0401021">
                <text:p>0.040102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0.04010211">
                <text:p>0.04010211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04010212">
                <text:p>0.0401021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0.04010213">
                <text:p>0.0401021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10214">
                <text:p>0.040102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215">
                <text:p>0.04010215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0.04010216">
                <text:p>0.04010216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float" office:value="0.04010217">
                <text:p>0.04010217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float" office:value="0.04010218">
                <text:p>0.04010218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0.04010219">
                <text:p>0.04010219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0.0401022">
                <text:p>0.0401022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0.04010221">
                <text:p>0.04010221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float" office:value="0.04010222">
                <text:p>0.04010222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223">
                <text:p>0.04010223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0.04010224">
                <text:p>0.04010224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0225">
                <text:p>0.0401022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float" office:value="0.04010226">
                <text:p>0.0401022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0227">
                <text:p>0.04010227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0228">
                <text:p>0.04010228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0.04010229">
                <text:p>0.04010229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023">
                <text:p>0.0401023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0.04010231">
                <text:p>0.04010231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0232">
                <text:p>0.04010232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0.04010233">
                <text:p>0.04010233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234">
                <text:p>0.0401023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0.04010235">
                <text:p>0.04010235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0236">
                <text:p>0.04010236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237">
                <text:p>0.04010237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0.04010238">
                <text:p>0.0401023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0239">
                <text:p>0.0401023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24">
                <text:p>0.0401024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0241">
                <text:p>0.040102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242">
                <text:p>0.04010242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243">
                <text:p>0.04010243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0244">
                <text:p>0.04010244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245">
                <text:p>0.04010245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0.04010246">
                <text:p>0.04010246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0.04010247">
                <text:p>0.04010247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0.04010248">
                <text:p>0.04010248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float" office:value="0.04010249">
                <text:p>0.04010249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float" office:value="0.0401025">
                <text:p>0.0401025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10251">
                <text:p>0.04010251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10252">
                <text:p>0.04010252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253">
                <text:p>0.04010253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10254">
                <text:p>0.04010254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float" office:value="0.04010255">
                <text:p>0.0401025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0.04010256">
                <text:p>0.04010256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0.04010257">
                <text:p>0.04010257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0258">
                <text:p>0.04010258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0.04010259">
                <text:p>0.04010259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026">
                <text:p>0.0401026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float" office:value="0.04010261">
                <text:p>0.04010261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0.04010262">
                <text:p>0.04010262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0.04010263">
                <text:p>0.04010263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0.04010264">
                <text:p>0.0401026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04010265">
                <text:p>0.04010265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0.04010266">
                <text:p>0.04010266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0.04010267">
                <text:p>0.04010267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0.04010268">
                <text:p>0.04010268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float" office:value="0.04010269">
                <text:p>0.04010269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0.0401027">
                <text:p>0.040102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04010271">
                <text:p>0.04010271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0.04010272">
                <text:p>0.0401027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0273">
                <text:p>0.04010273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float" office:value="0.04010274">
                <text:p>0.0401027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0.04010275">
                <text:p>0.0401027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0.04010276">
                <text:p>0.04010276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float" office:value="0.04010277">
                <text:p>0.0401027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0278">
                <text:p>0.04010278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0279">
                <text:p>0.0401027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0.0401028">
                <text:p>0.040102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0.04010281">
                <text:p>0.0401028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04010282">
                <text:p>0.04010282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float" office:value="0.04010283">
                <text:p>0.0401028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0284">
                <text:p>0.04010284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0.04010285">
                <text:p>0.040102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0.04010286">
                <text:p>0.040102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0287">
                <text:p>0.04010287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0.04010288">
                <text:p>0.04010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04010289">
                <text:p>0.040102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0.0401029">
                <text:p>0.040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04010291">
                <text:p>0.040102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0292">
                <text:p>0.04010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4010293">
                <text:p>0.0401029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0.04010294">
                <text:p>0.0401029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0.04010295">
                <text:p>0.0401029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0296">
                <text:p>0.0401029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0297">
                <text:p>0.04010297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0.04010298">
                <text:p>0.0401029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0.04010299">
                <text:p>0.0401029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040103">
                <text:p>0.04010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0.04010301">
                <text:p>0.0401030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0302">
                <text:p>0.0401030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0.04010303">
                <text:p>0.0401030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04010304">
                <text:p>0.04010304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0305">
                <text:p>0.0401030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0.04010306">
                <text:p>0.0401030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0.04010307">
                <text:p>0.0401030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0308">
                <text:p>0.04010308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float" office:value="0.04010309">
                <text:p>0.0401030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0.0401031">
                <text:p>0.040103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0.04010311">
                <text:p>0.04010311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float" office:value="0.04010312">
                <text:p>0.0401031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0.04010313">
                <text:p>0.04010313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0.04010314">
                <text:p>0.0401031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10315">
                <text:p>0.04010315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float" office:value="0.04010316">
                <text:p>0.04010316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0.04010317">
                <text:p>0.0401031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float" office:value="0.04010318">
                <text:p>0.04010318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float" office:value="0.04010319">
                <text:p>0.04010319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0.0401032">
                <text:p>0.0401032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0321">
                <text:p>0.04010321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0322">
                <text:p>0.04010322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0323">
                <text:p>0.04010323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float" office:value="0.04010324">
                <text:p>0.04010324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0.04010325">
                <text:p>0.04010325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0326">
                <text:p>0.04010326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0327">
                <text:p>0.0401032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0328">
                <text:p>0.04010328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float" office:value="0.04010329">
                <text:p>0.04010329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float" office:value="0.0401033">
                <text:p>0.0401033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0331">
                <text:p>0.04010331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0332">
                <text:p>0.04010332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0333">
                <text:p>0.04010333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0.04010334">
                <text:p>0.04010334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0335">
                <text:p>0.04010335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0336">
                <text:p>0.04010336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0337">
                <text:p>0.04010337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10338">
                <text:p>0.04010338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0.04010339">
                <text:p>0.04010339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34">
                <text:p>0.0401034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0.04010341">
                <text:p>0.040103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342">
                <text:p>0.04010342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0343">
                <text:p>0.04010343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0344">
                <text:p>0.04010344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float" office:value="0.04010345">
                <text:p>0.04010345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10346">
                <text:p>0.04010346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0347">
                <text:p>0.04010347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0.04010348">
                <text:p>0.04010348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0349">
                <text:p>0.04010349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035">
                <text:p>0.0401035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0.04010351">
                <text:p>0.04010351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10352">
                <text:p>0.04010352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0.04010353">
                <text:p>0.04010353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0354">
                <text:p>0.04010354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10355">
                <text:p>0.04010355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float" office:value="0.04010356">
                <text:p>0.04010356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0.04010357">
                <text:p>0.04010357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0.04010358">
                <text:p>0.0401035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0.04010359">
                <text:p>0.04010359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0.0401036">
                <text:p>0.0401036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0361">
                <text:p>0.04010361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0.04010362">
                <text:p>0.04010362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0.04010363">
                <text:p>0.04010363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float" office:value="0.04010364">
                <text:p>0.04010364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0.04010365">
                <text:p>0.04010365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0.04010366">
                <text:p>0.04010366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0.04010367">
                <text:p>0.04010367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0.04010368">
                <text:p>0.0401036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0.04010369">
                <text:p>0.0401036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0401037">
                <text:p>0.040103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0.04010371">
                <text:p>0.0401037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0.04010372">
                <text:p>0.04010372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0.04010373">
                <text:p>0.0401037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0374">
                <text:p>0.0401037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0.04010375">
                <text:p>0.04010375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0.04010376">
                <text:p>0.0401037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0.04010377">
                <text:p>0.0401037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0.04010378">
                <text:p>0.0401037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0379">
                <text:p>0.04010379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038">
                <text:p>0.040103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0.04010381">
                <text:p>0.040103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0.04010382">
                <text:p>0.0401038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0.04010383">
                <text:p>0.0401038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0.04010384">
                <text:p>0.0401038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0385">
                <text:p>0.0401038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0.04010386">
                <text:p>0.0401038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0.04010387">
                <text:p>0.040103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04010388">
                <text:p>0.04010388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float" office:value="0.04010389">
                <text:p>0.0401038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0.0401039">
                <text:p>0.0401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0391">
                <text:p>0.04010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0392">
                <text:p>0.040103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0393">
                <text:p>0.04010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04010394">
                <text:p>0.040103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0395">
                <text:p>0.040103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04010396">
                <text:p>0.0401039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0397">
                <text:p>0.040103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0398">
                <text:p>0.04010398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0.04010399">
                <text:p>0.0401039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0.040104">
                <text:p>0.04010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04010401">
                <text:p>0.0401040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0.04010402">
                <text:p>0.0401040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0403">
                <text:p>0.04010403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float" office:value="0.04010404">
                <text:p>0.0401040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0.04010405">
                <text:p>0.0401040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0.04010406">
                <text:p>0.04010406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0.04010407">
                <text:p>0.0401040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0.04010408">
                <text:p>0.0401040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0409">
                <text:p>0.04010409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041">
                <text:p>0.0401041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0.04010411">
                <text:p>0.04010411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0.04010412">
                <text:p>0.0401041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04010413">
                <text:p>0.0401041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0414">
                <text:p>0.04010414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0.04010415">
                <text:p>0.0401041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0.04010416">
                <text:p>0.04010416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0.04010417">
                <text:p>0.04010417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float" office:value="0.04010418">
                <text:p>0.04010418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0.04010419">
                <text:p>0.04010419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0.0401042">
                <text:p>0.0401042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float" office:value="0.04010421">
                <text:p>0.04010421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0422">
                <text:p>0.04010422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0.04010423">
                <text:p>0.04010423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0424">
                <text:p>0.04010424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0425">
                <text:p>0.0401042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0.04010426">
                <text:p>0.04010426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float" office:value="0.04010427">
                <text:p>0.04010427</text:p>
              </table:table-cell>
              <table:table-cell office:value-type="float" office:value="3417">
                <text:p>3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